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52000004B2FEE63B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OpenSymbol" svg:font-family="Open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Tahoma1" svg:font-family="Tahoma"/>
    <style:font-face style:name="arial" svg:font-family="arial" style:font-adornments="Italique gras"/>
    <style:font-face style:name="Courier New2" svg:font-family="'Courier New'" style:font-family-generic="modern"/>
    <style:font-face style:name="Monospace" svg:font-family="Monospace" style:font-pitch="fixed"/>
    <style:font-face style:name="Courier" svg:font-family="Courier" style:font-family-generic="modern" style:font-pitch="fixed"/>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Luxi Sans" svg:font-family="'Luxi Sans'"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Bitstream Vera Sans3" svg:font-family="'Bitstream Vera Sans'" style:font-family-generic="roman" style:font-pitch="variable"/>
    <style:font-face style:name="Bitstream Vera Serif2" svg:font-family="'Bitstream Vera Serif'"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infos_5f_generales" style:display-name="infos_generales" style:family="table">
      <style:table-properties style:width="17cm" table:align="margins"/>
    </style:style>
    <style:style style:name="infos_5f_generales.A" style:display-name="infos_generales.A" style:family="table-column">
      <style:table-column-properties style:column-width="6.839cm" style:rel-column-width="26360*"/>
    </style:style>
    <style:style style:name="infos_5f_generales.B" style:display-name="infos_generales.B" style:family="table-column">
      <style:table-column-properties style:column-width="10.162cm" style:rel-column-width="39175*"/>
    </style:style>
    <style:style style:name="infos_5f_generales.A1" style:display-name="infos_generales.A1" style:family="table-cell">
      <style:table-cell-properties fo:padding="0.097cm" fo:border="none"/>
    </style:style>
    <style:style style:name="Tableau1" style:family="table">
      <style:table-properties style:width="17cm" table:align="margins"/>
    </style:style>
    <style:style style:name="Tableau1.A" style:family="table-column">
      <style:table-column-properties style:column-width="6.832cm" style:rel-column-width="26333*"/>
    </style:style>
    <style:style style:name="Tableau1.B" style:family="table-column">
      <style:table-column-properties style:column-width="10.169cm" style:rel-column-width="39202*"/>
    </style:style>
    <style:style style:name="Tableau1.A1" style:family="table-cell">
      <style:table-cell-properties fo:padding="0.097cm" fo:border="none"/>
    </style:style>
    <style:style style:name="auteur_5f_1" style:display-name="auteur_1" style:family="table">
      <style:table-properties style:width="17cm" table:align="margins" fo:keep-with-next="auto" style:may-break-between-rows="true"/>
    </style:style>
    <style:style style:name="auteur_5f_1.A" style:display-name="auteur_1.A" style:family="table-column">
      <style:table-column-properties style:column-width="6.248cm" style:rel-column-width="24082*"/>
    </style:style>
    <style:style style:name="auteur_5f_1.B" style:display-name="auteur_1.B" style:family="table-column">
      <style:table-column-properties style:column-width="10.753cm" style:rel-column-width="41453*"/>
    </style:style>
    <style:style style:name="auteur_5f_2" style:display-name="auteur_2" style:family="table">
      <style:table-properties style:width="17cm" table:align="margins"/>
    </style:style>
    <style:style style:name="auteur_5f_2.A" style:display-name="auteur_2.A" style:family="table-column">
      <style:table-column-properties style:column-width="6.248cm" style:rel-column-width="24082*"/>
    </style:style>
    <style:style style:name="auteur_5f_2.B" style:display-name="auteur_2.B" style:family="table-column">
      <style:table-column-properties style:column-width="10.753cm" style:rel-column-width="41453*"/>
    </style:style>
    <style:style style:name="auteur_5f_3" style:display-name="auteur_3" style:family="table">
      <style:table-properties style:width="17cm" table:align="margins"/>
    </style:style>
    <style:style style:name="auteur_5f_3.A" style:display-name="auteur_3.A" style:family="table-column">
      <style:table-column-properties style:column-width="6.248cm" style:rel-column-width="24082*"/>
    </style:style>
    <style:style style:name="auteur_5f_3.B" style:display-name="auteur_3.B" style:family="table-column">
      <style:table-column-properties style:column-width="10.753cm" style:rel-column-width="41453*"/>
    </style:style>
    <style:style style:name="organisme_5f_auteur_5f_1" style:display-name="organisme_auteur_1" style:family="table">
      <style:table-properties style:width="17cm" table:align="margins"/>
    </style:style>
    <style:style style:name="organisme_5f_auteur_5f_1.A" style:display-name="organisme_auteur_1.A" style:family="table-column">
      <style:table-column-properties style:column-width="4.96cm" style:rel-column-width="19122*"/>
    </style:style>
    <style:style style:name="organisme_5f_auteur_5f_1.B" style:display-name="organisme_auteur_1.B" style:family="table-column">
      <style:table-column-properties style:column-width="12.04cm" style:rel-column-width="46413*"/>
    </style:style>
    <style:style style:name="organisme_5f_auteur_5f_1.A1" style:display-name="organisme_auteur_1.A1" style:family="table-cell">
      <style:table-cell-properties fo:background-color="transparent" fo:padding="0.097cm" fo:border="none">
        <style:background-image/>
      </style:table-cell-properties>
    </style:style>
    <style:style style:name="organisme_5f_auteur_5f_1.A2" style:display-name="organisme_auteur_1.A2" style:family="table-cell">
      <style:table-cell-properties fo:padding="0.097cm" fo:border="none"/>
    </style:style>
    <style:style style:name="organisme_5f_commanditaire_5f_1" style:display-name="organisme_commanditaire_1" style:family="table">
      <style:table-properties style:width="17cm" table:align="margins"/>
    </style:style>
    <style:style style:name="organisme_5f_commanditaire_5f_1.A" style:display-name="organisme_commanditaire_1.A" style:family="table-column">
      <style:table-column-properties style:column-width="4.96cm" style:rel-column-width="19124*"/>
    </style:style>
    <style:style style:name="organisme_5f_commanditaire_5f_1.B" style:display-name="organisme_commanditaire_1.B" style:family="table-column">
      <style:table-column-properties style:column-width="12.04cm" style:rel-column-width="46411*"/>
    </style:style>
    <style:style style:name="organisme_5f_commanditaire_5f_1.A1" style:display-name="organisme_commanditaire_1.A1" style:family="table-cell">
      <style:table-cell-properties fo:background-color="transparent" fo:padding="0.097cm" fo:border="none">
        <style:background-image/>
      </style:table-cell-properties>
    </style:style>
    <style:style style:name="organisme_5f_commanditaire_5f_1.A2" style:display-name="organisme_commanditaire_1.A2" style:family="table-cell">
      <style:table-cell-properties fo:padding="0.097cm" fo:border="none"/>
    </style:style>
    <style:style style:name="organisme_5f_commanditaire_5f_2" style:display-name="organisme_commanditaire_2" style:family="table">
      <style:table-properties style:width="17cm" table:align="margins"/>
    </style:style>
    <style:style style:name="organisme_5f_commanditaire_5f_2.A" style:display-name="organisme_commanditaire_2.A" style:family="table-column">
      <style:table-column-properties style:column-width="4.96cm" style:rel-column-width="19124*"/>
    </style:style>
    <style:style style:name="organisme_5f_commanditaire_5f_2.B" style:display-name="organisme_commanditaire_2.B" style:family="table-column">
      <style:table-column-properties style:column-width="12.04cm" style:rel-column-width="46411*"/>
    </style:style>
    <style:style style:name="organisme_5f_commanditaire_5f_2.A1" style:display-name="organisme_commanditaire_2.A1" style:family="table-cell">
      <style:table-cell-properties fo:padding="0.097cm" fo:border="none"/>
    </style:style>
    <style:style style:name="P1" style:family="paragraph" style:parent-style-name="Pubdate" style:master-page-name="page_5f_titre">
      <style:paragraph-properties fo:text-align="end" style:justify-single-word="false"/>
    </style:style>
    <style:style style:name="P2" style:family="paragraph" style:parent-style-name="Author">
      <style:paragraph-properties fo:text-align="end" style:justify-single-word="false"/>
    </style:style>
    <style:style style:name="P3" style:family="paragraph" style:parent-style-name="Pubdate">
      <style:paragraph-properties fo:text-align="end" style:justify-single-word="false"/>
    </style:style>
    <style:style style:name="P4" style:family="paragraph" style:parent-style-name="Champ_20_Titre_20_Date">
      <style:paragraph-properties fo:text-align="end" style:justify-single-word="false"/>
    </style:style>
    <style:style style:name="P5" style:family="paragraph" style:parent-style-name="Section_20_Title" style:master-page-name="page_5f_bordereau">
      <style:paragraph-properties fo:text-align="end" style:justify-single-word="false"/>
    </style:style>
    <style:style style:name="P6" style:family="paragraph" style:parent-style-name="Text_20_body">
      <style:paragraph-properties fo:text-align="end" style:justify-single-word="false"/>
      <style:text-properties style:font-name="Bitstream Vera Sans2" fo:font-size="10pt" fo:font-style="italic" style:font-size-asian="10pt" style:font-style-asian="italic" style:font-size-complex="10pt" style:font-style-complex="italic"/>
    </style:style>
    <style:style style:name="P7" style:family="paragraph" style:parent-style-name="bordereau_5f_Para">
      <style:text-properties fo:language="en" fo:country="US"/>
    </style:style>
    <style:style style:name="P8" style:family="paragraph" style:parent-style-name="Bordereau_5f_titre" style:master-page-name="page_5f_bordereau"/>
    <style:style style:name="P9" style:family="paragraph" style:parent-style-name="bordereau_5f_Para">
      <style:text-properties fo:font-weight="bold" style:font-weight-asian="bold" style:font-weight-complex="bold"/>
    </style:style>
    <style:style style:name="P10" style:family="paragraph" style:parent-style-name="bordereau_5f_Para">
      <style:paragraph-properties fo:text-align="start" style:justify-single-word="false"/>
      <style:text-properties fo:font-weight="bold" style:font-weight-asian="bold" style:font-weight-complex="bold"/>
    </style:style>
    <style:style style:name="P11" style:family="paragraph" style:parent-style-name="bordereau_5f_Para">
      <style:paragraph-properties fo:text-align="start" style:justify-single-word="false"/>
    </style:style>
    <style:style style:name="P12" style:family="paragraph" style:parent-style-name="bordereau_5f_Para">
      <style:paragraph-properties fo:text-align="start" style:justify-single-word="false"/>
      <style:text-properties fo:font-weight="normal"/>
    </style:style>
    <style:style style:name="P13" style:family="paragraph" style:parent-style-name="Bordereau_5f_titre">
      <style:paragraph-properties fo:break-before="page"/>
    </style:style>
    <style:style style:name="P14" style:family="paragraph" style:parent-style-name="bordereau_5f_Para">
      <style:text-properties fo:font-weight="normal"/>
    </style:style>
    <style:style style:name="P15" style:family="paragraph" style:parent-style-name="Standard">
      <style:paragraph-properties fo:text-align="start" style:justify-single-word="false"/>
      <style:text-properties fo:font-weight="normal"/>
    </style:style>
    <style:style style:name="P16" style:family="paragraph" style:parent-style-name="Standard">
      <style:paragraph-properties fo:text-align="start" style:justify-single-word="false"/>
      <style:text-properties fo:font-weight="bold"/>
    </style:style>
    <style:style style:name="P17" style:family="paragraph" style:parent-style-name="Standard">
      <style:paragraph-properties fo:text-align="start" style:justify-single-word="false"/>
    </style:style>
    <style:style style:name="P18" style:family="paragraph" style:parent-style-name="Preface_20_Title" style:master-page-name="Standard">
      <style:paragraph-properties fo:break-before="page"/>
    </style:style>
    <style:style style:name="P19" style:family="paragraph" style:parent-style-name="Standard">
      <style:paragraph-properties fo:text-align="start" style:justify-single-word="false"/>
      <style:text-properties fo:font-weight="normal" style:font-weight-asian="normal" style:font-weight-complex="normal"/>
    </style:style>
    <style:style style:name="P20" style:family="paragraph" style:parent-style-name="Section_20_Title" style:master-page-name="page_5f_sommair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Contents_20_4">
      <style:paragraph-properties>
        <style:tab-stops>
          <style:tab-stop style:position="15.501cm" style:type="right" style:leader-style="dotted" style:leader-text="."/>
        </style:tab-stops>
      </style:paragraph-properties>
    </style:style>
    <style:style style:name="P25" style:family="paragraph" style:parent-style-name="Heading_20_1" style:master-page-name="Standard"/>
    <style:style style:name="P26" style:family="paragraph" style:parent-style-name="Text_20_body">
      <style:text-properties fo:color="#0000ff" fo:font-style="normal" fo:font-weight="normal" style:font-style-asian="normal" style:font-weight-asian="normal" style:font-style-complex="normal" style:font-weight-complex="normal"/>
    </style:style>
    <style:style style:name="P27" style:family="paragraph">
      <style:paragraph-properties fo:margin-left="0cm" fo:margin-right="0cm" fo:margin-top="0cm" fo:margin-bottom="0cm" fo:line-height="100%" fo:text-align="center" text:enable-numbering="false" fo:text-indent="0cm"/>
    </style:style>
    <style:style style:name="P28"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3" fo:font-size="8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29" style:family="paragraph">
      <style:paragraph-properties fo:margin-left="0cm" fo:margin-right="0cm" fo:margin-top="0cm" fo:margin-bottom="0cm" fo:line-height="100%" text:enable-numbering="false" fo:text-indent="0cm"/>
    </style:style>
    <style:style style:name="P30"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Bitstream Vera Sans3" fo:font-size="12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31" style:family="paragraph" style:parent-style-name="Text_20_body">
      <style:text-properties fo:color="#0000ff"/>
    </style:style>
    <style:style style:name="P32" style:family="paragraph" style:parent-style-name="Text_20_body">
      <style:text-properties style:use-window-font-color="true"/>
    </style:style>
    <style:style style:name="P33" style:family="paragraph" style:parent-style-name="Text_20_body" style:list-style-name="L2"/>
    <style:style style:name="P34" style:family="paragraph" style:parent-style-name="Illustration">
      <style:paragraph-properties fo:text-align="center" style:justify-single-word="false"/>
    </style:style>
    <style:style style:name="P35" style:family="paragraph" style:parent-style-name="Text_20_body">
      <style:paragraph-properties>
        <style:tab-stops>
          <style:tab-stop style:position="0.727cm"/>
          <style:tab-stop style:position="1.499cm"/>
          <style:tab-stop style:position="2.247cm"/>
          <style:tab-stop style:position="2.997cm"/>
          <style:tab-stop style:position="3.747cm"/>
          <style:tab-stop style:position="4.496cm"/>
        </style:tab-stops>
      </style:paragraph-properties>
      <style:text-properties style:font-name="Courier"/>
    </style:style>
    <style:style style:name="P36" style:family="paragraph" style:parent-style-name="Text_20_body">
      <style:paragraph-properties>
        <style:tab-stops>
          <style:tab-stop style:position="0.727cm"/>
          <style:tab-stop style:position="1.499cm"/>
          <style:tab-stop style:position="2.247cm"/>
          <style:tab-stop style:position="2.997cm"/>
          <style:tab-stop style:position="3.747cm"/>
          <style:tab-stop style:position="4.496cm"/>
        </style:tab-stops>
      </style:paragraph-properties>
      <style:text-properties style:font-name="Courier" fo:font-weight="normal" style:font-weight-asian="normal" style:font-weight-complex="normal"/>
    </style:style>
    <style:style style:name="P37" style:family="paragraph" style:parent-style-name="Text_20_body">
      <style:text-properties style:font-name="Courier"/>
    </style:style>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5">
      <style:paragraph-properties fo:margin-left="1.251cm" fo:margin-right="0cm" fo:text-indent="0cm" style:auto-text-indent="false"/>
    </style:style>
    <style:style style:name="P41" style:family="paragraph" style:parent-style-name="Text_20_body" style:list-style-name="L6">
      <style:paragraph-properties fo:margin-left="1.251cm" fo:margin-right="0cm" fo:text-indent="0cm" style:auto-text-indent="false"/>
    </style:style>
    <style:style style:name="P42" style:family="paragraph" style:parent-style-name="Text_20_body" style:list-style-name="L7"/>
    <style:style style:name="P43" style:family="paragraph" style:parent-style-name="Text_20_body">
      <style:paragraph-properties fo:margin-left="0cm" fo:margin-right="0cm" fo:text-indent="0cm" style:auto-text-indent="false"/>
    </style:style>
    <style:style style:name="P44" style:family="paragraph" style:parent-style-name="Text_20_body" style:list-style-name="L8"/>
    <style:style style:name="P45" style:family="paragraph" style:parent-style-name="Text_20_body" style:list-style-name="L9"/>
    <style:style style:name="P46" style:family="paragraph" style:parent-style-name="Text_20_body" style:list-style-name="L10"/>
    <style:style style:name="P47" style:family="paragraph" style:parent-style-name="Text_20_body" style:list-style-name="L11"/>
    <style:style style:name="P48" style:family="paragraph" style:parent-style-name="Text_20_body" style:list-style-name="L12"/>
    <style:style style:name="P49" style:family="paragraph" style:parent-style-name="Text_20_body" style:list-style-name="L13"/>
    <style:style style:name="P50" style:family="paragraph" style:parent-style-name="Text_20_body">
      <style:text-properties fo:font-weight="bold" style:font-weight-asian="bold" style:font-weight-complex="bold"/>
    </style:style>
    <style:style style:name="P51" style:family="paragraph" style:parent-style-name="Text_20_body" style:list-style-name="L14"/>
    <style:style style:name="P52" style:family="paragraph" style:parent-style-name="Text_20_body" style:list-style-name="L15"/>
    <style:style style:name="P53" style:family="paragraph" style:parent-style-name="Text_20_body">
      <style:text-properties fo:color="#0000ff" fo:font-style="normal" style:font-style-asian="normal" style:font-style-complex="normal"/>
    </style:style>
    <style:style style:name="P54" style:family="paragraph" style:parent-style-name="Text_20_body" style:list-style-name="L16"/>
    <style:style style:name="P5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3" fo:font-size="10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56" style:family="paragraph">
      <style:paragraph-properties fo:margin-left="0cm" fo:margin-right="0cm" fo:margin-top="0cm" fo:margin-bottom="0cm" fo:line-height="100%" fo:text-align="center" text:enable-numbering="false" fo:text-indent="0cm"/>
      <style:text-properties fo:color="#00ff00" style:text-outline="false" style:text-line-through-style="none" style:font-name="Bitstream Vera Sans3" fo:font-size="10pt" fo:font-style="normal" fo:text-shadow="none" style:text-underline-style="none" fo:font-weight="bold"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57" style:family="paragraph" style:parent-style-name="Text_20_body" style:list-style-name="L17"/>
    <style:style style:name="P58" style:family="paragraph" style:parent-style-name="Text_20_body" style:list-style-name="L18"/>
    <style:style style:name="P59" style:family="paragraph" style:parent-style-name="Text_20_body">
      <style:paragraph-properties fo:margin-left="1.251cm" fo:margin-right="0cm" fo:text-indent="0cm" style:auto-text-indent="false"/>
    </style:style>
    <style:style style:name="P60" style:family="paragraph" style:parent-style-name="Text_20_body" style:list-style-name="L19"/>
    <style:style style:name="P61" style:family="paragraph" style:parent-style-name="Section_20_Title" style:master-page-name="Standard"/>
    <style:style style:name="P62" style:family="paragraph" style:parent-style-name="Glossary_20_Title" style:master-page-name="Standard">
      <style:paragraph-properties fo:break-before="page"/>
    </style:style>
    <style:style style:name="P63" style:family="paragraph" style:parent-style-name="Section_20_Title" style:master-page-name="Standard">
      <style:paragraph-properties fo:break-before="page"/>
    </style:style>
    <style:style style:name="T1" style:family="text" style:parent-style-name="Strong_20_Emphasis">
      <style:text-properties fo:font-weight="normal" style:font-weight-asian="normal" style:font-weight-complex="normal"/>
    </style:style>
    <style:style style:name="T2" style:family="text" style:parent-style-name="Strong_20_Emphasis">
      <style:text-properties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style:use-window-font-color="true" style:text-outline="false" style:text-line-through-style="none" style:font-name="Bitstream Vera Sans3" fo:font-size="8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5" style:family="text">
      <style:text-properties style:use-window-font-color="true" style:text-outline="false" style:text-line-through-style="none" style:font-name="Bitstream Vera Sans3" fo:font-size="12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6" style:family="text">
      <style:text-properties style:font-name="Century Schoolbook L"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style:font-name="Bitstream Vera Serif2"/>
    </style:style>
    <style:style style:name="T9" style:family="text">
      <style:text-properties style:text-position="super 58%"/>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style:font-name="Courier"/>
    </style:style>
    <style:style style:name="T13" style:family="text">
      <style:text-properties fo:color="#000064" style:font-name="Monospace" fo:font-size="9pt" style:font-name-asian="Monospace" style:font-size-asian="9pt" style:font-name-complex="Monospace" style:font-size-complex="9pt"/>
    </style:style>
    <style:style style:name="T14" style:family="text">
      <style:text-properties style:use-window-font-color="true" style:text-outline="false" style:text-line-through-style="none" style:font-name="Bitstream Vera Sans3" fo:font-size="10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15" style:family="text">
      <style:text-properties style:use-window-font-color="true" style:text-outline="false" style:text-line-through-style="none" style:font-name="Bitstream Vera Sans3" fo:font-size="10pt" fo:font-style="italic"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16" style:family="text">
      <style:text-properties fo:color="#00ff00" style:text-outline="false" style:text-line-through-style="none" style:font-name="Bitstream Vera Sans3" fo:font-size="10pt" fo:font-style="normal" fo:text-shadow="none" style:text-underline-style="none" fo:font-weight="bold"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17" style:family="text">
      <style:text-properties style:text-position="sub 58%" style:font-name="Century Schoolbook L"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style:text-position="0% 100%" style:font-name="OpenSymbol" fo:font-size="14pt" fo:font-style="normal" style:font-name-asian="OpenSymbol" style:font-size-asian="14pt" style:font-style-asian="normal" style:font-name-complex="OpenSymbol" style:font-size-complex="14pt" style:font-style-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style:list-level-properties text:space-before="0.199cm" text:min-label-width="0.45cm" text:min-label-distance="0.3cm"/>
      </text:list-level-style-number>
      <text:list-level-style-number text:level="2" style:num-suffix=" " style:num-format="1" text:display-levels="2">
        <style:list-level-properties text:space-before="0.398cm" text:min-label-width="0.45cm" text:min-label-distance="0.3cm"/>
      </text:list-level-style-number>
      <text:list-level-style-number text:level="3" style:num-suffix=" " style:num-format="1" text:display-levels="3">
        <style:list-level-properties text:space-before="0.598cm" text:min-label-width="0.45cm" text:min-label-distance="0.3cm"/>
      </text:list-level-style-number>
      <text:list-level-style-number text:level="4" style:num-suffix=" " style:num-format="1" text:display-levels="4">
        <style:list-level-properties text:space-before="0.797cm" text:min-label-width="0.45cm" text:min-label-distance="0.3cm"/>
      </text:list-level-style-number>
      <text:list-level-style-number text:level="5" style:num-suffix=" " style:num-format="1" text:display-levels="5">
        <style:list-level-properties text:space-before="0.996cm" text:min-label-width="0.45cm" text:min-label-distance="0.3cm"/>
      </text:list-level-style-number>
      <text:list-level-style-number text:level="6" style:num-suffix=" " style:num-format="1" text:display-levels="6">
        <style:list-level-properties text:space-before="1.196cm" text:min-label-width="0.45cm" text:min-label-distance="0.3cm"/>
      </text:list-level-style-number>
      <text:list-level-style-number text:level="7" style:num-suffix=" " style:num-format="1">
        <style:list-level-properties text:space-before="1.395cm"/>
      </text:list-level-style-number>
      <text:list-level-style-number text:level="8" style:num-suffix=" " style:num-format="1">
        <style:list-level-properties text:space-before="1.595cm"/>
      </text:list-level-style-number>
      <text:list-level-style-number text:level="9" style:num-suffix=" " style:num-format="1">
        <style:list-level-properties text:space-before="1.794cm"/>
      </text:list-level-style-number>
      <text:list-level-style-number text:level="10" style:num-suffix=" " style:num-format="1">
        <style:list-level-properties text:space-before="1.993cm" fo:text-align="center"/>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86cm" text:min-label-width="0.635cm"/>
        <style:text-properties style:font-name="StarSymbol"/>
      </text:list-level-style-bullet>
      <text:list-level-style-bullet text:level="3" text:style-name="Bullet_20_Symbols" style:num-suffix="." text:bullet-char="–">
        <style:list-level-properties text:space-before="2.572cm" text:min-label-width="0.635cm"/>
        <style:text-properties style:font-name="StarSymbol"/>
      </text:list-level-style-bullet>
      <text:list-level-style-bullet text:level="4" text:style-name="Bullet_20_Symbols" style:num-suffix="." text:bullet-char="–">
        <style:list-level-properties text:space-before="3.858cm" text:min-label-width="0.635cm"/>
        <style:text-properties style:font-name="StarSymbol"/>
      </text:list-level-style-bullet>
      <text:list-level-style-bullet text:level="5" text:style-name="Bullet_20_Symbols" style:num-suffix="." text:bullet-char="–">
        <style:list-level-properties text:space-before="5.144cm" text:min-label-width="0.635cm"/>
        <style:text-properties style:font-name="StarSymbol"/>
      </text:list-level-style-bullet>
      <text:list-level-style-bullet text:level="6" text:style-name="Bullet_20_Symbols" style:num-suffix="." text:bullet-char="–">
        <style:list-level-properties text:space-before="6.429cm" text:min-label-width="0.635cm"/>
        <style:text-properties style:font-name="StarSymbol"/>
      </text:list-level-style-bullet>
      <text:list-level-style-bullet text:level="7" text:style-name="Bullet_20_Symbols" style:num-suffix="." text:bullet-char="–">
        <style:list-level-properties text:space-before="7.715cm" text:min-label-width="0.635cm"/>
        <style:text-properties style:font-name="StarSymbol"/>
      </text:list-level-style-bullet>
      <text:list-level-style-bullet text:level="8" text:style-name="Bullet_20_Symbols" style:num-suffix="." text:bullet-char="–">
        <style:list-level-properties text:space-before="9.001cm" text:min-label-width="0.635cm"/>
        <style:text-properties style:font-name="StarSymbol"/>
      </text:list-level-style-bullet>
      <text:list-level-style-bullet text:level="9" text:style-name="Bullet_20_Symbols" style:num-suffix="." text:bullet-char="–">
        <style:list-level-properties text:space-before="10.287cm" text:min-label-width="0.635cm"/>
        <style:text-properties style:font-name="StarSymbol"/>
      </text:list-level-style-bullet>
      <text:list-level-style-bullet text:level="10" text:style-name="Bullet_20_Symbols" style:num-suffix="." text:bullet-char="–">
        <style:list-level-properties text:space-before="11.573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86cm" text:min-label-width="0.635cm"/>
        <style:text-properties style:font-name="StarSymbol"/>
      </text:list-level-style-bullet>
      <text:list-level-style-bullet text:level="3" text:style-name="Bullet_20_Symbols" style:num-suffix="." text:bullet-char="–">
        <style:list-level-properties text:space-before="2.572cm" text:min-label-width="0.635cm"/>
        <style:text-properties style:font-name="StarSymbol"/>
      </text:list-level-style-bullet>
      <text:list-level-style-bullet text:level="4" text:style-name="Bullet_20_Symbols" style:num-suffix="." text:bullet-char="–">
        <style:list-level-properties text:space-before="3.858cm" text:min-label-width="0.635cm"/>
        <style:text-properties style:font-name="StarSymbol"/>
      </text:list-level-style-bullet>
      <text:list-level-style-bullet text:level="5" text:style-name="Bullet_20_Symbols" style:num-suffix="." text:bullet-char="–">
        <style:list-level-properties text:space-before="5.144cm" text:min-label-width="0.635cm"/>
        <style:text-properties style:font-name="StarSymbol"/>
      </text:list-level-style-bullet>
      <text:list-level-style-bullet text:level="6" text:style-name="Bullet_20_Symbols" style:num-suffix="." text:bullet-char="–">
        <style:list-level-properties text:space-before="6.429cm" text:min-label-width="0.635cm"/>
        <style:text-properties style:font-name="StarSymbol"/>
      </text:list-level-style-bullet>
      <text:list-level-style-bullet text:level="7" text:style-name="Bullet_20_Symbols" style:num-suffix="." text:bullet-char="–">
        <style:list-level-properties text:space-before="7.715cm" text:min-label-width="0.635cm"/>
        <style:text-properties style:font-name="StarSymbol"/>
      </text:list-level-style-bullet>
      <text:list-level-style-bullet text:level="8" text:style-name="Bullet_20_Symbols" style:num-suffix="." text:bullet-char="–">
        <style:list-level-properties text:space-before="9.001cm" text:min-label-width="0.635cm"/>
        <style:text-properties style:font-name="StarSymbol"/>
      </text:list-level-style-bullet>
      <text:list-level-style-bullet text:level="9" text:style-name="Bullet_20_Symbols" style:num-suffix="." text:bullet-char="–">
        <style:list-level-properties text:space-before="10.287cm" text:min-label-width="0.635cm"/>
        <style:text-properties style:font-name="StarSymbol"/>
      </text:list-level-style-bullet>
      <text:list-level-style-bullet text:level="10" text:style-name="Bullet_20_Symbols" style:num-suffix="." text:bullet-char="–">
        <style:list-level-properties text:space-before="11.573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1cm" text:min-label-width="0.635cm"/>
        <style:text-properties style:font-name="StarSymbol"/>
      </text:list-level-style-bullet>
      <text:list-level-style-bullet text:level="3" text:style-name="Bullet_20_Symbols" style:num-suffix="." text:bullet-char="–">
        <style:list-level-properties text:space-before="2.642cm" text:min-label-width="0.635cm"/>
        <style:text-properties style:font-name="StarSymbol"/>
      </text:list-level-style-bullet>
      <text:list-level-style-bullet text:level="4" text:style-name="Bullet_20_Symbols" style:num-suffix="." text:bullet-char="–">
        <style:list-level-properties text:space-before="3.963cm" text:min-label-width="0.635cm"/>
        <style:text-properties style:font-name="StarSymbol"/>
      </text:list-level-style-bullet>
      <text:list-level-style-bullet text:level="5" text:style-name="Bullet_20_Symbols" style:num-suffix="." text:bullet-char="–">
        <style:list-level-properties text:space-before="5.285cm" text:min-label-width="0.635cm"/>
        <style:text-properties style:font-name="StarSymbol"/>
      </text:list-level-style-bullet>
      <text:list-level-style-bullet text:level="6" text:style-name="Bullet_20_Symbols" style:num-suffix="." text:bullet-char="–">
        <style:list-level-properties text:space-before="6.606cm" text:min-label-width="0.635cm"/>
        <style:text-properties style:font-name="StarSymbol"/>
      </text:list-level-style-bullet>
      <text:list-level-style-bullet text:level="7" text:style-name="Bullet_20_Symbols" style:num-suffix="." text:bullet-char="–">
        <style:list-level-properties text:space-before="7.927cm" text:min-label-width="0.635cm"/>
        <style:text-properties style:font-name="StarSymbol"/>
      </text:list-level-style-bullet>
      <text:list-level-style-bullet text:level="8" text:style-name="Bullet_20_Symbols" style:num-suffix="." text:bullet-char="–">
        <style:list-level-properties text:space-before="9.248cm" text:min-label-width="0.635cm"/>
        <style:text-properties style:font-name="StarSymbol"/>
      </text:list-level-style-bullet>
      <text:list-level-style-bullet text:level="9" text:style-name="Bullet_20_Symbols" style:num-suffix="." text:bullet-char="–">
        <style:list-level-properties text:space-before="10.569cm" text:min-label-width="0.635cm"/>
        <style:text-properties style:font-name="StarSymbol"/>
      </text:list-level-style-bullet>
      <text:list-level-style-bullet text:level="10" text:style-name="Bullet_20_Symbols" style:num-suffix="." text:bullet-char="–">
        <style:list-level-properties text:space-before="11.89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4bd5e" draw:textarea-vertical-align="middle" draw:auto-grow-height="false" fo:min-height="0.75cm" fo:min-width="0.499cm" fo:padding-top="0.125cm" fo:padding-bottom="0.125cm" fo:padding-left="0.25cm" fo:padding-right="0.25cm" fo:wrap-option="wrap"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ffff99"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Arrow" draw:marker-end-width="0.3cm" draw:marker-end-center="false" draw:fill="solid" draw:fill-color="#ffff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vertical-align="middle" draw:auto-grow-height="false" fo:min-height="0.75cm" fo:min-width="0.499cm" fo:padding-top="0.125cm" fo:padding-bottom="0.125cm" fo:padding-left="0.25cm" fo:padding-right="0.25cm" fo:wrap-option="wrap"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ffcc99"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Line_20_Arrow" draw:marker-end-width="0.3cm" draw:marker-end-center="false" draw:fill="solid" draw:fill-color="#ffff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fo:min-height="0.547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fo:min-height="0.593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Line_20_Arrow" draw:marker-end-width="0.3cm" draw:marker-end-center="false" draw:fill="none" draw:fill-color="#ffff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fo:min-height="0.639cm" fo:padding-top="0.125cm" fo:padding-bottom="0.125cm" fo:padding-left="0.25cm" fo:padding-right="0.25cm" draw:shadow="hidden" draw:shadow-offset-x="0.3cm" draw:shadow-offset-y="0.3cm" draw:shadow-color="#808080" style:run-through="foreground"/>
    </style:style>
    <style:style style:name="gr14"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0000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b847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00ae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101cm" svg:stroke-color="#000000" draw:marker-start="" draw:marker-start-width="0cm" draw:marker-start-center="false" draw:marker-end="Arrow" draw:marker-end-width="0.3cm" draw:marker-end-center="false" draw:fill="solid" draw:fill-color="#ffff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3cm" draw:marker-start-center="false" draw:marker-end="Line_20_Arrow"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cm" svg:stroke-color="#000000" draw:marker-start="Square_20_45"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8" style:family="graphic">
      <style:graphic-properties draw:stroke="solid"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svg:stroke-width="0cm" svg:stroke-color="#000000" draw:marker-start="" draw:marker-start-width="0.3cm" draw:marker-start-center="false" draw:marker-end="" draw:marker-end-width="0.3cm" draw:marker-end-center="false" draw:fill="solid" draw:fill-color="#ff996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INRIA" text:name="metainfo_corpauthor1_orgname"/>
        <text:user-field-decl office:value-type="string" office:string-value="Umlaut : Architecture Guide" text:name="metainfo_title"/>
        <text:user-field-decl office:value-type="string" office:string-value="... and Developer Guide" text:name="metainfo_subtitle"/>
        <text:user-field-decl office:value-type="string" office:string-value="INRIA" text:name="indesko_organismes_auteurs"/>
        <text:user-field-decl office:value-type="string" office:string-value="" text:name="metainfo_volumenum"/>
        <text:user-field-decl office:value-type="string" office:string-value="" text:name="metainfo_seriesvolnums"/>
        <text:user-field-decl office:value-type="string" office:string-value="" text:name="metainfo_releaseinfo_collection"/>
        <text:user-field-decl office:value-type="string" office:string-value="" text:name="metainfo_releaseinfo_subcollection"/>
        <text:user-field-decl office:value-type="string" office:string-value="Kermeta, metamodeling, UML, transformation" text:name="metainfo_keywords"/>
        <text:user-field-decl office:value-type="string" office:string-value="" text:name="metainfo_keywords_geo"/>
        <text:user-field-decl office:value-type="string" office:string-value="Licence EPL" text:name="metainfo_bibliomisc"/>
        <text:user-field-decl office:value-type="string" office:string-value="17/03/2006" text:name="metainfo_date"/>
        <text:user-field-decl office:value-type="string" office:string-value="This document presents the architecture of the Umlaut UML2 tool. It intends to be a reference manual for anybody who want to understand the Umlaut internals and contribute to this tool. " text:name="metainfo_abstract"/>
        <text:user-field-decl office:value-type="string" office:string-value="" text:name="metainfo_corpauthor1_postcode"/>
        <text:user-field-decl office:value-type="string" office:string-value="" text:name="metainfo_corpauthor1_city"/>
        <text:user-field-decl office:value-type="string" office:string-value="France" text:name="metainfo_corpauthor1_state"/>
        <text:user-field-decl office:value-type="string" office:string-value="" text:name="metainfo_corpauthor1_phone"/>
        <text:user-field-decl office:value-type="string" office:string-value="" text:name="metainfo_corpauthor1_fax"/>
        <text:user-field-decl office:value-type="string" office:string-value="" text:name="metainfo_corpauthor1_email"/>
        <text:user-field-decl office:value-type="string" office:string-value="http://www.inria.fr" text:name="metainfo_corpauthor1_ulink"/>
        <text:user-field-decl office:value-type="string" office:string-value="" text:name="metainfo_contractsponsor1_orgname"/>
        <text:user-field-decl office:value-type="string" office:string-value="" text:name="metainfo_contractsponsor1_orgname_acronym"/>
        <text:user-field-decl office:value-type="string" office:string-value="" text:name="metainfo_contractsponsor1_orgdiv"/>
        <text:user-field-decl office:value-type="string" office:string-value="" text:name="metainfo_contractsponsor1_address"/>
        <text:user-field-decl office:value-type="string" office:string-value="" text:name="metainfo_contractsponsor1_postcode"/>
        <text:user-field-decl office:value-type="string" office:string-value="" text:name="metainfo_contractsponsor1_city"/>
        <text:user-field-decl office:value-type="string" office:string-value="" text:name="metainfo_contractsponsor1_state"/>
        <text:user-field-decl office:value-type="string" office:string-value="" text:name="metainfo_contractsponsor1_phone"/>
        <text:user-field-decl office:value-type="string" office:string-value="" text:name="metainfo_contractsponsor1_fax"/>
        <text:user-field-decl office:value-type="string" office:string-value="" text:name="metainfo_contractsponsor1_email"/>
        <text:user-field-decl office:value-type="string" office:string-value="" text:name="metainfo_contractsponsor1_ulink"/>
        <text:user-field-decl office:value-type="string" office:string-value="" text:name="metainfo_status"/>
        <text:user-field-decl office:value-type="string" office:string-value="Rapport de bilan" text:name="metainfo_class"/>
        <text:user-field-decl office:value-type="string" office:string-value="" text:name="metainfo_security"/>
        <text:user-field-decl office:value-type="string" office:string-value="17/03/2006" text:name="metainfo_revhistory_security"/>
        <text:user-field-decl office:value-type="string" office:string-value="" text:name="metainfo_corpauthor1_orgname_acronym"/>
        <text:user-field-decl office:value-type="string" office:string-value="Triskell" text:name="metainfo_corpauthor1_orgdiv"/>
        <text:user-field-decl office:value-type="string" office:string-value="" text:name="metainfo_corpauthor1_address"/>
        <text:user-field-decl office:value-type="string" office:string-value="Autre" text:name="metainfo_class_list"/>
        <text:user-field-decl office:value-type="string" office:string-value="xbgfessaiCeci est un essai" text:name="metainfo_budgetnum"/>
        <text:user-field-decl office:value-type="string" office:string-value="xdvbessaiCeci est un essai" text:name="metainfo_businessnum"/>
        <text:user-field-decl office:value-type="string" office:string-value="" text:name="metainfo_contractnum"/>
        <text:user-field-decl office:value-type="string" office:string-value="" text:name="indesko_organismes_commanditaires"/>
        <text:user-field-decl office:value-type="string" office:string-value="March  2006" text:name="indesko_date"/>
        <text:user-field-decl office:value-type="string" office:string-value="Vincent Mahé" text:name="indesko_auteurs"/>
        <text:user-field-decl office:value-type="string" office:string-value="" text:name="metainfo_contractsponsor1_pob"/>
        <text:user-field-decl office:value-type="string" office:string-value="" text:name="metainfo_corpauthor1_pob"/>
        <text:user-field-decl office:value-type="string" office:string-value="programvhjCeci est un essai" text:name="metainfo_bibliomisc_program"/>
        <text:user-field-decl office:value-type="string" office:string-value="" text:name="metainfo_isrn"/>
        <text:user-field-decl office:value-type="string" office:string-value="1" text:name="metainfo_validity_checked"/>
        <text:user-field-decl office:value-type="string" office:string-value="Collection : " text:name="indesko_lib_collection"/>
        <text:user-field-decl office:value-type="string" office:string-value="Sous-collection : " text:name="indesko_lib_souscollection"/>
        <text:user-field-decl office:value-type="string" office:string-value="N° de volume : " text:name="indesko_lib_numvol"/>
        <text:user-field-decl office:value-type="string" office:string-value="N° de fascicule : " text:name="indesko_lib_numfascicule"/>
        <text:user-field-decl office:value-type="string" office:string-value="1.0" text:name="indesko_version_assistant"/>
        <text:user-field-decl office:value-type="string" office:string-value="1.0" text:name="indesko_version_modele"/>
        <text:user-field-decl office:value-type="string" office:string-value="avirer" text:name="indesko_nbPages"/>
        <text:user-field-decl office:value-type="string" office:string-value="title" text:name="metainfo_confgroup_conftitle"/>
        <text:user-field-decl office:value-type="string" office:string-value="Reference" text:name="metainfo_confgroup_confnum"/>
        <text:user-field-decl office:value-type="string" office:string-value="sponsor" text:name="metainfo_confgroup_confsponsor"/>
        <text:user-field-decl office:value-type="string" office:string-value="" text:name="metainfo_confgroup_confdates"/>
        <text:user-field-decl office:value-type="string" office:string-value="" text:name="metainfo_confgroup_address"/>
        <text:user-field-decl office:value-type="string" office:string-value="vmahe@irisa.fr" text:name="metainfo_author1_address"/>
        <text:user-field-decl office:value-type="string" office:string-value="Vincent" text:name="metainfo_author1_firstname"/>
        <text:user-field-decl office:value-type="string" office:string-value="" text:name="metainfo_author1_jobtitle"/>
        <text:user-field-decl office:value-type="string" office:string-value="" text:name="metainfo_author1_jobtitle_quality"/>
        <text:user-field-decl office:value-type="string" office:string-value="Triskell" text:name="metainfo_author1_orgdiv"/>
        <text:user-field-decl office:value-type="string" office:string-value="Université de Rennes 1" text:name="metainfo_author1_orgname"/>
        <text:user-field-decl office:value-type="string" office:string-value="" text:name="metainfo_author1_orgname_acronym"/>
        <text:user-field-decl office:value-type="string" office:string-value="Mahé" text:name="metainfo_author1_surname"/>
        <text:user-field-decl office:value-type="string" office:string-value="" text:name="metainfo_author2_firstname"/>
        <text:user-field-decl office:value-type="string" office:string-value="" text:name="metainfo_author2_orgdiv"/>
        <text:user-field-decl office:value-type="string" office:string-value="" text:name="metainfo_author2_address"/>
        <text:user-field-decl office:value-type="string" office:string-value="" text:name="metainfo_author2_orgname_acronym"/>
        <text:user-field-decl office:value-type="string" office:string-value="" text:name="metainfo_author2_orgname"/>
        <text:user-field-decl office:value-type="string" office:string-value="" text:name="metainfo_author2_jobtitle_quality"/>
        <text:user-field-decl office:value-type="string" office:string-value="" text:name="metainfo_author2_jobtitle"/>
        <text:user-field-decl office:value-type="string" office:string-value="" text:name="metainfo_author2_surname"/>
        <text:user-field-decl office:value-type="string" office:string-value="" text:name="metainfo_author3_firstname"/>
        <text:user-field-decl office:value-type="string" office:string-value="" text:name="metainfo_author3_orgdiv"/>
        <text:user-field-decl office:value-type="string" office:string-value="" text:name="metainfo_author3_address"/>
        <text:user-field-decl office:value-type="string" office:string-value="" text:name="metainfo_author3_orgname_acronym"/>
        <text:user-field-decl office:value-type="string" office:string-value="" text:name="metainfo_author3_orgname"/>
        <text:user-field-decl office:value-type="string" office:string-value="" text:name="metainfo_author3_jobtitle_quality"/>
        <text:user-field-decl office:value-type="string" office:string-value="" text:name="metainfo_author3_jobtitle"/>
        <text:user-field-decl office:value-type="string" office:string-value="" text:name="metainfo_author3_surname"/>
        <text:user-field-decl office:value-type="string" office:string-value="en" text:name="indesko_language"/>
        <text:user-field-decl office:value-type="string" office:string-value="" text:name="metainfo_contractsponsor2_orgname"/>
        <text:user-field-decl office:value-type="string" office:string-value="" text:name="metainfo_contractsponsor2_orgname_acronym"/>
        <text:user-field-decl office:value-type="string" office:string-value="" text:name="metainfo_contractsponsor2_orgdiv"/>
        <text:user-field-decl office:value-type="string" office:string-value="" text:name="metainfo_contractsponsor2_address"/>
        <text:user-field-decl office:value-type="string" office:string-value="" text:name="metainfo_contractsponsor2_pob"/>
        <text:user-field-decl office:value-type="string" office:string-value="" text:name="metainfo_contractsponsor2_postcode"/>
        <text:user-field-decl office:value-type="string" office:string-value="" text:name="metainfo_contractsponsor2_city"/>
        <text:user-field-decl office:value-type="string" office:string-value="" text:name="metainfo_contractsponsor2_state"/>
        <text:user-field-decl office:value-type="string" office:string-value="" text:name="metainfo_contractsponsor2_phone"/>
        <text:user-field-decl office:value-type="string" office:string-value="" text:name="metainfo_contractsponsor2_fax"/>
        <text:user-field-decl office:value-type="string" office:string-value="" text:name="metainfo_contractsponsor2_email"/>
        <text:user-field-decl office:value-type="string" office:string-value="" text:name="metainfo_contractsponsor2_ulink"/>
      </text:user-field-decls>
      <text:p text:style-name="P1">Build date: @BUILD.DATE@</text:p>
      <text:p text:style-name="P2"><text:span text:style-name="Firstname"><text:user-field-get text:name="indesko_auteurs">Vincent Mahé</text:user-field-get></text:span><text:span text:style-name="Firstname"> </text:span></text:p>
      <text:section text:style-name="Sect1" text:name="page_de_titre">
        <text:section text:style-name="Sect1" text:name="protege">
          <text:p text:style-name="Champ_20_Titre"><text:user-field-get text:name="indesko_organismes_auteurs">INRIA</text:user-field-get></text:p>
          <text:p text:style-name="Standard"/>
          <text:p text:style-name="Standard"/>
          <text:p text:style-name="Standard"/>
          <text:p text:style-name="Standard"><text:span text:style-name="Vertical_20_Numbering_20_Symbols"/></text:p>
          <text:p text:style-name="Standard"/>
          <text:p text:style-name="Standard"/>
          <text:p text:style-name="Standard"/>
          <text:p text:style-name="Standard"/>
          <text:p text:style-name="Standard"/>
          <text:p text:style-name="Heading"><text:user-field-get text:name="metainfo_title">Umlaut : Architecture Guide</text:user-field-get></text:p>
          <text:p text:style-name="Standard"/>
          <text:p text:style-name="Standard"/>
          <text:p text:style-name="Subtitle"><text:user-field-get text:name="metainfo_subtitle">... and Developer Guide</text:user-field-get></text:p>
          <text:p text:style-name="Standard"/>
          <text:p text:style-name="Standard"/>
          <text:p text:style-name="Standard"/>
          <text:p text:style-name="Author"><text:span text:style-name="Firstname"><text:user-field-get text:name="indesko_auteurs">Vincent Mahé</text:user-field-get></text:span><text:span text:style-name="Firstname"> </text:span><text:span text:style-name="Firstname"><text:span text:style-name="Surname"><text:s/></text:span></text:span></text:p>
          <text:p text:style-name="Author"><text:span text:style-name="Firstname"/></text:p>
          <text:p text:style-name="Author"/>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Build date: @BUILD.DATE@</text:p>
          <text:p text:style-name="P4">Date: <text:user-field-get text:name="indesko_date">March  2006</text:user-field-get></text:p>
          <text:p text:style-name="P3"/>
          <text:p text:style-name="Standard"/>
        </text:section>
      </text:section>
      <text:section text:style-name="Sect1" text:name="bordereau">
        <text:p text:style-name="P5">Metadata</text:p>
        <text:p text:style-name="P6">to be filled by the author</text:p>
        <text:p text:style-name="Text_20_body">The metadata gather information allowing a better spreading of the informations through various media: databases, cd, internet and intranet repositories...</text:p>
        <text:p text:style-name="Text_20_body">The following information will be considered as metadata.</text:p>
        <text:section text:style-name="Sect1" text:name="bordereau_infodocument">
          <text:p text:style-name="Bordereau_5f_titre">Document information</text:p>
          <table:table table:name="infos_generales" table:style-name="infos_5f_generales">
            <table:table-column table:style-name="infos_5f_generales.A"/>
            <table:table-column table:style-name="infos_5f_generales.B"/>
            <table:table-header-rows>
              <table:table-row>
                <table:table-cell table:style-name="infos_5f_generales.A1" office:value-type="string">
                  <text:p text:style-name="P7">Title</text:p>
                </table:table-cell>
                <table:table-cell table:style-name="infos_5f_generales.A1" office:value-type="string">
                  <text:p text:style-name="Standard"><text:user-field-get text:name="metainfo_title">Umlaut : Architecture Guide</text:user-field-get></text:p>
                </table:table-cell>
              </table:table-row>
            </table:table-header-rows>
            <table:table-row>
              <table:table-cell table:style-name="infos_5f_generales.A1" office:value-type="string">
                <text:p text:style-name="bordereau_5f_Para">Subtitle</text:p>
              </table:table-cell>
              <table:table-cell table:style-name="infos_5f_generales.A1" office:value-type="string">
                <text:p text:style-name="Standard"><text:user-field-get text:name="metainfo_subtitle">... and Developer Guide</text:user-field-get></text:p>
              </table:table-cell>
            </table:table-row>
            <table:table-row>
              <table:table-cell table:style-name="infos_5f_generales.A1" office:value-type="string">
                <text:p text:style-name="bordereau_5f_Para">Volume number</text:p>
              </table:table-cell>
              <table:table-cell table:style-name="infos_5f_generales.A1" office:value-type="string">
                <text:p text:style-name="Standard"><text:user-field-get text:name="metainfo_volumenum"/></text:p>
              </table:table-cell>
            </table:table-row>
            <table:table-row>
              <table:table-cell table:style-name="infos_5f_generales.A1" office:value-type="string">
                <text:p text:style-name="bordereau_5f_Para">Series number</text:p>
              </table:table-cell>
              <table:table-cell table:style-name="infos_5f_generales.A1" office:value-type="string">
                <text:p text:style-name="bordereau_5f_Para"><text:user-field-get text:name="metainfo_seriesvolnums"/></text:p>
              </table:table-cell>
            </table:table-row>
            <table:table-row>
              <table:table-cell table:style-name="infos_5f_generales.A1" office:value-type="string">
                <text:p text:style-name="bordereau_5f_Para">Keywords</text:p>
              </table:table-cell>
              <table:table-cell table:style-name="infos_5f_generales.A1" office:value-type="string">
                <text:p text:style-name="Standard"><text:user-field-get text:name="metainfo_keywords">Kermeta, metamodeling, UML, transformation</text:user-field-get></text:p>
              </table:table-cell>
            </table:table-row>
            <table:table-row>
              <table:table-cell table:style-name="infos_5f_generales.A1" office:value-type="string">
                <text:p text:style-name="bordereau_5f_Para">More information</text:p>
              </table:table-cell>
              <table:table-cell table:style-name="infos_5f_generales.A1" office:value-type="string">
                <text:p text:style-name="Standard"><text:user-field-get text:name="metainfo_bibliomisc">Licence EPL</text:user-field-get></text:p>
              </table:table-cell>
            </table:table-row>
            <table:table-row>
              <table:table-cell table:style-name="infos_5f_generales.A1" office:value-type="string">
                <text:p text:style-name="bordereau_5f_Para">Document date</text:p>
              </table:table-cell>
              <table:table-cell table:style-name="infos_5f_generales.A1" office:value-type="string">
                <text:p text:style-name="Standard"><text:user-field-get text:name="metainfo_date">17/03/2006</text:user-field-get></text:p>
              </table:table-cell>
            </table:table-row>
            <table:table-row>
              <table:table-cell table:style-name="infos_5f_generales.A1" office:value-type="string">
                <text:p text:style-name="bordereau_5f_Para">Status</text:p>
              </table:table-cell>
              <table:table-cell table:style-name="infos_5f_generales.A1" office:value-type="string">
                <text:p text:style-name="bordereau_5f_Para"><text:user-field-get text:name="metainfo_status"/></text:p>
              </table:table-cell>
            </table:table-row>
            <table:table-row>
              <table:table-cell table:style-name="infos_5f_generales.A1" office:value-type="string">
                <text:p text:style-name="bordereau_5f_Para">Access conditions</text:p>
              </table:table-cell>
              <table:table-cell table:style-name="infos_5f_generales.A1" office:value-type="string">
                <text:p text:style-name="bordereau_5f_Para"><text:user-field-get text:name="metainfo_security"/></text:p>
              </table:table-cell>
            </table:table-row>
            <table:table-row>
              <table:table-cell table:style-name="infos_5f_generales.A1" office:value-type="string">
                <text:p text:style-name="bordereau_5f_Para">Access conditions revision Date</text:p>
              </table:table-cell>
              <table:table-cell table:style-name="infos_5f_generales.A1" office:value-type="string">
                <text:p text:style-name="bordereau_5f_Para"><text:user-field-get text:name="metainfo_revhistory_security">17/03/2006</text:user-field-get></text:p>
              </table:table-cell>
            </table:table-row>
            <table:table-row>
              <table:table-cell table:style-name="infos_5f_generales.A1" office:value-type="string">
                <text:p text:style-name="bordereau_5f_Para">Contract number</text:p>
              </table:table-cell>
              <table:table-cell table:style-name="infos_5f_generales.A1" office:value-type="string">
                <text:p text:style-name="bordereau_5f_Para"><text:user-field-get text:name="metainfo_contractnum"/></text:p>
              </table:table-cell>
            </table:table-row>
            <table:table-row>
              <table:table-cell table:style-name="infos_5f_generales.A1" office:value-type="string">
                <text:p text:style-name="bordereau_5f_Para">ISRN</text:p>
              </table:table-cell>
              <table:table-cell table:style-name="infos_5f_generales.A1" office:value-type="string">
                <text:p text:style-name="bordereau_5f_Para"><text:user-field-get text:name="metainfo_isrn"/></text:p>
              </table:table-cell>
            </table:table-row>
          </table:table>
          <text:p text:style-name="Standard"/>
          <text:p text:style-name="Bordereau_5f_titre">Conference</text:p>
          <table:table table:name="Tableau1" table:style-name="Tableau1">
            <table:table-column table:style-name="Tableau1.A"/>
            <table:table-column table:style-name="Tableau1.B"/>
            <table:table-header-rows>
              <table:table-row>
                <table:table-cell table:style-name="Tableau1.A1" office:value-type="string">
                  <text:p text:style-name="bordereau_5f_Para">Title</text:p>
                </table:table-cell>
                <table:table-cell table:style-name="Tableau1.A1" office:value-type="string">
                  <text:p text:style-name="bordereau_5f_Para"><text:user-field-get text:name="metainfo_confgroup_conftitle">title</text:user-field-get></text:p>
                </table:table-cell>
              </table:table-row>
            </table:table-header-rows>
            <table:table-row>
              <table:table-cell table:style-name="Tableau1.A1" office:value-type="string">
                <text:p text:style-name="bordereau_5f_Para">References</text:p>
              </table:table-cell>
              <table:table-cell table:style-name="Tableau1.A1" office:value-type="string">
                <text:p text:style-name="bordereau_5f_Para"><text:user-field-get text:name="metainfo_confgroup_confnum">Reference</text:user-field-get></text:p>
              </table:table-cell>
            </table:table-row>
            <table:table-row>
              <table:table-cell table:style-name="Tableau1.A1" office:value-type="string">
                <text:p text:style-name="bordereau_5f_Para">Sponsor</text:p>
              </table:table-cell>
              <table:table-cell table:style-name="Tableau1.A1" office:value-type="string">
                <text:p text:style-name="bordereau_5f_Para"><text:user-field-get text:name="metainfo_confgroup_confsponsor">sponsor</text:user-field-get></text:p>
              </table:table-cell>
            </table:table-row>
            <table:table-row>
              <table:table-cell table:style-name="Tableau1.A1" office:value-type="string">
                <text:p text:style-name="bordereau_5f_Para">Dates</text:p>
              </table:table-cell>
              <table:table-cell table:style-name="Tableau1.A1" office:value-type="string">
                <text:p text:style-name="bordereau_5f_Para"><text:user-field-get text:name="metainfo_confgroup_confdates"/></text:p>
              </table:table-cell>
            </table:table-row>
            <table:table-row>
              <table:table-cell table:style-name="Tableau1.A1" office:value-type="string">
                <text:p text:style-name="bordereau_5f_Para">Address</text:p>
              </table:table-cell>
              <table:table-cell table:style-name="Tableau1.A1" office:value-type="string">
                <text:p text:style-name="bordereau_5f_Para"><text:user-field-get text:name="metainfo_confgroup_address"/></text:p>
              </table:table-cell>
            </table:table-row>
          </table:table>
          <text:p text:style-name="Standard"/>
          <text:p text:style-name="Standard"><text:bookmark text:name="SwXTextPosition2373"/><text:bookmark text:name="SwXTextPosition2428"/></text:p>
        </text:section>
        <text:section text:style-name="Sect1" text:name="bordereau_auteur">
          <text:p text:style-name="Standard"/>
          <text:p text:style-name="P8">Authors <text:s text:c="21"/></text:p>
          <text:section text:style-name="Sect1" text:name="bordereau_auteur_1">
            <text:p text:style-name="P9">Author N°1</text:p>
            <table:table table:name="auteur_1" table:style-name="auteur_5f_1">
              <table:table-column table:style-name="auteur_5f_1.A"/>
              <table:table-column table:style-name="auteur_5f_1.B"/>
              <table:table-row>
                <table:table-cell office:value-type="string">
                  <text:p text:style-name="bordereau_5f_Para">Firstname</text:p>
                </table:table-cell>
                <table:table-cell office:value-type="string">
                  <text:p text:style-name="bordereau_5f_Para"><text:user-field-get text:name="metainfo_author1_firstname">Vincent</text:user-field-get></text:p>
                </table:table-cell>
              </table:table-row>
              <table:table-row>
                <table:table-cell office:value-type="string">
                  <text:p text:style-name="bordereau_5f_Para">Name</text:p>
                </table:table-cell>
                <table:table-cell office:value-type="string">
                  <text:p text:style-name="bordereau_5f_Para"><text:user-field-get text:name="metainfo_author1_surname">Mahé</text:user-field-get></text:p>
                </table:table-cell>
              </table:table-row>
              <table:table-row>
                <table:table-cell office:value-type="string">
                  <text:p text:style-name="bordereau_5f_Para">Role</text:p>
                </table:table-cell>
                <table:table-cell office:value-type="string">
                  <text:p text:style-name="bordereau_5f_Para"><text:user-field-get text:name="metainfo_author1_jobtitle"/></text:p>
                </table:table-cell>
              </table:table-row>
              <table:table-row>
                <table:table-cell office:value-type="string">
                  <text:p text:style-name="bordereau_5f_Para">Quality</text:p>
                </table:table-cell>
                <table:table-cell office:value-type="string">
                  <text:p text:style-name="bordereau_5f_Para"><text:user-field-get text:name="metainfo_author1_jobtitle_quality"/></text:p>
                </table:table-cell>
              </table:table-row>
              <table:table-row>
                <table:table-cell office:value-type="string">
                  <text:p text:style-name="bordereau_5f_Para">Corporation</text:p>
                </table:table-cell>
                <table:table-cell office:value-type="string">
                  <text:p text:style-name="bordereau_5f_Para"><text:user-field-get text:name="metainfo_author1_orgname">Université de Rennes 1</text:user-field-get></text:p>
                </table:table-cell>
              </table:table-row>
              <table:table-row>
                <table:table-cell office:value-type="string">
                  <text:p text:style-name="bordereau_5f_Para">Corporation acronym</text:p>
                </table:table-cell>
                <table:table-cell office:value-type="string">
                  <text:p text:style-name="bordereau_5f_Para"><text:user-field-get text:name="metainfo_author1_orgname_acronym"/></text:p>
                </table:table-cell>
              </table:table-row>
              <table:table-row>
                <table:table-cell office:value-type="string">
                  <text:p text:style-name="bordereau_5f_Para">Corporation division</text:p>
                </table:table-cell>
                <table:table-cell office:value-type="string">
                  <text:p text:style-name="bordereau_5f_Para"><text:user-field-get text:name="metainfo_author1_orgdiv">Triskell</text:user-field-get></text:p>
                </table:table-cell>
              </table:table-row>
              <table:table-row>
                <table:table-cell office:value-type="string">
                  <text:p text:style-name="bordereau_5f_Para">Address</text:p>
                </table:table-cell>
                <table:table-cell office:value-type="string">
                  <text:p text:style-name="bordereau_5f_Para"><text:user-field-get text:name="metainfo_author1_address">vmahe@irisa.fr</text:user-field-get></text:p>
                </table:table-cell>
              </table:table-row>
            </table:table>
          </text:section>
          <text:section text:style-name="Sect1" text:name="bordereau_auteur_2">
            <text:p text:style-name="P10"/>
            <text:p text:style-name="P10">Author N°2</text:p>
            <table:table table:name="auteur_2" table:style-name="auteur_5f_2">
              <table:table-column table:style-name="auteur_5f_2.A"/>
              <table:table-column table:style-name="auteur_5f_2.B"/>
              <table:table-row>
                <table:table-cell office:value-type="string">
                  <text:p text:style-name="bordereau_5f_Para">Firstname</text:p>
                </table:table-cell>
                <table:table-cell office:value-type="string">
                  <text:p text:style-name="Table_20_Contents"><text:user-field-get text:name="metainfo_author2_firstname"/></text:p>
                </table:table-cell>
              </table:table-row>
              <table:table-row>
                <table:table-cell office:value-type="string">
                  <text:p text:style-name="bordereau_5f_Para">Name</text:p>
                </table:table-cell>
                <table:table-cell office:value-type="string">
                  <text:p text:style-name="Table_20_Contents"><text:user-field-get text:name="metainfo_author2_surname"/></text:p>
                </table:table-cell>
              </table:table-row>
              <table:table-row>
                <table:table-cell office:value-type="string">
                  <text:p text:style-name="bordereau_5f_Para">Role</text:p>
                </table:table-cell>
                <table:table-cell office:value-type="string">
                  <text:p text:style-name="Table_20_Contents"><text:user-field-get text:name="metainfo_author2_jobtitle"/></text:p>
                </table:table-cell>
              </table:table-row>
              <table:table-row>
                <table:table-cell office:value-type="string">
                  <text:p text:style-name="bordereau_5f_Para">Quality</text:p>
                </table:table-cell>
                <table:table-cell office:value-type="string">
                  <text:p text:style-name="Table_20_Contents"><text:user-field-get text:name="metainfo_author2_jobtitle_quality"/></text:p>
                </table:table-cell>
              </table:table-row>
              <table:table-row>
                <table:table-cell office:value-type="string">
                  <text:p text:style-name="bordereau_5f_Para">Corporation</text:p>
                </table:table-cell>
                <table:table-cell office:value-type="string">
                  <text:p text:style-name="Table_20_Contents"><text:user-field-get text:name="metainfo_author2_orgname"/></text:p>
                </table:table-cell>
              </table:table-row>
              <table:table-row>
                <table:table-cell office:value-type="string">
                  <text:p text:style-name="bordereau_5f_Para">Corporation acronym</text:p>
                </table:table-cell>
                <table:table-cell office:value-type="string">
                  <text:p text:style-name="Table_20_Contents"><text:user-field-get text:name="metainfo_author2_orgname_acronym"/></text:p>
                </table:table-cell>
              </table:table-row>
              <table:table-row>
                <table:table-cell office:value-type="string">
                  <text:p text:style-name="bordereau_5f_Para">Corporation division</text:p>
                </table:table-cell>
                <table:table-cell office:value-type="string">
                  <text:p text:style-name="Table_20_Contents"><text:user-field-get text:name="metainfo_author2_orgdiv"/></text:p>
                </table:table-cell>
              </table:table-row>
              <table:table-row>
                <table:table-cell office:value-type="string">
                  <text:p text:style-name="bordereau_5f_Para">Address</text:p>
                </table:table-cell>
                <table:table-cell office:value-type="string">
                  <text:p text:style-name="Table_20_Contents"><text:user-field-get text:name="metainfo_author2_address"/></text:p>
                </table:table-cell>
              </table:table-row>
            </table:table>
            <text:p text:style-name="P11"/>
          </text:section>
          <text:section text:style-name="Sect1" text:name="bordereau_auteur_3">
            <text:p text:style-name="P10">Author N°3</text:p>
            <table:table table:name="auteur_3" table:style-name="auteur_5f_3">
              <table:table-column table:style-name="auteur_5f_3.A"/>
              <table:table-column table:style-name="auteur_5f_3.B"/>
              <table:table-row>
                <table:table-cell office:value-type="string">
                  <text:p text:style-name="bordereau_5f_Para">Firstname</text:p>
                </table:table-cell>
                <table:table-cell office:value-type="string">
                  <text:p text:style-name="Table_20_Contents"><text:user-field-get text:name="metainfo_author3_firstname"/></text:p>
                </table:table-cell>
              </table:table-row>
              <table:table-row>
                <table:table-cell office:value-type="string">
                  <text:p text:style-name="bordereau_5f_Para">Name</text:p>
                </table:table-cell>
                <table:table-cell office:value-type="string">
                  <text:p text:style-name="Table_20_Contents"><text:user-field-get text:name="metainfo_author3_surname"/></text:p>
                </table:table-cell>
              </table:table-row>
              <table:table-row>
                <table:table-cell office:value-type="string">
                  <text:p text:style-name="bordereau_5f_Para">Role</text:p>
                </table:table-cell>
                <table:table-cell office:value-type="string">
                  <text:p text:style-name="Table_20_Contents"><text:user-field-get text:name="metainfo_author3_jobtitle"/></text:p>
                </table:table-cell>
              </table:table-row>
              <table:table-row>
                <table:table-cell office:value-type="string">
                  <text:p text:style-name="bordereau_5f_Para">Quality</text:p>
                </table:table-cell>
                <table:table-cell office:value-type="string">
                  <text:p text:style-name="Table_20_Contents"><text:user-field-get text:name="metainfo_author3_jobtitle_quality"/></text:p>
                </table:table-cell>
              </table:table-row>
              <table:table-row>
                <table:table-cell office:value-type="string">
                  <text:p text:style-name="bordereau_5f_Para">Corporation</text:p>
                </table:table-cell>
                <table:table-cell office:value-type="string">
                  <text:p text:style-name="Table_20_Contents"><text:user-field-get text:name="metainfo_author3_orgname"/></text:p>
                </table:table-cell>
              </table:table-row>
              <table:table-row>
                <table:table-cell office:value-type="string">
                  <text:p text:style-name="bordereau_5f_Para">Corporation acronym</text:p>
                </table:table-cell>
                <table:table-cell office:value-type="string">
                  <text:p text:style-name="Table_20_Contents"><text:user-field-get text:name="metainfo_author3_orgname_acronym"/></text:p>
                </table:table-cell>
              </table:table-row>
              <table:table-row>
                <table:table-cell office:value-type="string">
                  <text:p text:style-name="bordereau_5f_Para">Corporation division</text:p>
                </table:table-cell>
                <table:table-cell office:value-type="string">
                  <text:p text:style-name="Table_20_Contents"><text:user-field-get text:name="metainfo_author3_orgdiv"/></text:p>
                </table:table-cell>
              </table:table-row>
              <table:table-row>
                <table:table-cell office:value-type="string">
                  <text:p text:style-name="bordereau_5f_Para">Address</text:p>
                </table:table-cell>
                <table:table-cell office:value-type="string">
                  <text:p text:style-name="Table_20_Contents"><text:user-field-get text:name="metainfo_author3_address"/></text:p>
                </table:table-cell>
              </table:table-row>
            </table:table>
            <text:p text:style-name="P12"/>
          </text:section>
          <text:p text:style-name="P12"/>
          <text:p text:style-name="P11"/>
        </text:section>
        <text:section text:style-name="Sect1" text:name="bordereau_orgauteur">
          <text:p text:style-name="P13">Corporate Authors <text:s/></text:p>
          <text:section text:style-name="Sect1" text:name="bordereau_orgauteur_1">
            <text:p text:style-name="P9">Corporate Author N°1</text:p>
            <table:table table:name="organisme_auteur_1" table:style-name="organisme_5f_auteur_5f_1">
              <table:table-column table:style-name="organisme_5f_auteur_5f_1.A"/>
              <table:table-column table:style-name="organisme_5f_auteur_5f_1.B"/>
              <table:table-row>
                <table:table-cell table:style-name="organisme_5f_auteur_5f_1.A1" office:value-type="string">
                  <text:p text:style-name="bordereau_5f_Para">Corporation name</text:p>
                </table:table-cell>
                <table:table-cell table:style-name="organisme_5f_auteur_5f_1.A1" office:value-type="string">
                  <text:p text:style-name="bordereau_5f_Para"><text:user-field-get text:name="metainfo_corpauthor1_orgname">INRIA</text:user-field-get></text:p>
                </table:table-cell>
              </table:table-row>
              <table:table-row>
                <table:table-cell table:style-name="organisme_5f_auteur_5f_1.A2" office:value-type="string">
                  <text:p text:style-name="bordereau_5f_Para">Corporation acronym</text:p>
                </table:table-cell>
                <table:table-cell table:style-name="organisme_5f_auteur_5f_1.A2" office:value-type="string">
                  <text:p text:style-name="bordereau_5f_Para"><text:user-field-get text:name="metainfo_corpauthor1_orgname_acronym"/></text:p>
                </table:table-cell>
              </table:table-row>
              <table:table-row>
                <table:table-cell table:style-name="organisme_5f_auteur_5f_1.A2" office:value-type="string">
                  <text:p text:style-name="bordereau_5f_Para">Corporation division</text:p>
                </table:table-cell>
                <table:table-cell table:style-name="organisme_5f_auteur_5f_1.A2" office:value-type="string">
                  <text:p text:style-name="bordereau_5f_Para"><text:user-field-get text:name="metainfo_corpauthor1_orgdiv">Triskell</text:user-field-get></text:p>
                </table:table-cell>
              </table:table-row>
              <table:table-row>
                <table:table-cell table:style-name="organisme_5f_auteur_5f_1.A2" office:value-type="string">
                  <text:p text:style-name="bordereau_5f_Para">Address</text:p>
                </table:table-cell>
                <table:table-cell table:style-name="organisme_5f_auteur_5f_1.A2" office:value-type="string">
                  <text:p text:style-name="bordereau_5f_Para"><text:user-field-get text:name="metainfo_corpauthor1_address"/></text:p>
                </table:table-cell>
              </table:table-row>
              <table:table-row>
                <table:table-cell table:style-name="organisme_5f_auteur_5f_1.A2" office:value-type="string">
                  <text:p text:style-name="bordereau_5f_Para">Post office box</text:p>
                </table:table-cell>
                <table:table-cell table:style-name="organisme_5f_auteur_5f_1.A2" office:value-type="string">
                  <text:p text:style-name="bordereau_5f_Para"><text:user-field-get text:name="metainfo_corpauthor1_pob"/></text:p>
                </table:table-cell>
              </table:table-row>
              <table:table-row>
                <table:table-cell table:style-name="organisme_5f_auteur_5f_1.A2" office:value-type="string">
                  <text:p text:style-name="bordereau_5f_Para">ZIP code</text:p>
                </table:table-cell>
                <table:table-cell table:style-name="organisme_5f_auteur_5f_1.A2" office:value-type="string">
                  <text:p text:style-name="bordereau_5f_Para"><text:user-field-get text:name="metainfo_corpauthor1_postcode"/></text:p>
                </table:table-cell>
              </table:table-row>
              <table:table-row>
                <table:table-cell table:style-name="organisme_5f_auteur_5f_1.A2" office:value-type="string">
                  <text:p text:style-name="bordereau_5f_Para">City</text:p>
                </table:table-cell>
                <table:table-cell table:style-name="organisme_5f_auteur_5f_1.A2" office:value-type="string">
                  <text:p text:style-name="bordereau_5f_Para"><text:user-field-get text:name="metainfo_corpauthor1_city"/></text:p>
                </table:table-cell>
              </table:table-row>
              <table:table-row>
                <table:table-cell table:style-name="organisme_5f_auteur_5f_1.A2" office:value-type="string">
                  <text:p text:style-name="bordereau_5f_Para">State</text:p>
                </table:table-cell>
                <table:table-cell table:style-name="organisme_5f_auteur_5f_1.A2" office:value-type="string">
                  <text:p text:style-name="bordereau_5f_Para"><text:user-field-get text:name="metainfo_corpauthor1_state">France</text:user-field-get></text:p>
                </table:table-cell>
              </table:table-row>
              <table:table-row>
                <table:table-cell table:style-name="organisme_5f_auteur_5f_1.A2" office:value-type="string">
                  <text:p text:style-name="bordereau_5f_Para">Telephon</text:p>
                </table:table-cell>
                <table:table-cell table:style-name="organisme_5f_auteur_5f_1.A2" office:value-type="string">
                  <text:p text:style-name="bordereau_5f_Para"><text:user-field-get text:name="metainfo_corpauthor1_phone"/></text:p>
                </table:table-cell>
              </table:table-row>
              <table:table-row>
                <table:table-cell table:style-name="organisme_5f_auteur_5f_1.A2" office:value-type="string">
                  <text:p text:style-name="bordereau_5f_Para">Fax</text:p>
                </table:table-cell>
                <table:table-cell table:style-name="organisme_5f_auteur_5f_1.A2" office:value-type="string">
                  <text:p text:style-name="bordereau_5f_Para"><text:user-field-get text:name="metainfo_corpauthor1_fax"/></text:p>
                </table:table-cell>
              </table:table-row>
              <table:table-row>
                <table:table-cell table:style-name="organisme_5f_auteur_5f_1.A2" office:value-type="string">
                  <text:p text:style-name="bordereau_5f_Para">E-mail</text:p>
                </table:table-cell>
                <table:table-cell table:style-name="organisme_5f_auteur_5f_1.A2" office:value-type="string">
                  <text:p text:style-name="bordereau_5f_Para"><text:user-field-get text:name="metainfo_corpauthor1_email"/></text:p>
                </table:table-cell>
              </table:table-row>
              <table:table-row>
                <table:table-cell table:style-name="organisme_5f_auteur_5f_1.A2" office:value-type="string">
                  <text:p text:style-name="bordereau_5f_Para">Web site</text:p>
                </table:table-cell>
                <table:table-cell table:style-name="organisme_5f_auteur_5f_1.A2" office:value-type="string">
                  <text:p text:style-name="bordereau_5f_Para"><text:user-field-get text:name="metainfo_corpauthor1_ulink">http://www.inria.fr</text:user-field-get></text:p>
                </table:table-cell>
              </table:table-row>
            </table:table>
          </text:section>
          <text:p text:style-name="P14"/>
        </text:section>
        <text:section text:style-name="Sect1" text:name="bordereau_orgcommanditaire">
          <text:p text:style-name="Bordereau_5f_titre">Contract Sponsors</text:p>
          <text:section text:style-name="Sect1" text:name="bordereau_orgcommanditaire_1">
            <text:p text:style-name="P9">Contract sponsor N°1</text:p>
            <table:table table:name="organisme_commanditaire_1" table:style-name="organisme_5f_commanditaire_5f_1">
              <table:table-column table:style-name="organisme_5f_commanditaire_5f_1.A"/>
              <table:table-column table:style-name="organisme_5f_commanditaire_5f_1.B"/>
              <table:table-row>
                <table:table-cell table:style-name="organisme_5f_commanditaire_5f_1.A1" office:value-type="string">
                  <text:p text:style-name="bordereau_5f_Para">Corporation name</text:p>
                </table:table-cell>
                <table:table-cell table:style-name="organisme_5f_commanditaire_5f_1.A1" office:value-type="string">
                  <text:p text:style-name="bordereau_5f_Para"><text:user-field-get text:name="metainfo_contractsponsor1_orgname"/></text:p>
                </table:table-cell>
              </table:table-row>
              <table:table-row>
                <table:table-cell table:style-name="organisme_5f_commanditaire_5f_1.A2" office:value-type="string">
                  <text:p text:style-name="bordereau_5f_Para">Corporation acronym</text:p>
                </table:table-cell>
                <table:table-cell table:style-name="organisme_5f_commanditaire_5f_1.A2" office:value-type="string">
                  <text:p text:style-name="bordereau_5f_Para"><text:user-field-get text:name="metainfo_contractsponsor1_orgname_acronym"/></text:p>
                </table:table-cell>
              </table:table-row>
              <table:table-row>
                <table:table-cell table:style-name="organisme_5f_commanditaire_5f_1.A2" office:value-type="string">
                  <text:p text:style-name="bordereau_5f_Para">Corporation division</text:p>
                </table:table-cell>
                <table:table-cell table:style-name="organisme_5f_commanditaire_5f_1.A2" office:value-type="string">
                  <text:p text:style-name="bordereau_5f_Para"><text:user-field-get text:name="metainfo_contractsponsor1_orgdiv"/></text:p>
                </table:table-cell>
              </table:table-row>
              <table:table-row>
                <table:table-cell table:style-name="organisme_5f_commanditaire_5f_1.A2" office:value-type="string">
                  <text:p text:style-name="bordereau_5f_Para">Address</text:p>
                </table:table-cell>
                <table:table-cell table:style-name="organisme_5f_commanditaire_5f_1.A2" office:value-type="string">
                  <text:p text:style-name="bordereau_5f_Para"><text:user-field-get text:name="metainfo_contractsponsor1_address"/></text:p>
                </table:table-cell>
              </table:table-row>
              <table:table-row>
                <table:table-cell table:style-name="organisme_5f_commanditaire_5f_1.A2" office:value-type="string">
                  <text:p text:style-name="bordereau_5f_Para">Post office box</text:p>
                </table:table-cell>
                <table:table-cell table:style-name="organisme_5f_commanditaire_5f_1.A2" office:value-type="string">
                  <text:p text:style-name="bordereau_5f_Para"><text:user-field-get text:name="metainfo_contractsponsor1_pob"/></text:p>
                </table:table-cell>
              </table:table-row>
              <table:table-row>
                <table:table-cell table:style-name="organisme_5f_commanditaire_5f_1.A2" office:value-type="string">
                  <text:p text:style-name="bordereau_5f_Para">ZIP code</text:p>
                </table:table-cell>
                <table:table-cell table:style-name="organisme_5f_commanditaire_5f_1.A2" office:value-type="string">
                  <text:p text:style-name="bordereau_5f_Para"><text:user-field-get text:name="metainfo_contractsponsor1_postcode"/></text:p>
                </table:table-cell>
              </table:table-row>
              <table:table-row>
                <table:table-cell table:style-name="organisme_5f_commanditaire_5f_1.A2" office:value-type="string">
                  <text:p text:style-name="bordereau_5f_Para">City</text:p>
                </table:table-cell>
                <table:table-cell table:style-name="organisme_5f_commanditaire_5f_1.A2" office:value-type="string">
                  <text:p text:style-name="bordereau_5f_Para"><text:user-field-get text:name="metainfo_contractsponsor1_city"/></text:p>
                </table:table-cell>
              </table:table-row>
              <table:table-row>
                <table:table-cell table:style-name="organisme_5f_commanditaire_5f_1.A2" office:value-type="string">
                  <text:p text:style-name="bordereau_5f_Para">State</text:p>
                </table:table-cell>
                <table:table-cell table:style-name="organisme_5f_commanditaire_5f_1.A2" office:value-type="string">
                  <text:p text:style-name="bordereau_5f_Para"><text:user-field-get text:name="metainfo_contractsponsor1_state"/></text:p>
                </table:table-cell>
              </table:table-row>
              <table:table-row>
                <table:table-cell table:style-name="organisme_5f_commanditaire_5f_1.A2" office:value-type="string">
                  <text:p text:style-name="bordereau_5f_Para">Telephon</text:p>
                </table:table-cell>
                <table:table-cell table:style-name="organisme_5f_commanditaire_5f_1.A2" office:value-type="string">
                  <text:p text:style-name="bordereau_5f_Para"><text:user-field-get text:name="metainfo_contractsponsor1_phone"/></text:p>
                </table:table-cell>
              </table:table-row>
              <table:table-row>
                <table:table-cell table:style-name="organisme_5f_commanditaire_5f_1.A2" office:value-type="string">
                  <text:p text:style-name="bordereau_5f_Para">Fax</text:p>
                </table:table-cell>
                <table:table-cell table:style-name="organisme_5f_commanditaire_5f_1.A2" office:value-type="string">
                  <text:p text:style-name="bordereau_5f_Para"><text:user-field-get text:name="metainfo_contractsponsor1_fax"/></text:p>
                </table:table-cell>
              </table:table-row>
              <table:table-row>
                <table:table-cell table:style-name="organisme_5f_commanditaire_5f_1.A2" office:value-type="string">
                  <text:p text:style-name="bordereau_5f_Para">E-mail</text:p>
                </table:table-cell>
                <table:table-cell table:style-name="organisme_5f_commanditaire_5f_1.A2" office:value-type="string">
                  <text:p text:style-name="bordereau_5f_Para"><text:user-field-get text:name="metainfo_contractsponsor1_email"/></text:p>
                </table:table-cell>
              </table:table-row>
              <table:table-row>
                <table:table-cell table:style-name="organisme_5f_commanditaire_5f_1.A2" office:value-type="string">
                  <text:p text:style-name="bordereau_5f_Para">Web site</text:p>
                </table:table-cell>
                <table:table-cell table:style-name="organisme_5f_commanditaire_5f_1.A2" office:value-type="string">
                  <text:p text:style-name="bordereau_5f_Para"><text:user-field-get text:name="metainfo_contractsponsor1_ulink"/></text:p>
                </table:table-cell>
              </table:table-row>
            </table:table>
            <text:p text:style-name="P15"/>
            <text:p text:style-name="P15"/>
            <text:p text:style-name="P15"/>
            <text:section text:style-name="Sect1" text:name="bordereau_orgcommanditaire_2">
              <text:p text:style-name="P16">Organisme Commanditaire N°2</text:p>
              <table:table table:name="organisme_commanditaire_2" table:style-name="organisme_5f_commanditaire_5f_2">
                <table:table-column table:style-name="organisme_5f_commanditaire_5f_2.A"/>
                <table:table-column table:style-name="organisme_5f_commanditaire_5f_2.B"/>
                <table:table-row>
                  <table:table-cell table:style-name="organisme_5f_commanditaire_5f_2.A1" office:value-type="string">
                    <text:p text:style-name="bordereau_5f_Para">Corporation name</text:p>
                  </table:table-cell>
                  <table:table-cell table:style-name="organisme_5f_commanditaire_5f_2.A1" office:value-type="string">
                    <text:p text:style-name="bordereau_5f_Para"><text:user-field-get text:name="metainfo_contractsponsor2_orgname"/></text:p>
                  </table:table-cell>
                </table:table-row>
                <table:table-row>
                  <table:table-cell table:style-name="organisme_5f_commanditaire_5f_2.A1" office:value-type="string">
                    <text:p text:style-name="Table_20_Contents">Corporation acronym</text:p>
                  </table:table-cell>
                  <table:table-cell table:style-name="organisme_5f_commanditaire_5f_2.A1" office:value-type="string">
                    <text:p text:style-name="Table_20_Contents"><text:user-field-get text:name="metainfo_contractsponsor2_orgname_acronym"/></text:p>
                  </table:table-cell>
                </table:table-row>
                <table:table-row>
                  <table:table-cell table:style-name="organisme_5f_commanditaire_5f_2.A1" office:value-type="string">
                    <text:p text:style-name="Table_20_Contents">Corporation division</text:p>
                  </table:table-cell>
                  <table:table-cell table:style-name="organisme_5f_commanditaire_5f_2.A1" office:value-type="string">
                    <text:p text:style-name="Table_20_Contents"><text:user-field-get text:name="metainfo_contractsponsor2_orgdiv"/></text:p>
                  </table:table-cell>
                </table:table-row>
                <table:table-row>
                  <table:table-cell table:style-name="organisme_5f_commanditaire_5f_2.A1" office:value-type="string">
                    <text:p text:style-name="Table_20_Contents">Address</text:p>
                  </table:table-cell>
                  <table:table-cell table:style-name="organisme_5f_commanditaire_5f_2.A1" office:value-type="string">
                    <text:p text:style-name="Table_20_Contents"><text:user-field-get text:name="metainfo_contractsponsor2_address"/></text:p>
                  </table:table-cell>
                </table:table-row>
                <table:table-row>
                  <table:table-cell table:style-name="organisme_5f_commanditaire_5f_2.A1" office:value-type="string">
                    <text:p text:style-name="Table_20_Contents">Post office box</text:p>
                  </table:table-cell>
                  <table:table-cell table:style-name="organisme_5f_commanditaire_5f_2.A1" office:value-type="string">
                    <text:p text:style-name="Table_20_Contents"><text:user-field-get text:name="metainfo_contractsponsor2_pob"/></text:p>
                  </table:table-cell>
                </table:table-row>
                <table:table-row>
                  <table:table-cell table:style-name="organisme_5f_commanditaire_5f_2.A1" office:value-type="string">
                    <text:p text:style-name="Table_20_Contents">ZIP code</text:p>
                  </table:table-cell>
                  <table:table-cell table:style-name="organisme_5f_commanditaire_5f_2.A1" office:value-type="string">
                    <text:p text:style-name="Table_20_Contents"><text:user-field-get text:name="metainfo_contractsponsor2_postcode"/></text:p>
                  </table:table-cell>
                </table:table-row>
                <table:table-row>
                  <table:table-cell table:style-name="organisme_5f_commanditaire_5f_2.A1" office:value-type="string">
                    <text:p text:style-name="Table_20_Contents">City</text:p>
                  </table:table-cell>
                  <table:table-cell table:style-name="organisme_5f_commanditaire_5f_2.A1" office:value-type="string">
                    <text:p text:style-name="Table_20_Contents"><text:user-field-get text:name="metainfo_contractsponsor2_city"/></text:p>
                  </table:table-cell>
                </table:table-row>
                <table:table-row>
                  <table:table-cell table:style-name="organisme_5f_commanditaire_5f_2.A1" office:value-type="string">
                    <text:p text:style-name="Table_20_Contents">State</text:p>
                  </table:table-cell>
                  <table:table-cell table:style-name="organisme_5f_commanditaire_5f_2.A1" office:value-type="string">
                    <text:p text:style-name="Table_20_Contents"><text:user-field-get text:name="metainfo_contractsponsor2_state"/></text:p>
                  </table:table-cell>
                </table:table-row>
                <table:table-row>
                  <table:table-cell table:style-name="organisme_5f_commanditaire_5f_2.A1" office:value-type="string">
                    <text:p text:style-name="Table_20_Contents">Telephon</text:p>
                  </table:table-cell>
                  <table:table-cell table:style-name="organisme_5f_commanditaire_5f_2.A1" office:value-type="string">
                    <text:p text:style-name="Table_20_Contents"><text:user-field-get text:name="metainfo_contractsponsor2_phone"/></text:p>
                  </table:table-cell>
                </table:table-row>
                <table:table-row>
                  <table:table-cell table:style-name="organisme_5f_commanditaire_5f_2.A1" office:value-type="string">
                    <text:p text:style-name="Table_20_Contents">Fax</text:p>
                  </table:table-cell>
                  <table:table-cell table:style-name="organisme_5f_commanditaire_5f_2.A1" office:value-type="string">
                    <text:p text:style-name="Table_20_Contents"><text:user-field-get text:name="metainfo_contractsponsor2_fax"/></text:p>
                  </table:table-cell>
                </table:table-row>
                <table:table-row>
                  <table:table-cell table:style-name="organisme_5f_commanditaire_5f_2.A1" office:value-type="string">
                    <text:p text:style-name="Table_20_Contents">E-mail</text:p>
                  </table:table-cell>
                  <table:table-cell table:style-name="organisme_5f_commanditaire_5f_2.A1" office:value-type="string">
                    <text:p text:style-name="Table_20_Contents"><text:user-field-get text:name="metainfo_contractsponsor2_email"/></text:p>
                  </table:table-cell>
                </table:table-row>
                <table:table-row>
                  <table:table-cell table:style-name="organisme_5f_commanditaire_5f_2.A1" office:value-type="string">
                    <text:p text:style-name="Table_20_Contents">Web site</text:p>
                  </table:table-cell>
                  <table:table-cell table:style-name="organisme_5f_commanditaire_5f_2.A1" office:value-type="string">
                    <text:p text:style-name="Table_20_Contents"><text:user-field-get text:name="metainfo_contractsponsor2_ulink"/></text:p>
                  </table:table-cell>
                </table:table-row>
              </table:table>
              <text:p text:style-name="P15"/>
            </text:section>
            <text:p text:style-name="P17"/>
          </text:section>
        </text:section>
        <text:p text:style-name="P13">Abstract</text:p>
        <text:section text:style-name="Sect1" text:name="bordereau_abstract">
          <text:p text:style-name="bordereau_5f_Para"><text:user-field-get text:name="metainfo_abstract">This document presents the architecture of the Umlaut UML2 tool. It intends to be a reference manual for anybody who want to understand the Umlaut internals and contribute to this tool. </text:user-field-get></text:p>
        </text:section>
        <text:p text:style-name="P9"/>
      </text:section>
      <text:section text:style-name="Sect1" text:name="avant-propos" text:display="none">
        <text:p text:style-name="P18"/>
      </text:section>
      <text:section text:style-name="Sect1" text:name="preface">
        <text:p text:style-name="P18">Preface</text:p>
        <text:p text:style-name="Standard"/>
        <text:p text:style-name="Standard"><text:span text:style-name="T1">TODO *****************</text:span></text:p>
        <text:p text:style-name="Important"><text:span text:style-name="T1">Umlaut tool is an evolving software and d</text:span><text:span text:style-name="Strong_20_Emphasis"><text:span text:style-name="T1">espite that we put a lot of attention to this document, it may contain errors (more likely in the code samples). If you find any error or have some information that <text:s/>improves this document, please send it to us using the bugtracker in the forge: </text:span></text:span><text:a xlink:type="simple" xlink:href="http://gforge.inria.fr/tracker/?group_id=32"><text:span text:style-name="Strong_20_Emphasis"><text:span text:style-name="Strong_20_Emphasis"><text:span text:style-name="T2">http://gforge.inria.fr/tracker/?group_id=32</text:span></text:span></text:span></text:a><text:span text:style-name="Strong_20_Emphasis"><text:span text:style-name="Strong_20_Emphasis"><text:span text:style-name="Strong_20_Emphasis"> </text:span></text:span></text:span><text:span text:style-name="T3">Last check: v0.1.0</text:span></text:p>
        <text:p text:style-name="Tip">The most uptodate version of this document is available online from <text:a xlink:type="simple" xlink:href="http://www.kermeta.org/">http://www.kermeta.org</text:a> .</text:p>
        <text:p text:style-name="P19"/>
      </text:section>
      <text:section text:style-name="Sect1" text:name="sommaire">
        <text:p text:style-name="P20">Table of contents</text:p>
        <text:p text:style-name="Text_20_body"/>
        <text:table-of-content text:style-name="Sect1" text:protected="true" text:name="Table des matière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1">
              <text:index-entry-chapter/>
              <text:index-entry-text/>
              <text:index-entry-tab-stop style:type="right" style:leader-char="."/>
              <text:index-entry-page-number/>
            </text:table-of-content-entry-template>
            <text:table-of-content-entry-template text:outline-level="8" text:style-name="Contents_20_2">
              <text:index-entry-chapter/>
              <text:index-entry-text/>
              <text:index-entry-tab-stop style:type="right" style:leader-char="."/>
              <text:index-entry-page-number/>
            </text:table-of-content-entry-template>
            <text:table-of-content-entry-template text:outline-level="9" text:style-name="Contents_20_1">
              <text:index-entry-chapter/>
              <text:index-entry-text/>
              <text:index-entry-tab-stop style:type="right" style:leader-char="."/>
              <text:index-entry-page-number/>
            </text:table-of-content-entry-template>
            <text:table-of-content-entry-template text:outline-level="10" text:style-name="Contents_20_1">
              <text:index-entry-chapter/>
              <text:index-entry-text/>
              <text:index-entry-tab-stop style:type="right" style:leader-char="."/>
              <text:index-entry-page-number/>
            </text:table-of-content-entry-template>
            <text:index-source-styles text:outline-level="1">
              <text:index-source-style text:style-name="Bordereau"/>
              <text:index-source-style text:style-name="Glossary_20_Title"/>
              <text:index-source-style text:style-name="Preface_20_Title"/>
              <text:index-source-style text:style-name="Preface_20_Title_20_TOC"/>
              <text:index-source-style text:style-name="Section_20_Title"/>
            </text:index-source-styles>
            <text:index-source-styles text:outline-level="2">
              <text:index-source-style text:style-name="Appendix_20_Title"/>
            </text:index-source-styles>
          </text:table-of-content-source>
          <text:index-body>
            <text:index-title text:style-name="Sect1" text:name="Table des matières1_Head">
              <text:p text:style-name="Contents_20_Heading">Table of contents</text:p>
            </text:index-title>
            <text:p text:style-name="P21">Metadata<text:tab/>2</text:p>
            <text:p text:style-name="P21">Preface<text:tab/>7</text:p>
            <text:p text:style-name="P21">Table of contents<text:tab/>8</text:p>
            <text:p text:style-name="P21">1 Introduction to UMLAUT<text:tab/>9</text:p>
            <text:p text:style-name="P22">1.1 Presentation<text:tab/>9</text:p>
            <text:p text:style-name="P23">1.1.1 History<text:tab/>9</text:p>
            <text:p text:style-name="P22">1.2 First sample<text:tab/>10</text:p>
            <text:p text:style-name="P22">1.3 Global view<text:tab/>10</text:p>
            <text:p text:style-name="P23">1.3.1 Architecture<text:tab/>10</text:p>
            <text:p text:style-name="P21">2 UML2 tools suite<text:tab/>11</text:p>
            <text:p text:style-name="P22">2.1 Uml2 suite architecture<text:tab/>11</text:p>
            <text:p text:style-name="P22">2.2 UML versatility<text:tab/>12</text:p>
            <text:p text:style-name="P22">2.3 Xxxx<text:tab/>12</text:p>
            <text:p text:style-name="P21">3 The uml2km tool<text:tab/>12</text:p>
            <text:p text:style-name="P22">3.1 uml2km tool analysis<text:tab/>12</text:p>
            <text:p text:style-name="P22">3.2 UML2 unprocessed features<text:tab/>12</text:p>
            <text:p text:style-name="P21">4 Valooder tool for statecharts models<text:tab/>13</text:p>
            <text:p text:style-name="P22">4.1 Main structures<text:tab/>13</text:p>
            <text:p text:style-name="P23">4.1.1 Steps of transformation<text:tab/>13</text:p>
            <text:p text:style-name="P22">4.2 Additional requirements and refinements<text:tab/>13</text:p>
            <text:p text:style-name="P23">4.2.1 Variation points<text:tab/>13</text:p>
            <text:p text:style-name="P23">4.2.2 Code generation for CADP tools Suite<text:tab/>14</text:p>
            <text:p text:style-name="P24">4.2.2.1 TGV needs<text:tab/>14</text:p>
            <text:p text:style-name="P24">4.2.2.2 Generated Eiffel code analysis<text:tab/>14</text:p>
            <text:p text:style-name="P21">5 Simulation of StateCharts models<text:tab/>14</text:p>
            <text:p text:style-name="P22">5.1 State Machines – Minimum demands<text:tab/>14</text:p>
            <text:p text:style-name="P22">5.2 Simulation<text:tab/>14</text:p>
            <text:p text:style-name="P22">5.3 Statecharts simulator internals<text:tab/>15</text:p>
            <text:p text:style-name="P22">5.4 Generic simulator design<text:tab/>18</text:p>
            <text:p text:style-name="P21">6 Advanced features<text:tab/>20</text:p>
            <text:p text:style-name="P21">7 Knowledge near Umlaut<text:tab/>20</text:p>
            <text:p text:style-name="P22">7.1 I/O-LTS<text:tab/>20</text:p>
            <text:p text:style-name="P22">7.2 Conformance vs test purposes<text:tab/>20</text:p>
            <text:p text:style-name="P21">Appendices<text:tab/>22</text:p>
          </text:index-body>
        </text:table-of-content>
        <text:p text:style-name="Text_20_body"/>
        <text:p text:style-name="Text_20_body"/>
      </text:section>
      <text:section text:style-name="Sect1" text:name="introduction" text:display="none">
        <text:p text:style-name="P18"/>
      </text:section>
      <text:h text:style-name="P25" text:outline-level="1">Introduction to UMLAUT</text:h>
      <text:p text:style-name="P26">TODO : present the UML2 as a formal modeling language in place of Formal Description Techniques.</text:p>
      <text:p text:style-name="Text_20_body">Validate the conformance of an implementation to the specification is the general goal of the tests. The main objective is introduction of formal methods in the mainstream of software design industry for proving, without introducing constraints and language changes. So we choice for Umlaut the UML diagrams as input, as UML is becoming the general reference for software specification in the industry.</text:p>
      <text:h text:style-name="Heading_20_2" text:outline-level="2">Presentation</text:h>
      <text:p text:style-name="Text_20_body">Umlaut is a general set of tools to manipulate UML2 models in the Kermeta environment.</text:p>
      <text:h text:style-name="Heading_20_3" text:outline-level="3">History</text:h>
      <text:p text:style-name="Text_20_body">It was first designed (five years ago) in order to validate protocols : taking a protocol (written in UML), it did a reified model and a Eiffel code transformation, which permit (in CADP tool suite) interactive simulations, extraction of scenarios, bi-simulation of real implementations of the protocol.</text:p>
      <text:p text:style-name="Text_20_body"><draw:g text:anchor-type="paragraph" draw:z-index="2" draw:style-name="gr1"><draw:custom-shape draw:style-name="gr2" draw:text-style-name="P28" svg:width="2.1cm" svg:height="1.985cm" svg:x="6.788cm" svg:y="6.51cm"><text:p text:style-name="P27"><text:span text:style-name="T4">CADP</text:span></text:p><text:p text:style-name="P27"><text:span text:style-name="T4">simulator</text:span></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draw:custom-shape draw:style-name="gr2" draw:text-style-name="P28" svg:width="2.1cm" svg:height="1.985cm" svg:x="9.204cm" svg:y="6.51cm"><text:p text:style-name="P27"><text:span text:style-name="T4">CADP</text:span></text:p><text:p text:style-name="P27"><text:span text:style-name="T4">TGV</text:span></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draw:custom-shape draw:style-name="gr3" draw:text-style-name="P28" svg:width="2.647cm" svg:height="1.415cm" svg:x="0.97cm" svg:y="3.18cm"><text:p text:style-name="P27"><text:span text:style-name="T4">Needs</text:span></text:p><draw:enhanced-geometry svg:viewBox="0 0 21600 21600" draw:text-areas="3000 3320 17110 17330" draw:type="cloud-callout" draw:modifiers="2734.17721518987 33328.019925280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custom-shape draw:style-name="gr4" draw:text-style-name="P28" svg:width="2.851cm" svg:height="1.962cm" svg:x="4.985cm" svg:y="3.34cm"><text:p text:style-name="P27"><text:span text:style-name="T4">Uml</text:span></text:p><text:p text:style-name="P27"><text:span text:style-name="T4">model</text:span></text:p><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draw:custom-shape><draw:line draw:style-name="gr5" draw:text-style-name="P28" svg:x1="3.616cm" svg:y1="3.887cm" svg:x2="4.916cm" svg:y2="3.887cm"><text:p/></draw:line><draw:custom-shape draw:style-name="gr3" draw:text-style-name="P28" svg:width="2.941cm" svg:height="2.943cm" svg:x="12.854cm" svg:y="1.608cm"><text:p text:style-name="P27"><text:span text:style-name="T4">Implementation</text:span></text:p><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draw:style-name="gr6" draw:text-style-name="P28" svg:width="2.098cm" svg:height="1.985cm" svg:x="7.95cm" svg:y="5.484cm"><text:p text:style-name="P27"><text:span text:style-name="T4">UMLAUT</text:span></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draw:line draw:style-name="gr5" draw:text-style-name="P28" svg:x1="7.128cm" svg:y1="4.753cm" svg:x2="8.2cm" svg:y2="5.871cm"><text:p/></draw:line><draw:custom-shape draw:style-name="gr7" draw:text-style-name="P28" svg:width="2.715cm" svg:height="2.146cm" svg:x="0.992cm" svg:y="7.787cm"><text:p text:style-name="P27"><text:span text:style-name="T4">Model</text:span></text:p><text:p text:style-name="P27"><text:span text:style-name="T4">simulation</text:span></text:p><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draw:custom-shape><draw:line draw:style-name="gr5" draw:text-style-name="P28" svg:x1="6.742cm" svg:y1="7.902cm" svg:x2="3.662cm" svg:y2="8.586cm"><text:p/></draw:line><draw:line draw:style-name="gr8" draw:text-style-name="P28" svg:x1="2.362cm" svg:y1="7.81cm" svg:x2="2.337cm" svg:y2="4.801cm"><text:p/></draw:line><draw:frame draw:style-name="gr9" draw:text-style-name="P30" svg:width="2.054cm" svg:height="0.798cm" svg:x="-0.513cm" svg:y="6.464cm"><draw:text-box><text:p text:style-name="P29"><text:span text:style-name="T5">OK</text:span></text:p></draw:text-box></draw:frame><draw:frame draw:style-name="gr10" draw:text-style-name="P30" svg:width="2.647cm" svg:height="0.844cm" svg:x="2.179cm" svg:y="5.644cm"><draw:text-box><text:p text:style-name="P29"><text:span text:style-name="T5">NAKC</text:span></text:p></draw:text-box></draw:frame><draw:path draw:style-name="gr11" draw:text-style-name="P28" svg:width="12.203cm" svg:height="8.028cm" svg:x="0.468cm" svg:y="0.236cm" svg:viewBox="0 0 12204 8029" svg:d="m1108 8027c-110-331-383-546-554-837-180-306-288-642-397-974-102-319-157-658-157-998 14-299 7-597 0-893 0-317 7-638 79-945 85-373 228-732 290-1110 54-324 254-566 397-836 162-309 352-628 659-811 300-180 614-351 951-459 316-102 642-164 979-164 420 23 845 0 1268 0 334 0 669 0 1002 0 360 11 718 21 1085 55 287 26 568 38 845 109 312 79 626-19 922 108s614 206 900 351c307 155 605 321 898 513 240 157 524 236 792 351 284 122 481 377 793 434l263 53 80 26"><text:p/></draw:path><draw:custom-shape draw:style-name="gr7" draw:text-style-name="P28" svg:width="4.245cm" svg:height="3.329cm" svg:x="12.443cm" svg:y="7.105cm"><text:p text:style-name="P27"><text:span text:style-name="T4">Model</text:span></text:p><text:p text:style-name="P27"><text:span text:style-name="T4">tests suite</text:span></text:p><text:p text:style-name="P27"><text:span text:style-name="T4">(bi-simulation)</text:span></text:p><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draw:custom-shape><draw:line draw:style-name="gr5" draw:text-style-name="P28" svg:x1="11.349cm" svg:y1="7.697cm" svg:x2="13.175cm" svg:y2="8.152cm"><text:p/></draw:line><draw:line draw:style-name="gr5" draw:text-style-name="P28" svg:x1="14.452cm" svg:y1="4.388cm" svg:x2="14.452cm" svg:y2="7.353cm"><text:p/></draw:line><draw:line draw:style-name="gr8" draw:text-style-name="P28" svg:x1="14.542cm" svg:y1="10.183cm" svg:x2="14.542cm" svg:y2="11.711cm"><text:p/></draw:line><draw:custom-shape draw:style-name="gr12" draw:text-style-name="P28" svg:width="1.645cm" svg:height="1.461cm" svg:x="13.72cm" svg:y="11.733cm"><text:p/><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frame draw:style-name="gr13" draw:text-style-name="P30" svg:width="2.805cm" svg:height="0.89cm" svg:x="13.221cm" svg:y="10.479cm"><draw:text-box><text:p text:style-name="P27"><text:span text:style-name="T5">CONFORM</text:span></text:p></draw:text-box></draw:frame><draw:path draw:style-name="gr11" draw:text-style-name="P28" svg:width="0.985cm" svg:height="3.855cm" svg:x="15.455cm" svg:y="3.956cm" svg:viewBox="0 0 986 3856" svg:d="m342 3854c284-88 395-399 478-661 95-298 184-602 161-912-23-275 53-563-92-820-162-290-270-609-480-868l-227-320-182-273v0"><text:p/></draw:path><draw:frame draw:style-name="gr13" draw:text-style-name="P30" svg:width="2.805cm" svg:height="1.244cm" svg:x="15cm" svg:y="5.529cm"><draw:text-box><text:p text:style-name="P27"><text:span text:style-name="T5">NOT</text:span></text:p><text:p text:style-name="P29"><text:span text:style-name="T5">CONFORM</text:span></text:p></draw:text-box></draw:frame></draw:g>The simulator give the user an executable version of his model, so he can run the model and see if it conforms to the needs. If not, he could correct either the model or tune the needs in order to get a conform model.</text:p>
      <text:p text:style-name="Text_20_body">Some simulations can be save into scenarios, which give the TGV tool a capability of tests suite generation. Once the model has been validated, the modeler generates corresponding tests so an implementation could be tested using those tests, giving results of conformance to the model (pass, fail, indeterminate).</text:p>
      <text:p text:style-name="Text_20_body"/>
      <text:p text:style-name="P31">TODO : more presentation..... see PDSE'98 for more presentation</text:p>
      <text:h text:style-name="Heading_20_2" text:outline-level="2">First sample</text:h>
      <text:p text:style-name="P32">The Umlaut-Demo document presents a simple use of Umlaut tools within the “<text:span text:style-name="T6">3-Way Switch</text:span>” example. This consists in a UML2 model of a 3-way electrical switch to light on &amp; off a room from multiple points or entrances.</text:p>
      <text:p text:style-name="P32">It describes the system through a static diagram embedding a states machine for each class and it uses one or more instances diagrams as initial configuration of the system.</text:p>
      <text:p text:style-name="P32">You may run this example, given in the <text:span text:style-name="T6">uml2.samples</text:span> package, in order to understand the main goal and the way of using it before you go deeper into the architecture.</text:p>
      <text:h text:style-name="Heading_20_2" text:outline-level="2">Global view</text:h>
      <text:p text:style-name="P31">TODO .....</text:p>
      <text:h text:style-name="Heading_20_3" text:outline-level="3">Architecture</text:h>
      <text:p text:style-name="Text_20_body">Umlaut is designed in a cascading tools suite, operating successive treatments on the initial model, to obtain some useful results :</text:p>
      <text:list text:style-name="L2">
        <text:list-item>
          <text:p text:style-name="P33">a simulation of the model, which could be hold by the modeler to test his specification, in the Kermeta environment.</text:p>
        </text:list-item>
        <text:list-item>
          <text:p text:style-name="P33">A set of Eiffel classes, as an input for the CADP tools suite.</text:p>
        </text:list-item>
      </text:list>
      <text:p text:style-name="Text_20_body"><draw:frame draw:style-name="fr1" draw:name="Cadre2" text:anchor-type="paragraph" svg:y="1.774cm" svg:width="16.203cm" draw:z-index="0"><draw:text-box fo:min-height="11.744cm"><text:p text:style-name="P34"><draw:g text:anchor-type="paragraph" draw:z-index="1" draw:style-name="gr14"><draw:polygon draw:style-name="gr15" draw:text-style-name="P28" svg:width="0.385cm" svg:height="0.705cm" svg:x="3.113cm" svg:y="10.931cm" svg:viewBox="0 0 386 706" draw:points="0,669 0,0 385,351 0,704 0,688"><text:p/></draw:polygon><draw:g draw:style-name="gr16" draw:id="id13"><draw:custom-shape draw:style-name="gr17" draw:text-style-name="P28" svg:width="2.659cm" svg:height="2.89cm" svg:x="0cm" svg:y="0.566cm"><text:p/><draw:enhanced-geometry svg:viewBox="0 0 21600 21600" draw:type="rectangle" draw:enhanced-path="M 0 0 L 21600 0 21600 21600 0 21600 0 0 Z N"/></draw:custom-shape><draw:custom-shape draw:style-name="gr18" draw:text-style-name="P28" svg:width="1.751cm" svg:height="0.567cm" svg:x="0.002cm" svg:y="0cm"><text:p text:style-name="P27"><text:span text:style-name="T4">Input model</text:span></text:p><draw:enhanced-geometry svg:viewBox="0 0 21600 21600" draw:type="rectangle" draw:enhanced-path="M 0 0 L 21600 0 21600 21600 0 21600 0 0 Z N"/></draw:custom-shape><draw:custom-shape draw:style-name="gr19" draw:text-style-name="P28" draw:id="id1" svg:width="0.699cm" svg:height="0.742cm" svg:x="0.176cm" svg:y="1.764cm"><text:p/><draw:enhanced-geometry svg:viewBox="0 0 21600 21600" draw:glue-points="10800 0 0 10800 10800 21600 21600 10800" draw:text-areas="5400 5400 16200 16200" draw:type="diamond" draw:enhanced-path="M 10800 0 L 21600 10800 10800 21600 0 10800 10800 0 Z N"/></draw:custom-shape><draw:custom-shape draw:style-name="gr20" draw:text-style-name="P28" draw:id="id2" svg:width="0.839cm" svg:height="0.528cm" svg:x="1.681cm" svg:y="2.185cm"><text:p/><draw:enhanced-geometry svg:viewBox="0 0 21600 21600" draw:glue-points="10800 0 3160 3160 0 10800 3160 18440 10800 21600 18440 18440 21600 10800 18440 3160" draw:text-areas="3200 3200 18400 18400" draw:type="ellipse"/></draw:custom-shape><draw:custom-shape draw:style-name="gr21" draw:text-style-name="P28" draw:id="id3" svg:width="0.913cm" svg:height="0.421cm" svg:x="0.841cm" svg:y="2.752cm"><text:p/><draw:enhanced-geometry svg:viewBox="0 0 21600 21600" draw:type="rectangle" draw:enhanced-path="M 0 0 L 21600 0 21600 21600 0 21600 0 0 Z N"/></draw:custom-shape><draw:connector draw:style-name="gr22" draw:text-style-name="P28" svg:x1="0.875cm" svg:y1="2.133cm" svg:x2="2.099cm" svg:y2="2.188cm" draw:start-shape="id1" draw:start-glue-point="7" draw:end-shape="id2" draw:end-glue-point="4"><text:p/></draw:connector><draw:connector draw:style-name="gr22" draw:text-style-name="P28" svg:x1="0.524cm" svg:y1="2.501cm" svg:x2="0.843cm" svg:y2="2.963cm" draw:start-shape="id1" draw:start-glue-point="6" draw:end-shape="id3" draw:end-glue-point="3"><text:p/></draw:connector><draw:connector draw:style-name="gr22" draw:text-style-name="P28" svg:x1="2.099cm" svg:y1="2.713cm" svg:x2="1.753cm" svg:y2="2.963cm" draw:start-shape="id2" draw:start-glue-point="8" draw:end-shape="id3" draw:end-glue-point="1"><text:p/></draw:connector></draw:g><draw:g draw:style-name="gr16" draw:id="id14"><draw:custom-shape draw:style-name="gr17" draw:text-style-name="P28" svg:width="2.662cm" svg:height="2.894cm" svg:x="3.355cm" svg:y="3.138cm"><text:p/><draw:enhanced-geometry svg:viewBox="0 0 21600 21600" draw:type="rectangle" draw:enhanced-path="M 0 0 L 21600 0 21600 21600 0 21600 0 0 Z N"/></draw:custom-shape><draw:custom-shape draw:style-name="gr18" draw:text-style-name="P28" svg:width="2.103cm" svg:height="0.567cm" svg:x="3.355cm" svg:y="2.574cm"><text:p text:style-name="P27"><text:span text:style-name="T4">reified model</text:span></text:p><draw:enhanced-geometry svg:viewBox="0 0 21600 21600" draw:type="rectangle" draw:enhanced-path="M 0 0 L 21600 0 21600 21600 0 21600 0 0 Z N"/></draw:custom-shape><draw:custom-shape draw:style-name="gr19" draw:text-style-name="P28" draw:id="id4" svg:width="0.703cm" svg:height="0.74cm" svg:x="3.531cm" svg:y="4.337cm"><text:p/><draw:enhanced-geometry svg:viewBox="0 0 21600 21600" draw:glue-points="10800 0 0 10800 10800 21600 21600 10800" draw:text-areas="5400 5400 16200 16200" draw:type="diamond" draw:enhanced-path="M 10800 0 L 21600 10800 10800 21600 0 10800 10800 0 Z N"/></draw:custom-shape><draw:custom-shape draw:style-name="gr20" draw:text-style-name="P28" draw:id="id5" svg:width="0.84cm" svg:height="0.528cm" svg:x="5.034cm" svg:y="4.759cm"><text:p/><draw:enhanced-geometry svg:viewBox="0 0 21600 21600" draw:glue-points="10800 0 3160 3160 0 10800 3160 18440 10800 21600 18440 18440 21600 10800 18440 3160" draw:text-areas="3200 3200 18400 18400" draw:type="ellipse"/></draw:custom-shape><draw:custom-shape draw:style-name="gr21" draw:text-style-name="P28" draw:id="id6" svg:width="0.913cm" svg:height="0.424cm" svg:x="4.196cm" svg:y="5.323cm"><text:p/><draw:enhanced-geometry svg:viewBox="0 0 21600 21600" draw:type="rectangle" draw:enhanced-path="M 0 0 L 21600 0 21600 21600 0 21600 0 0 Z N"/></draw:custom-shape><draw:connector draw:style-name="gr22" draw:text-style-name="P28" svg:x1="4.233cm" svg:y1="4.706cm" svg:x2="5.454cm" svg:y2="4.761cm" draw:start-shape="id4" draw:start-glue-point="7" draw:end-shape="id5" draw:end-glue-point="4"><text:p/></draw:connector><draw:connector draw:style-name="gr22" draw:text-style-name="P28" svg:x1="3.881cm" svg:y1="5.076cm" svg:x2="4.199cm" svg:y2="5.536cm" draw:start-shape="id4" draw:start-glue-point="6" draw:end-shape="id6" draw:end-glue-point="3"><text:p/></draw:connector><draw:connector draw:style-name="gr22" draw:text-style-name="P28" svg:x1="5.454cm" svg:y1="5.286cm" svg:x2="5.108cm" svg:y2="5.536cm" draw:start-shape="id5" draw:start-glue-point="8" draw:end-shape="id6" draw:end-glue-point="1"><text:p/></draw:connector></draw:g><draw:g draw:style-name="gr16" draw:id="id15"><draw:custom-shape draw:style-name="gr17" draw:text-style-name="P28" svg:width="2.661cm" svg:height="2.892cm" svg:x="6.643cm" svg:y="5.396cm"><text:p/><draw:enhanced-geometry svg:viewBox="0 0 21600 21600" draw:type="rectangle" draw:enhanced-path="M 0 0 L 21600 0 21600 21600 0 21600 0 0 Z N"/></draw:custom-shape><draw:custom-shape draw:style-name="gr18" draw:text-style-name="P28" svg:width="2.133cm" svg:height="0.565cm" svg:x="6.645cm" svg:y="4.831cm"><text:p text:style-name="P27"><text:span text:style-name="T4">executable model</text:span></text:p><draw:enhanced-geometry svg:viewBox="0 0 21600 21600" draw:type="rectangle" draw:enhanced-path="M 0 0 L 21600 0 21600 21600 0 21600 0 0 Z N"/></draw:custom-shape><draw:custom-shape draw:style-name="gr19" draw:text-style-name="P28" draw:id="id7" svg:width="0.701cm" svg:height="0.74cm" svg:x="6.819cm" svg:y="6.595cm"><text:p/><draw:enhanced-geometry svg:viewBox="0 0 21600 21600" draw:glue-points="10800 0 0 10800 10800 21600 21600 10800" draw:text-areas="5400 5400 16200 16200" draw:type="diamond" draw:enhanced-path="M 10800 0 L 21600 10800 10800 21600 0 10800 10800 0 Z N"/></draw:custom-shape><draw:custom-shape draw:style-name="gr20" draw:text-style-name="P28" draw:id="id8" svg:width="0.84cm" svg:height="0.53cm" svg:x="8.322cm" svg:y="7.015cm"><text:p/><draw:enhanced-geometry svg:viewBox="0 0 21600 21600" draw:glue-points="10800 0 3160 3160 0 10800 3160 18440 10800 21600 18440 18440 21600 10800 18440 3160" draw:text-areas="3200 3200 18400 18400" draw:type="ellipse"/></draw:custom-shape><draw:custom-shape draw:style-name="gr21" draw:text-style-name="P28" draw:id="id9" svg:width="0.911cm" svg:height="0.422cm" svg:x="7.486cm" svg:y="7.581cm"><text:p/><draw:enhanced-geometry svg:viewBox="0 0 21600 21600" draw:type="rectangle" draw:enhanced-path="M 0 0 L 21600 0 21600 21600 0 21600 0 0 Z N"/></draw:custom-shape><draw:connector draw:style-name="gr22" draw:text-style-name="P28" svg:x1="7.519cm" svg:y1="6.964cm" svg:x2="8.741cm" svg:y2="7.017cm" draw:start-shape="id7" draw:start-glue-point="7" draw:end-shape="id8" draw:end-glue-point="4"><text:p/></draw:connector><draw:connector draw:style-name="gr22" draw:text-style-name="P28" svg:x1="7.168cm" svg:y1="7.334cm" svg:x2="7.487cm" svg:y2="7.793cm" draw:start-shape="id7" draw:start-glue-point="6" draw:end-shape="id9" draw:end-glue-point="3"><text:p/></draw:connector><draw:connector draw:style-name="gr22" draw:text-style-name="P28" svg:x1="8.742cm" svg:y1="7.544cm" svg:x2="8.396cm" svg:y2="7.793cm" draw:start-shape="id8" draw:start-glue-point="8" draw:end-shape="id9" draw:end-glue-point="1"><text:p/></draw:connector></draw:g><draw:g draw:style-name="gr16" draw:id="id16"><draw:custom-shape draw:style-name="gr17" draw:text-style-name="P28" svg:width="2.661cm" svg:height="2.89cm" svg:x="10.105cm" svg:y="7.724cm"><text:p/><draw:enhanced-geometry svg:viewBox="0 0 21600 21600" draw:type="rectangle" draw:enhanced-path="M 0 0 L 21600 0 21600 21600 0 21600 0 0 Z N"/></draw:custom-shape><draw:custom-shape draw:style-name="gr18" draw:text-style-name="P28" svg:width="2.133cm" svg:height="0.567cm" svg:x="10.105cm" svg:y="7.158cm"><text:p text:style-name="P27"><text:span text:style-name="T4">Eiffel code</text:span></text:p><draw:enhanced-geometry svg:viewBox="0 0 21600 21600" draw:type="rectangle" draw:enhanced-path="M 0 0 L 21600 0 21600 21600 0 21600 0 0 Z N"/></draw:custom-shape><draw:custom-shape draw:style-name="gr19" draw:text-style-name="P28" draw:id="id10" svg:width="0.699cm" svg:height="0.74cm" svg:x="10.28cm" svg:y="8.92cm"><text:p/><draw:enhanced-geometry svg:viewBox="0 0 21600 21600" draw:glue-points="10800 0 0 10800 10800 21600 21600 10800" draw:text-areas="5400 5400 16200 16200" draw:type="diamond" draw:enhanced-path="M 10800 0 L 21600 10800 10800 21600 0 10800 10800 0 Z N"/></draw:custom-shape><draw:custom-shape draw:style-name="gr20" draw:text-style-name="P28" draw:id="id11" svg:width="0.84cm" svg:height="0.532cm" svg:x="11.785cm" svg:y="9.343cm"><text:p/><draw:enhanced-geometry svg:viewBox="0 0 21600 21600" draw:glue-points="10800 0 3160 3160 0 10800 3160 18440 10800 21600 18440 18440 21600 10800 18440 3160" draw:text-areas="3200 3200 18400 18400" draw:type="ellipse"/></draw:custom-shape><draw:custom-shape draw:style-name="gr21" draw:text-style-name="P28" draw:id="id12" svg:width="0.911cm" svg:height="0.424cm" svg:x="10.947cm" svg:y="9.908cm"><text:p/><draw:enhanced-geometry svg:viewBox="0 0 21600 21600" draw:type="rectangle" draw:enhanced-path="M 0 0 L 21600 0 21600 21600 0 21600 0 0 Z N"/></draw:custom-shape><draw:connector draw:style-name="gr22" draw:text-style-name="P28" svg:x1="10.978cm" svg:y1="9.289cm" svg:x2="12.204cm" svg:y2="9.345cm" draw:start-shape="id10" draw:start-glue-point="7" draw:end-shape="id11" draw:end-glue-point="4"><text:p/></draw:connector><draw:connector draw:style-name="gr22" draw:text-style-name="P28" svg:x1="10.627cm" svg:y1="9.659cm" svg:x2="10.948cm" svg:y2="10.121cm" draw:start-shape="id10" draw:start-glue-point="6" draw:end-shape="id12" draw:end-glue-point="3"><text:p/></draw:connector><draw:connector draw:style-name="gr22" draw:text-style-name="P28" svg:x1="12.204cm" svg:y1="9.874cm" svg:x2="11.857cm" svg:y2="10.121cm" draw:start-shape="id11" draw:start-glue-point="8" draw:end-shape="id12" draw:end-glue-point="1"><text:p/></draw:connector></draw:g><draw:connector draw:style-name="gr23" draw:text-style-name="P28" svg:x1="2.658cm" svg:y1="1.727cm" svg:x2="4.686cm" svg:y2="2.575cm" draw:start-shape="id13" draw:start-glue-point="1" draw:end-shape="id14" draw:end-glue-point="0"><text:p/></draw:connector><draw:custom-shape draw:style-name="gr18" draw:text-style-name="P28" svg:width="1.611cm" svg:height="0.777cm" svg:x="3.007cm" svg:y="1.339cm"><text:p text:style-name="P27"><text:span text:style-name="T4">Valooder</text:spa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onnector draw:style-name="gr23" draw:text-style-name="P28" svg:x1="6.017cm" svg:y1="4.302cm" svg:x2="7.975cm" svg:y2="4.833cm" draw:start-shape="id14" draw:end-shape="id15" draw:end-glue-point="0"><text:p/></draw:connector><draw:custom-shape draw:style-name="gr18" draw:text-style-name="P28" svg:width="1.608cm" svg:height="0.777cm" svg:x="6.191cm" svg:y="3.912cm"><text:p text:style-name="P27"><text:span text:style-name="T4">uml2km</text:spa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onnector draw:style-name="gr23" draw:text-style-name="P28" svg:x1="9.303cm" svg:y1="6.558cm" svg:x2="11.437cm" svg:y2="7.159cm" draw:start-shape="id15" draw:end-shape="id16" draw:end-glue-point="0"><text:p/></draw:connector><draw:custom-shape draw:style-name="gr18" draw:text-style-name="P28" svg:width="1.611cm" svg:height="0.773cm" svg:x="9.546cm" svg:y="6.172cm"><text:p text:style-name="P27"><text:span text:style-name="T4">km2eiffel</text:spa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8" draw:text-style-name="P28" draw:id="id17" svg:width="2.456cm" svg:height="2.715cm" svg:x="13.742cm" svg:y="7.511cm"><text:p text:style-name="P27"><text:span text:style-name="T4">CADP</text:span></text:p><text:p text:style-name="P27"><text:span text:style-name="T4">toolbox</text:span></text:p><draw:enhanced-geometry svg:viewBox="0 0 21600 21600" draw:text-areas="?f0 ?f0 ?f4 ?f4" draw:type="quad-arrow-callout" draw:modifiers="3883.33772045275 6412.6878130217 2700 9400" draw:enhanced-path="M ?f0 ?f0 L ?f3 ?f0 ?f3 ?f2 ?f1 ?f2 10800 0 ?f5 ?f2 ?f7 ?f2 ?f7 ?f0 ?f4 ?f0 ?f4 ?f3 ?f6 ?f3 ?f6 ?f1 21600 10800 ?f6 ?f5 ?f6 ?f7 ?f4 ?f7 ?f4 ?f4 ?f7 ?f4 ?f7 ?f6 ?f5 ?f6 10800 21600 ?f1 ?f6 ?f3 ?f6 ?f3 ?f4 ?f0 ?f4 ?f0 ?f7 ?f2 ?f7 ?f2 ?f5 0 10800 ?f2 ?f1 ?f2 ?f3 ?f0 ?f3 Z N"><draw:equation draw:name="f0" draw:formula="$0 "/><draw:equation draw:name="f1" draw:formula="$1 "/><draw:equation draw:name="f2" draw:formula="$2 "/><draw:equation draw:name="f3" draw:formula="$3 "/><draw:equation draw:name="f4" draw:formula="21600-?f0 "/><draw:equation draw:name="f5" draw:formula="21600-?f1 "/><draw:equation draw:name="f6" draw:formula="21600-?f2 "/><draw:equation draw:name="f7" draw:formula="21600-?f3 "/><draw:handle draw:handle-position="left $0" draw:handle-range-y-minimum="$2" draw:handle-range-y-maximum="$1"/><draw:handle draw:handle-position="$1 top" draw:handle-range-x-minimum="$0" draw:handle-range-x-maximum="10800"/><draw:handle draw:handle-position="$3 $2" draw:handle-range-x-minimum="$1" draw:handle-range-x-maximum="10800" draw:handle-range-y-minimum="0" draw:handle-range-y-maximum="$0"/></draw:enhanced-geometry></draw:custom-shape><draw:connector draw:style-name="gr23" draw:text-style-name="P28" svg:x1="12.765cm" svg:y1="8.886cm" svg:x2="13.744cm" svg:y2="8.867cm" draw:start-shape="id16" draw:start-glue-point="1" draw:end-shape="id17" draw:end-glue-point="3"><text:p/></draw:connector><draw:rect draw:style-name="gr24" draw:text-style-name="P28" draw:id="id18" svg:width="2.274cm" svg:height="0.81cm" svg:x="13.818cm" svg:y="10.931cm"><text:p text:style-name="P27"><text:span text:style-name="T4">Simulator</text:span></text:p></draw:rect><draw:connector draw:style-name="gr25" draw:text-style-name="P28" draw:type="line" svg:x1="14.954cm" svg:y1="10.932cm" svg:x2="14.972cm" svg:y2="10.225cm" draw:start-shape="id18" draw:start-glue-point="0" draw:end-shape="id17" draw:end-glue-point="2"><text:p/></draw:connector><draw:rect draw:style-name="gr24" draw:text-style-name="P28" draw:id="id19" svg:width="2.274cm" svg:height="0.814cm" svg:x="6.826cm" svg:y="10.825cm"><text:p text:style-name="P27"><text:span text:style-name="T4">Simulator</text:span></text:p></draw:rect><draw:connector draw:style-name="gr25" draw:text-style-name="P28" draw:type="line" svg:x1="7.962cm" svg:y1="10.827cm" svg:x2="7.974cm" svg:y2="8.287cm" draw:start-shape="id19" draw:start-glue-point="0" draw:end-shape="id15" draw:end-glue-point="2"><text:p/></draw:connector><draw:connector draw:style-name="gr25" draw:text-style-name="P28" draw:type="line" svg:x1="4.676cm" svg:y1="10.827cm" svg:x2="4.687cm" svg:y2="6.031cm" draw:start-shape="id20" draw:start-glue-point="0" draw:end-shape="id14" draw:end-glue-point="2"><text:p/></draw:connector><draw:rect draw:style-name="gr24" draw:text-style-name="P28" draw:id="id21" svg:width="2.274cm" svg:height="0.81cm" svg:x="0.182cm" svg:y="10.79cm"><text:p text:style-name="P27"><text:span text:style-name="T4">Simulator</text:span></text:p></draw:rect><draw:connector draw:style-name="gr25" draw:text-style-name="P28" draw:type="line" svg:x1="1.318cm" svg:y1="10.791cm" svg:x2="1.33cm" svg:y2="3.455cm" draw:start-shape="id21" draw:start-glue-point="0" draw:end-shape="id13" draw:end-glue-point="2"><text:p/></draw:connector><draw:line draw:style-name="gr22" draw:text-style-name="P28" svg:x1="2.378cm" svg:y1="11.248cm" svg:x2="3.077cm" svg:y2="11.248cm"><text:p/></draw:line><draw:connector draw:style-name="gr26" draw:text-style-name="P28" draw:type="line" svg:x1="5.812cm" svg:y1="11.229cm" svg:x2="6.828cm" svg:y2="11.233cm" draw:start-shape="id20" draw:start-glue-point="1" draw:end-shape="id19" draw:end-glue-point="3"><text:p/></draw:connector><draw:rect draw:style-name="gr24" draw:text-style-name="P28" draw:id="id20" svg:width="2.273cm" svg:height="0.81cm" svg:x="3.54cm" svg:y="10.825cm"><text:p text:style-name="P27"><text:span text:style-name="T4">Simulator</text:span></text:p></draw:rect></draw:g>Illustration <text:sequence text:ref-name="refIllustration0" text:name="Illustration" text:formula="ooow:Illustration+1" style:num-format="1">1</text:sequence>: Umlaut general structure</text:p></draw:text-box></draw:frame>These steps can be drawn as the illustration <text:sequence-ref text:reference-format="page" text:ref-name="refIllustration0">11</text:sequence-ref>.</text:p>
      <text:p text:style-name="Text_20_body"/>
      <text:p text:style-name="Text_20_body">Note that the simulator could be realized in most of the stages. For the beginning of the work on Umlaut in Kermeta, we did choice the executable model to be the most easy to execute, as its structure will be all Kermeta code. A simulator on reified model could reuse the structure of the Kermeta simulator code as they manipulate “state” and “event” classes, but with rewriting. A simulator for the initial could incorporate the reified model simulator but would need a huge amount of coding in order to be able to manipulate state charts and instances diagrams together with actors and static classes.</text:p>
      <text:h text:style-name="Heading_20_1" text:outline-level="1">UML2 tools suite</text:h>
      <text:p text:style-name="Text_20_body">On the top of the UML2 suite for Kermeta stands a set of generic tools. Those tools would be used by more specific ones (dedicated to a deeper domain inside UML world, like the state charts simulation).</text:p>
      <text:h text:style-name="Heading_20_2" text:outline-level="2">Uml2 suite architecture</text:h>
      <text:p text:style-name="Text_20_body">The Kermeta suite dedicated to UML2 has been structured like a tree whose roots are generic and concern all the UML2 package, branches group the tools covering one UML2 sub-domain, and twigs represent a very specific model.</text:p>
      <text:p text:style-name="Text_20_body">The Uml2 project tree :</text:p>
      <text:p text:style-name="P35"><text:tab/><text:span text:style-name="T7">uml2</text:span></text:p>
      <text:p text:style-name="P35"><text:tab/><text:tab/>uml2kmt</text:p>
      <text:p text:style-name="P35"><text:tab/><text:tab/>uml2km</text:p>
      <text:p text:style-name="P35"><text:tab/><text:tab/><text:span text:style-name="T7">+ statecharts</text:span></text:p>
      <text:p text:style-name="P36"><text:tab/><text:tab/><text:tab/>sc2iolts<text:span text:style-name="T8"> : reify state charts into class diagrams, using the IO/LTS scheme.</text:span></text:p>
      <text:p text:style-name="P35"><text:tab/><text:tab/><text:tab/><text:span text:style-name="T7">+ simulator</text:span></text:p>
      <text:p text:style-name="P36"><text:tab/><text:tab/><text:tab/><text:tab/>simulator<text:span text:style-name="T8"> : permit interactive execution of a reified state machine.</text:span></text:p>
      <text:p text:style-name="P36"><text:tab/><text:tab/><text:tab/><text:span text:style-name="T7">+ CADP</text:span></text:p>
      <text:p text:style-name="P36"><text:tab/><text:tab/><text:tab/><text:tab/>km2eiffel<text:span text:style-name="T8"> : translate in Eiffel the IO/LTS result, for use in CADP.</text:span></text:p>
      <text:p text:style-name="P37"/>
      <text:h text:style-name="Heading_20_2" text:outline-level="2">UML versatility</text:h>
      <text:p text:style-name="Text_20_body">The Umlaut aim is to give modelers a set of tools for manipulating UML models inside Kermeta suite.</text:p>
      <text:p text:style-name="Text_20_body">As the “uml2km” tool requires Visitor and Builder patterns, it is quiet easy to design a general application which could be extended by new visitors to produce km2uml translation (or uml2ecore transform).</text:p>
      <text:p text:style-name="Text_20_body">Our goal, for the first release, is the UML2 to Kermeta translation, for use in the state charts simulator (the main functionality of the 1<text:span text:style-name="T9">st</text:span> generation Umlaut tool).</text:p>
      <text:h text:style-name="Heading_20_2" text:outline-level="2">Xxxx</text:h>
      <text:h text:style-name="Heading_20_1" text:outline-level="1">The uml2km tool</text:h>
      <text:p text:style-name="Text_20_body">The Kermeta code generator takes Umlaut UML2 static models and transforms then in the equivalent Kermeta code files.</text:p>
      <text:h text:style-name="Heading_20_2" text:outline-level="2"><text:span text:style-name="T10">uml2km</text:span> tool analysis</text:h>
      <text:p text:style-name="Text_20_body">The uml2km tool realize the translation of an UML2 conform model (<text:span text:style-name="T6">.uml2</text:span>) into the equivalent Kermeta model (<text:span text:style-name="T6">.km</text:span>).</text:p>
      <text:p text:style-name="Text_20_body">For the Umlaut purpose (the old one functionalities), we will realize only the static diagram treatment in the first stage of development. The others UML2 diagrams should be ruled during a later step of UML2 integration into Kermeta environment.</text:p>
      <text:p text:style-name="Text_20_body">Like an interpreter, the uml2km tool should visit each element of the model, and transform it in its Kermeta equivalent. We implement a Visitor Design Pattern, dedicated to the structure of UML2 models (static class diagram for the first coding campaign).</text:p>
      <text:p text:style-name="Text_20_body"><text:span text:style-name="T7">Known </text:span><text:span text:style-name="T11">uml2km</text:span><text:span text:style-name="T7"> limitations on Static Diagrams</text:span> :</text:p>
      <text:list text:style-name="L3">
        <text:list-item>
          <text:p text:style-name="P38"><text:span text:style-name="T7">Pre-process</text:span><text:span text:style-name="T3"> : Same</text:span> name between properties <text:s/>and or operations is forbidden in MOF/Kermeta, so we need to adjust the UML2 model to avoid polymorphic operations (same name but different parameters or type) and methods named as the attributes they act as proxies to. The RemovePolymorphic tool take a given UML2 model and could rename all duplicate operations' names, or pretty print them for the user to correct his model.</text:p>
        </text:list-item>
        <text:list-item>
          <text:p text:style-name="P38">Former UMLAUT accessed to class properties with operations named as the properties. This is not permitted in MOF/Kermeta so the new UMLAUT Valooder creates “set_” and “get_” operations for properties.</text:p>
        </text:list-item>
      </text:list>
      <text:p text:style-name="P31">TODO ........</text:p>
      <text:h text:style-name="Heading_20_2" text:outline-level="2">UML2 unprocessed features</text:h>
      <text:p text:style-name="Text_20_body"><text:span text:style-name="T7">Visibility </text:span>: the UML visibility notion is not taken in part in the Kermeta code. The Kermeta Model is build upon the MOF Model which doesn't have such notion ; for MOF compatibility reasons, the Kermeta doesn't implement Visibility, so all properties, methods and associations are “public”.</text:p>
      <text:p text:style-name="Text_20_body"><text:span text:style-name="T7">DataType </text:span>: Only Kermeta primitive types can be processed as DataType classes, so you must declare other static types as UML2 Classes.</text:p>
      <text:h text:style-name="Heading_20_1" text:outline-level="1">Valooder tool for statecharts models</text:h>
      <text:p text:style-name="Text_20_body">As main rewrite from old Umlaut, the Valooder part of the Kermeta UML2 suite is designed to process UML2 models where the classes behavior is described within state machines. It takes such a model and outputs a reified executable model which can be run in a simulator (presented in the next chapter).</text:p>
      <text:p text:style-name="Important">The input model must embed the complete static diagram describing the system plus the state machine attached to each active class within it plus the use cases relying on the system (with each actor state machine).</text:p>
      <text:p text:style-name="Important">For the users who may have distinct diagrams for each of those things, a external tool could be realize for merging them in the unified model Valooder demands.</text:p>
      <text:h text:style-name="Heading_20_2" text:outline-level="2">Main structures</text:h>
      <text:h text:style-name="Heading_20_3" text:outline-level="3">Steps of transformation</text:h>
      <text:p text:style-name="Text_20_body">The original Umlaut Valooder was design to process UML1 models through some conceptual steps, despite the fact it has been realized as a one pass visitor. Below are the steps given in the PDSE'98 presentation paper.</text:p>
      <text:list text:style-name="L4">
        <text:list-item>
          <text:p text:style-name="P39"><text:span text:style-name="T7">Static model transformations</text:span> :</text:p>
        </text:list-item>
      </text:list>
      <text:p text:style-name="Text_20_body">Add generalization upon RTS entities to the classes which can be relied on some behavior :</text:p>
      <text:list text:style-name="L5">
        <text:list-item>
          <text:p text:style-name="P40">asynchronous communication class =&gt; PROTOCOL_ENTITY</text:p>
        </text:list-item>
        <text:list-item>
          <text:p text:style-name="P40">&lt;&lt;actor&gt;&gt; stereotype =&gt; ACTIVABLE</text:p>
        </text:list-item>
      </text:list>
      <text:list text:style-name="L4">
        <text:list-item text:start-value="1">
          <text:p text:style-name="P39"><text:span text:style-name="T7">Dynamic model transformations</text:span> :</text:p>
        </text:list-item>
      </text:list>
      <text:p text:style-name="Text_20_body">Search all method invocations occurrences between objects :</text:p>
      <text:list text:style-name="L6">
        <text:list-item>
          <text:p text:style-name="P41">direct invocations replaced by messages sending</text:p>
        </text:list-item>
      </text:list>
      <text:p text:style-name="Text_20_body">Produce the static transitions state diagrams for the receive() method of REACTIVE objects :</text:p>
      <text:list text:style-name="L6">
        <text:list-item text:start-value="1">
          <text:p text:style-name="P41">implementation of the GOF “State” design pattern</text:p>
        </text:list-item>
      </text:list>
      <text:list text:style-name="L7">
        <text:list-item>
          <text:p text:style-name="P42"><text:span text:style-name="T7">Executable model (code generation)</text:span> :</text:p>
        </text:list-item>
      </text:list>
      <text:p text:style-name="Text_20_body">Map UML2 transitions into OO methods :</text:p>
      <text:list text:style-name="L6">
        <text:list-item text:start-value="1">
          <text:p text:style-name="P41">transition trigger =&gt; method name</text:p>
        </text:list-item>
        <text:list-item>
          <text:p text:style-name="P41">starting state + event parameters conditions =&gt; method pre-conditions</text:p>
        </text:list-item>
        <text:list-item>
          <text:p text:style-name="P41">arrival state =&gt; method post-condition</text:p>
        </text:list-item>
        <text:list-item>
          <text:p text:style-name="P41">transition action (in Kermeta language) =&gt; method body</text:p>
        </text:list-item>
      </text:list>
      <text:p text:style-name="P43">If a transition has a complex actions set, this set can be described with a sub-state machine executed when the transition is fired.</text:p>
      <text:h text:style-name="Heading_20_3" text:outline-level="3">Structure decisions</text:h>
      <text:p text:style-name="Text_20_body">As the Valooder was based on steps but was written in a one pass visit and embedded some design patterns and many generic manipulations of UML elements, we had to choice how to structure the new Valooder application, in order to clarify its internals for maintenance and extract of it reusable UML tools.</text:p>
      <text:p text:style-name="Text_20_body">We seen 3 approaches to engineer the Kermeta Valooder :</text:p>
      <text:list text:style-name="L8">
        <text:list-item>
          <text:p text:style-name="P44">Rough work : closed translation of the <text:span text:style-name="T6">valooder.e</text:span> Eiffel code in Kermeta language. Quick but we will not master the internal principles so debugging, documentation, and future maintenance will be a bad hard work.</text:p>
        </text:list-item>
        <text:list-item>
          <text:p text:style-name="P44">UML2 modules : begin with modeling and coding of UML manipulating tools, then use them to design and implement the transformation steps. Long work but will give high quality programs and documentation and easier forthcoming evolutions.</text:p>
        </text:list-item>
        <text:list-item>
          <text:p text:style-name="P44">Intermediate : structure the packages in a modular goal and refactor the valooder over its translation, extracting functions to modules on the fly. As the first Valooder was hacked in some views, factorization may be not easy nor even possible, and the documentation would be desultory, with lack of unit tests.</text:p>
        </text:list-item>
      </text:list>
      <text:p text:style-name="Text_20_body">We choose a way hybrid of 2. and 3., as we analyzed the transformations using samples of generated models from old Umlaut, and then diving into the <text:span text:style-name="T6">valooder.e</text:span> Eiffel code to extract and design the tools needed.</text:p>
      <text:p text:style-name="Text_20_body">In a larger analysis, we decided to split in three parts the Valooder work :</text:p>
      <text:list text:style-name="L9">
        <text:list-item>
          <text:p text:style-name="P45">the reification, i.e. transformations from the input model to the static reified one</text:p>
        </text:list-item>
        <text:list-item>
          <text:p text:style-name="P45">the code generation, done by the <text:span text:style-name="T6">Uml2KM</text:span> tool.</text:p>
        </text:list-item>
        <text:list-item>
          <text:p text:style-name="P45">the configuration, i.e. generating the part of code which take objects of the instances model given as initial system to the simulator. It may exist multiple initial systems for a single design model in order to be validated by simulation, so this part of the old Valooder must be done just before running the corresponding simulation.</text:p>
        </text:list-item>
      </text:list>
      <text:h text:style-name="Heading_20_3" text:outline-level="3">Transformations on each UML element</text:h>
      <text:p text:style-name="Text_20_body">We studied the 3-way switch sample (drawn by hands) to extract the transformations needed by the simulator about each part of the input model.</text:p>
      <text:p text:style-name="Text_20_body">The transformations we found are listed below, sorted by UML types.</text:p>
      <text:h text:style-name="Heading_20_4" text:outline-level="4">Classifier (all)</text:h>
      <text:list text:style-name="L10">
        <text:list-item>
          <text:p text:style-name="P46">Getter &amp; setter on attributes</text:p>
        </text:list-item>
        <text:list-item>
          <text:p text:style-name="P46">reify associations</text:p>
        </text:list-item>
      </text:list>
      <text:h text:style-name="Heading_20_4" text:outline-level="4">Classifier with state machine</text:h>
      <text:p text:style-name="Text_20_body"><text:span text:style-name="T7">Static side</text:span> :</text:p>
      <text:list text:style-name="L11">
        <text:list-item>
          <text:p text:style-name="P47">extraction of corresponding interface (name like the classifier)</text:p>
        </text:list-item>
      </text:list>
      <text:list text:style-name="L12">
        <text:list-item>
          <text:p text:style-name="P48">Classifier becomes implementation (name = “Class_impl”)</text:p>
        </text:list-item>
        <text:list-item>
          <text:p text:style-name="P48">corresponding Proxy (name = “Class_proxy, inherits rts::Proxy)</text:p>
        </text:list-item>
      </text:list>
      <text:list text:style-name="L13">
        <text:list-item>
          <text:p text:style-name="P49">Generalization : <text:span text:style-name="T12">rts::ActiveStateMachine</text:span> if isActive or Actor, <text:span text:style-name="T12">rts::Reactive</text:span> else</text:p>
        </text:list-item>
        <text:list-item>
          <text:p text:style-name="P49">defines the “make()” method which initialize the classifier (constructor)</text:p>
        </text:list-item>
      </text:list>
      <text:p text:style-name="P50">Behavior side<text:span text:style-name="T3"> :</text:span></text:p>
      <text:list text:style-name="L12">
        <text:list-item>
          <text:p text:style-name="P48">implementation =&gt; abstract operations of the classifier got concrete with an empty body</text:p>
        </text:list-item>
        <text:list-item>
          <text:p text:style-name="P48">“Command” design pattern on public operations of the interface</text:p>
        </text:list-item>
        <text:list-item>
          <text:p text:style-name="P48">adds the initial state affectation to the “make()” method</text:p>
        </text:list-item>
      </text:list>
      <text:h text:style-name="Heading_20_2" text:outline-level="2">Tools extracted from within Valooder</text:h>
      <text:p text:style-name="Text_20_body">These tools are designed as generic as possible with a simple concrete behavior.</text:p>
      <text:p text:style-name="Text_20_body">This behavior can be easily change by overwriting some of its “protected” methods in a inherited version of the tool, giving it the precise specific behavior you need. These methods are commented out with “protected overridable” notice.</text:p>
      <text:p text:style-name="Text_20_body">They all derive from a “UmlTool” class with a “umlVersion” attribute (enumeration) which will allow to write some code specific to changes occurring within future versions of the Unified Modeling Language.</text:p>
      <text:p text:style-name="Text_20_body">As those tools are dedicated to UML model transformations, the UML element under process is named “node” like in visitors used to scan models.</text:p>
      <text:p text:style-name="Text_20_body"/>
      <text:p text:style-name="Text_20_body"><draw:frame draw:style-name="fr2" draw:name="Image8" text:anchor-type="paragraph" svg:width="15cm" svg:height="9.64cm" draw:z-index="12"><draw:image xlink:href="../Umlaut-Architecture-Guide_figures/Transformations%20-%20main%20diagram.jpg" xlink:type="simple" xlink:show="embed" xlink:actuate="onLoad" draw:filter-name="&lt;Tous les formats&gt;"/></draw:frame><draw:frame draw:style-name="fr3" draw:name="Image9" text:anchor-type="paragraph" svg:x="0.109cm" svg:y="8.59cm" svg:width="15cm" svg:height="8.61cm" draw:z-index="13"><draw:image xlink:href="../Umlaut-Architecture-Guide_figures/Transformations%20-%20State%20pattern%20and%20Interface%20samples.jpg" xlink:type="simple" xlink:show="embed" xlink:actuate="onLoad" draw:filter-name="&lt;Tous les formats&gt;"/></draw:frame></text:p>
      <text:h text:style-name="Heading_20_3" text:outline-level="3">Static related transformations</text:h>
      <text:h text:style-name="Heading_20_4" text:outline-level="4">Interface extraction</text:h>
      <text:p text:style-name="Text_20_body">This tool takes the Classifier, extracts its operations (becoming abstract) and attributes to a new interface class named as the classifier.</text:p>
      <text:p text:style-name="Text_20_body">The interface and the classifier are renamed through implementation pre- and post-name methods, which could be overwritten in the inherited tool.</text:p>
      <text:p text:style-name="Text_20_body">The given classifier no longer has attributes. Its operations which be abstract become concrete ones, with an empty body.</text:p>
      <text:p text:style-name="Text_20_body">The interface is added to the model, with a generalization between it and the classifier.</text:p>
      <text:p text:style-name="Text_20_body"><text:span text:style-name="T7">Valooder differences</text:span> :</text:p>
      <text:p text:style-name="Text_20_body">Only prefixes and suffixes are different.</text:p>
      <text:h text:style-name="Heading_20_4" text:outline-level="4">Add generalization</text:h>
      <text:p text:style-name="Text_20_body">Given an ancestor Classifier and an heir Classifier, the tool create the generalization between them, in the heir package.</text:p>
      <text:p text:style-name="Text_20_body"><text:span text:style-name="T7">Valooder differences</text:span> : none.</text:p>
      <text:h text:style-name="Heading_20_4" text:outline-level="4">Import package</text:h>
      <text:p text:style-name="Text_20_body">Add a reference to an external package in the current package</text:p>
      <text:p text:style-name="Text_20_body"><text:span text:style-name="T7">Valooder differences</text:span> : none.</text:p>
      <text:h text:style-name="Heading_20_4" text:outline-level="4">Accessors setting</text:h>
      <text:p text:style-name="Text_20_body">For direct attributes of a given Classifier, create the corresponding “get_” and “set_” methods. Default methods “doGetter()” and “doSetter()” can be overwritten (empty for not create the corresponding accessor, for example).</text:p>
      <text:p text:style-name="Text_20_body"><text:span text:style-name="T7">Valooder differences</text:span> : none.</text:p>
      <text:h text:style-name="Heading_20_3" text:outline-level="3">Behavior related transformations</text:h>
      <text:h text:style-name="Heading_20_4" text:outline-level="4">Transition to body</text:h>
      <text:p text:style-name="Text_20_body">This tool extracts from a given transition the corresponding method and its body code.</text:p>
      <text:p text:style-name="Text_20_body">For the first version (for Valooder 2006), only Kermeta code will be generated and activities must be written in Kermeta language (no parsing of UML2 semantics).</text:p>
      <text:p text:style-name="Text_20_body"><text:span text:style-name="T7">Valooder differences</text:span> :</text:p>
      <text:p text:style-name="Text_20_body">First version of this tool had been designed in spite of being useful to the Valooder 2006, close to its needs. If the tool appears not as generic as it could be, then please transfer the current code to an inherited tool in the Valooder package.</text:p>
      <text:h text:style-name="Heading_20_4" text:outline-level="4">Context classifier for states</text:h>
      <text:p text:style-name="Standard">A state doesn't know its owner, which may be a composite state or a classifier. This tool searches the classifier which owns the given state or its higher owning composite state.</text:p>
      <text:p text:style-name="Standard">May be the “<text:span text:style-name="T13">stateMachine_redefinitionContext</text:span>” attribute gives us the classifier owning the current state, so we should not need the present tool.</text:p>
      <text:p text:style-name="Text_20_body"><text:span text:style-name="T7">Valooder differences</text:span> : none.</text:p>
      <text:h text:style-name="Heading_20_3" text:outline-level="3">Design patterns related tools</text:h>
      <text:p text:style-name="Text_20_body">Each design pattern would have its own Class with its appropriate methods. Two way are available for processing the pattern:</text:p>
      <text:list text:style-name="L14">
        <text:list-item>
          <text:p text:style-name="P51">a visitor for each entity which has concerns about the same pattern, like the class, the corresponding state machine and its states and transitions for the “State” pattern when possible. It is designed for the generic <text:span text:style-name="T6">TopDownVisitor.kmt</text:span> visit path.</text:p>
        </text:list-item>
        <text:list-item>
          <text:p text:style-name="P51">an <text:span text:style-name="T6">applyPattern()</text:span> method which embeds all the work, using visitors below. For example, the <text:span text:style-name="T6">applyPattern()</text:span> method for <text:s/>“State” pattern would take the state machine as parameter and execute the visitors upon its owning class and its states. The <text:span text:style-name="T6">applyPattern()</text:span> is always available, knowing the fact some design patterns could not be run under visiting round.</text:p>
        </text:list-item>
      </text:list>
      <text:h text:style-name="Heading_20_4" text:outline-level="4">G.O.F. Command</text:h>
      <text:p text:style-name="Text_20_body">The processed node is a UML2 “Class” type.</text:p>
      <text:p text:style-name="Text_20_body"><text:span text:style-name="T7">Valooder differences</text:span> :</text:p>
      <text:p text:style-name="Text_20_body"/>
      <text:h text:style-name="Heading_20_4" text:outline-level="4">G.O.F. State</text:h>
      <text:p text:style-name="Text_20_body">The processed node is a UML2 “StateMachine” type.</text:p>
      <text:p text:style-name="Text_20_body">TODO : what to do with pseudo states ??????</text:p>
      <text:p text:style-name="Text_20_body"><text:span text:style-name="T7">Valooder differences</text:span> :</text:p>
      <text:p text:style-name="Text_20_body">The abstract state class is named like its context classifier, suffixed with “_top_state”</text:p>
      <text:p text:style-name="Text_20_body">The concrete state classes are named with its context classifier name + “_in_” plus the name of the state.</text:p>
      <text:h text:style-name="Heading_20_4" text:outline-level="4">G.O.F. Proxy</text:h>
      <text:p text:style-name="Standard">The processed node is a UML2 “Class” type.</text:p>
      <text:p text:style-name="Text_20_body"><text:span text:style-name="T7">Valooder differences</text:span> :</text:p>
      <text:p text:style-name="Text_20_body"/>
      <text:h text:style-name="Heading_20_4" text:outline-level="4">G.O.F. Visitor</text:h>
      <text:p text:style-name="Text_20_body">Auto generated (with Ecore tools<text:note text:id="ftn0" text:note-class="footnote"><text:note-citation>1</text:note-citation><text:note-body><text:p text:style-name="Footnote">Look after <text:span text:style-name="T6">ecore_projects</text:span> repository on “<text:a xlink:type="simple" xlink:href="http://gforge.inria.fr/projects/kermeta/">http://gforge.inria.fr/projects/kermeta/</text:a>”</text:p></text:note-body></text:note>) in a “Top/Down” version as the main tool of “uml2” package in Umlaut tools suite for visit UML2 models.</text:p>
      <text:p text:style-name="Text_20_body"><text:span text:style-name="T7">Valooder differences</text:span> : none</text:p>
      <text:h text:style-name="Heading_20_4" text:outline-level="4">G.O.F. Builder</text:h>
      <text:p text:style-name="Text_20_body">Auto generated (with Ecore tools) in a generic version as utility tool of “uml2” package in Umlaut tools suite for building needed UML2 elements.</text:p>
      <text:p text:style-name="Text_20_body"><text:span text:style-name="T7">Valooder differences</text:span> : none</text:p>
      <text:h text:style-name="Heading_20_2" text:outline-level="2">Additional requirements and refinements</text:h>
      <text:h text:style-name="Heading_20_3" text:outline-level="3">Variation points</text:h>
      <text:p text:style-name="Text_20_body">Some cases in the treatment of the model are ambiguous and need a choice from the Umlaut user. Those choices can be predetermined by the user for the all treatment as the points which need such choices can be detect on-the-fly by Umlaut.</text:p>
      <text:p text:style-name="Text_20_body">Variation point types :</text:p>
      <text:list text:style-name="L15">
        <text:list-item>
          <text:p text:style-name="P52">Xxxx ... =&gt; choices :</text:p>
          <text:list>
            <text:list-item>
              <text:p text:style-name="P52">choice A : xxxx</text:p>
            </text:list-item>
            <text:list-item>
              <text:p text:style-name="P52">choice B : xxxx</text:p>
            </text:list-item>
          </text:list>
        </text:list-item>
        <text:list-item>
          <text:p text:style-name="P52">Zzzz <text:s/>... <text:s/>=&gt; choices :</text:p>
          <text:list>
            <text:list-item>
              <text:p text:style-name="P52"/>
            </text:list-item>
          </text:list>
        </text:list-item>
        <text:list-item>
          <text:p text:style-name="P52"/>
        </text:list-item>
      </text:list>
      <text:p text:style-name="Text_20_body"/>
      <text:h text:style-name="Heading_20_3" text:outline-level="3">Code generation for CADP tools Suite</text:h>
      <text:p text:style-name="P53">TODO : present the tools suite.....</text:p>
      <text:h text:style-name="Heading_20_4" text:outline-level="4">TGV needs</text:h>
      <text:p text:style-name="Text_20_body">The TGV tool has been design to run in batch context so it can passes problematic points without being stopped. The needs are sufficiently low and can be satisfied by any choice about variation points as presented in previous section.</text:p>
      <text:p text:style-name="Text_20_body"/>
      <text:h text:style-name="Heading_20_4" text:outline-level="4">Generated Eiffel code analysis</text:h>
      <text:p text:style-name="Text_20_body">This section examines the Eiffel code generated as output by Umlaut in order to transform it in C language for being used by the CADP tools.</text:p>
      <text:p text:style-name="P31">TODO ........</text:p>
      <text:p text:style-name="Standard"/>
      <text:h text:style-name="Heading_20_1" text:outline-level="1">Simulation of StateCharts models</text:h>
      <text:p text:style-name="Text_20_body">The statecharts models transformed by the Valooder can be run in order to simulate their behavior and validate them (or not).</text:p>
      <text:h text:style-name="Heading_20_2" text:outline-level="2">State Machines – Minimum demands</text:h>
      <text:p text:style-name="Text_20_body">In relation with TGV needs, the model diagrams need completion of information requirements, in order to permit the generation of a complete and valid TGV input.</text:p>
      <text:p text:style-name="Text_20_body">Requirements :</text:p>
      <text:list text:style-name="L16">
        <text:list-item>
          <text:p text:style-name="P54">Class diagram :</text:p>
          <text:list>
            <text:list-item>
              <text:p text:style-name="P54"/>
            </text:list-item>
          </text:list>
        </text:list-item>
        <text:list-item>
          <text:p text:style-name="P54">State chart :</text:p>
          <text:list>
            <text:list-item>
              <text:p text:style-name="P54"/>
            </text:list-item>
          </text:list>
        </text:list-item>
        <text:list-item>
          <text:p text:style-name="P54">Instance diagrams :</text:p>
          <text:list>
            <text:list-item>
              <text:p text:style-name="P54"/>
            </text:list-item>
          </text:list>
        </text:list-item>
        <text:list-item>
          <text:p text:style-name="P54">Use cases :</text:p>
          <text:list>
            <text:list-item>
              <text:p text:style-name="P54"/>
            </text:list-item>
          </text:list>
        </text:list-item>
      </text:list>
      <text:p text:style-name="Text_20_body"/>
      <text:h text:style-name="Heading_20_2" text:outline-level="2">Simulation</text:h>
      <text:p text:style-name="Text_20_body"><draw:frame draw:style-name="fr4" draw:name="Cadre1" text:anchor-type="paragraph" svg:x="5.334cm" svg:y="2.526cm" svg:width="7.752cm" draw:z-index="4"><draw:text-box fo:min-height="7.555cm"><text:p text:style-name="P34"><draw:g text:anchor-type="paragraph" draw:z-index="5" draw:style-name="gr27"><draw:custom-shape draw:style-name="gr18" draw:text-style-name="P55" svg:width="1.408cm" svg:height="1.303cm" svg:x="2.607cm" svg:y="0.018cm"><text:p text:style-name="P27"><text:span text:style-name="T14">static</text:span></text:p><text:p text:style-name="P27"><text:span text:style-name="T14">diagram</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18" draw:text-style-name="P55" svg:width="1.408cm" svg:height="1.303cm" svg:x="4.671cm" svg:y="0cm"><text:p text:style-name="P27"><text:span text:style-name="T14">state</text:span></text:p><text:p text:style-name="P27"><text:span text:style-name="T14">char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18" draw:text-style-name="P55" svg:width="1.408cm" svg:height="1.303cm" svg:x="0.589cm" svg:y="2.895cm"><text:p text:style-name="P27"><text:span text:style-name="T14">objec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28" draw:text-style-name="P55" svg:width="3.493cm" svg:height="1.031cm" svg:x="2.49cm" svg:y="1.552cm"><text:p text:style-name="P27"><text:span text:style-name="T14"/></text:p><text:p text:style-name="P27"><text:span text:style-name="T14">reification in</text:span></text:p><text:p text:style-name="P27"><text:span text:style-name="T14">Kermeta</text:span></text:p><draw:enhanced-geometry svg:viewBox="0 0 21600 21600" draw:text-areas="?f0 0 ?f2 ?f5" draw:type="down-arrow" draw:modifiers="7754.24460431655 2323.77049180328"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9" draw:text-style-name="P55" svg:width="2.534cm" svg:height="1.167cm" svg:x="2.981cm" svg:y="2.679cm"><text:p text:style-name="P27"><text:span text:style-name="T14">executable</text:span></text:p><text:p text:style-name="P27"><text:span text:style-name="T14">model (</text:span><text:span text:style-name="T15">.km</text:span><text:span text:style-name="T14">)</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8" draw:text-style-name="P55" svg:width="4.739cm" svg:height="0.777cm" svg:x="0.612cm" svg:y="4.311cm"><text:p text:style-name="P27"><text:span text:style-name="T14">execution in</text:span></text:p><text:p text:style-name="P27"><text:span text:style-name="T14">Umlaut</text:span></text:p><draw:enhanced-geometry svg:viewBox="0 0 21600 21600" draw:glue-points="10800 0 2160 10800 10800 21600 19440 10800" draw:text-areas="4350 0 17250 21600" draw:type="flowchart-manual-operation" draw:enhanced-path="M 0 0 L 21600 0 17250 21600 4350 21600 0 0 Z N"/></draw:custom-shape><draw:custom-shape draw:style-name="gr30" draw:text-style-name="P56" svg:width="3.518cm" svg:height="1.516cm" svg:x="1.035cm" svg:y="5.477cm"><text:p text:style-name="P27"><text:span text:style-name="T16">behavior of the</text:span></text:p><text:p text:style-name="P27"><text:span text:style-name="T16">model on screen</text:span></text:p><draw:enhanced-geometry svg:viewBox="0 0 21600 21600" draw:glue-points="10800 0 0 10800 10800 21600 21600 10800" draw:text-areas="3600 0 17800 21600" draw:type="flowchart-display" draw:enhanced-path="M 3600 0 L 17800 0 X 21600 10800 17800 21600 L 3600 21600 0 10800 Z N"/></draw:custom-shape></draw:g>Illustration <text:sequence text:ref-name="refIllustration1" text:name="Illustration" text:formula="ooow:Illustration+1" style:num-format="1">2</text:sequence>: Simulator internals</text:p></draw:text-box></draw:frame>The Umlaut Simulator is design to execute the state machine and provide the user, for each turn of simulation, the global state of the system and a way to choose the next transition. It needs to make executable the diagrams given as a model of the system and to transform the diagram of instances in a initial global state of the system, before the user get hold on it (<text:sequence-ref text:reference-format="page" text:ref-name="refIllustration1">19</text:sequence-ref>).</text:p>
      <text:h text:style-name="Heading_20_2" text:outline-level="2">Statecharts simulator internals</text:h>
      <text:p text:style-name="Text_20_body">The first Valooder, in UMLAUT1, generated directly the Eiffel code for the CADP suite of tools, with a specific characteristic : the states implemented their instance features (they inherit from the instance) so the tools (and the simulator one of course) could just use the current state as the instance itself and a change of state was hacked by a direct transformation of the current state in the new state behavior and structure, without creating new object. It was permitted by inline C code inside the Eiffel code.</text:p>
      <text:p text:style-name="Text_20_body">As Kermeta doesn't authorize such kind of hack, we had to find the proper way to drive the simulations, without disable a later generation tool towards CADP suite.</text:p>
      <text:p text:style-name="Text_20_body">Our team considered three solutions responding that challenge :</text:p>
      <text:list text:style-name="L17">
        <text:list-item>
          <text:p text:style-name="P57">Generate a code to be strictly compatible to the Eiffel code for CADP. It would imply the simulator to hard-wire the state swapping in its code. For do this, it needs to copy all attributes and also to browse all other instances searching pointers on the current state to replace it by the new copy (the next state). This solution preserves a high compatibility with the old UMLAUT generator and the CADP tools, but with a running cost for the Kermeta simulator due to the reflexive and exhaustive work of the copy code. REM : this approach had implied for the states classes an inheritance from their instance class, missing from the State design pattern used to reified the model under study.</text:p>
        </text:list-item>
        <text:list-item>
          <text:p text:style-name="P57">Generate a code close to the needs of CADP, but where the copy code needed by the simulator has been also generated so it is embedded in the code passed to the simulator. It suppresses the running cost for the simulation as there is no needs for reflexive exploration of all instances for each step. But the copy code must be remove before generating Eiffel code to the CADP tools.</text:p>
        </text:list-item>
        <text:list-item>
          <text:p text:style-name="P57">Generate a code close to the State design pattern, so we don't need the inheritance between states and their instances. But, as the code of actions is executed within the current state despite it concerns the instance, we must use an adapter to execute this code in the correct instance : it means that each state must know its instance, through a “context” attribute, and a “context.” reference must be prepended to each called operation of the instance class. This context prepend will be made by the uml2km tool within the Valooder application, after the reifying tool had transformed the statecharts into UML classes.</text:p>
        </text:list-item>
      </text:list>
      <text:p text:style-name="Text_20_body">For reason of simplicity, clarity, performance, and to be closer to the underlying State Design Pattern, we first decided to implement the solution '<text:span text:style-name="T7">3.</text:span><text:span text:style-name="T3">'</text:span>. But having the correct value of the instance through states, proxies, and implementation instances are too difficult to manage. So we go back to the UMLAUT approach with the solution '<text:span text:style-name="T7">1.</text:span><text:span text:style-name="T3">'</text:span>.</text:p>
      <text:p text:style-name="Text_20_body"><draw:frame draw:style-name="fr3" draw:name="Image6" text:anchor-type="paragraph" svg:x="2.062cm" svg:y="0.263cm" svg:width="14.628cm" svg:height="9.347cm" draw:z-index="6"><draw:image xlink:href="../Umlaut-Architecture-Guide_figures/InternalTransitionSequenceDiagram_instances.png" xlink:type="simple" xlink:show="embed" xlink:actuate="onLoad"/></draw:frame></text:p>
      <text:p text:style-name="Text_20_body">The resulting RTS code for simulation is quite sophisticated, as it must handle attributes values of instances, taking in account the links of proxies and accesses to states attributes. The resulting sequence for one internal transition could be seen above :</text:p>
      <text:p text:style-name="Text_20_body"><draw:frame draw:style-name="fr5" draw:name="Image5" text:anchor-type="paragraph" svg:x="-0.025cm" svg:y="0.25cm" svg:width="16.999cm" svg:height="11.86cm" draw:z-index="7"><draw:image xlink:href="../Umlaut-Architecture-Guide_figures/InternalTransitionSequenceDiagram.png" xlink:type="simple" xlink:show="embed" xlink:actuate="onLoad"/></draw:frame></text:p>
      <text:p text:style-name="Important">For a matter of preserving complete state of each instance, their attributes values are copied to their beginning state by the <text:span text:style-name="T6">setInitialConfiguration()</text:span> method of the simulator. As further changes of those attributes during transitions firing are done on current state, then the current state attributes values are totally copied to the next state.</text:p>
      <text:p text:style-name="Important">The current status of each instance given to the simulator user takes up as values those of the instance current state attributes, in place of the instance itself.</text:p>
      <text:p text:style-name="Text_20_body">The affectation of simple attributes is done like the way of previous mechanism, but without firing an event to another instance :</text:p>
      <text:p text:style-name="Text_20_body"><draw:frame draw:style-name="fr5" draw:name="Image7" text:anchor-type="paragraph" svg:x="0cm" svg:y="0.383cm" svg:width="16.999cm" svg:height="11.86cm" draw:z-index="8"><draw:image xlink:href="../Umlaut-Architecture-Guide_figures/InternalTransitionSequenceDiagram_affectation.png" xlink:type="simple" xlink:show="embed" xlink:actuate="onLoad"/></draw:frame></text:p>
      <text:h text:style-name="Heading_20_2" text:outline-level="2">Generic simulator design</text:h>
      <text:p text:style-name="Text_20_body">Many systems may be run into a simulator so we need a generic one which could run not only I/O-LTS systems but anything else which need to be simulated. Another problem is the lack of graphic toolkit inside Kermeta language so we need an interface to be able to adapt a external GUI to our simulator.</text:p>
      <text:p text:style-name="Text_20_body">These two requests have impacted the simulator design. The result is two packages :</text:p>
      <text:list text:style-name="L18">
        <text:list-item>
          <text:p text:style-name="P58">The “core” package</text:p>
        </text:list-item>
      </text:list>
      <text:p text:style-name="P59">It embeds the generic features and defines interfacing features for a foreign implementation package which would use the simulator.</text:p>
      <text:p text:style-name="P59"><draw:frame draw:style-name="fr2" draw:name="Image1" text:anchor-type="paragraph" svg:width="12cm" svg:height="7.969cm" draw:z-index="9"><draw:image xlink:href="../Umlaut-Architecture-Guide_figures/Simulator_design_Core.jpg" xlink:type="simple" xlink:show="embed" xlink:actuate="onLoad"/></draw:frame></text:p>
      <text:p text:style-name="P59">The Simulator provides only the main loop and the management of the configuration features. The other operations will be implemented by the Ui package, for the user interaction part, and by the foreign package, for the model interaction part (applied to our goal, it would be the UMLAUT code).</text:p>
      <text:list text:style-name="L18" text:continue-numbering="true">
        <text:list-item>
          <text:p text:style-name="P58">The “ui” package :</text:p>
          <text:p text:style-name="P58">It offers the user interaction every people need to simulate modeled system we need to validate their behavior.</text:p>
          <text:p text:style-name="P58"><draw:frame draw:style-name="fr2" draw:name="Image2" text:anchor-type="paragraph" svg:width="7.999cm" svg:height="8.691cm" draw:z-index="10"><draw:image xlink:href="../Umlaut-Architecture-Guide_figures/Simulator_design_UI.jpg" xlink:type="simple" xlink:show="embed" xlink:actuate="onLoad"/></draw:frame>The interface package must implement the three operations which display informations to the user and ask him for choices.</text:p>
          <text:p text:style-name="P58">Many way of implementing that packages could be considered, but two are interesting : a text interface, easy to code in Kermeta and quickly available, and a graphic user interface, which could be implemented at the Kermeta Toolbox level, available for all contexts and needs.</text:p>
        </text:list-item>
      </text:list>
      <text:p text:style-name="Text_20_body">As these two packages only give the ability of display and choice the transitions to fire, you need to execute the generated model code. This will be done through the foreign package using the simulator features to offer its users a specific simulation of its own, in our case the new Umlaut package and its statecharts model simulations.</text:p>
      <text:p text:style-name="Text_20_body"><draw:frame draw:style-name="fr2" draw:name="Image3" text:anchor-type="paragraph" svg:width="7.999cm" svg:height="8.029cm" draw:z-index="11"><draw:image xlink:href="../Umlaut-Architecture-Guide_figures/Simulator_design_Foreign.jpg" xlink:type="simple" xlink:show="embed" xlink:actuate="onLoad"/></draw:frame>The all packages constitute a hierarchical structure of packages interacting together, as shown in this diagram :</text:p>
      <text:p text:style-name="Text_20_body"><draw:frame draw:style-name="fr6" draw:name="Image4" text:anchor-type="paragraph" svg:width="12cm" svg:height="6.279cm" draw:z-index="3"><draw:image xlink:href="../Umlaut-Architecture-Guide_figures/Simulator_design_components.jpg" xlink:type="simple" xlink:show="embed" xlink:actuate="onLoad"/></draw:frame></text:p>
      <text:h text:style-name="Heading_20_1" text:outline-level="1">Advanced features</text:h>
      <text:p text:style-name="Text_20_body">Here is a presentation of some of the additional features that Umlaut provides or will provide.</text:p>
      <text:p text:style-name="P31">TODO .........</text:p>
      <text:h text:style-name="Heading_20_1" text:outline-level="1">Knowledge near Umlaut</text:h>
      <text:h text:style-name="Heading_20_2" text:outline-level="2">I/O-LTS</text:h>
      <text:p text:style-name="Text_20_body">The Input/Output Labeled Transition system is a model used for description of behavior of a reactive system. </text:p>
      <text:p text:style-name="Text_20_body">The transition(s) between two states is[are] labeled, and can be distinguished in three types :</text:p>
      <text:list text:style-name="L19">
        <text:list-item>
          <text:p text:style-name="P60">Input transitions, noted <text:span text:style-name="T6">A</text:span><text:span text:style-name="T17">I</text:span> : those transitions originate from environment (actors' acts) of the Implementation Under Test. Such events are controllable by the environment. Their labels are prefixed by a “<text:span text:style-name="T7">?</text:span>” in literature. </text:p>
        </text:list-item>
        <text:list-item>
          <text:p text:style-name="P60">Output transitions, noted <text:span text:style-name="T6">A</text:span><text:span text:style-name="T17">O</text:span> : those transitions originate from the Implementation Under Test in destination of environment (actors). Environment can only observe these events. Their labels are prefixed by a “<text:span text:style-name="T7">!</text:span>” in literature.</text:p>
        </text:list-item>
        <text:list-item>
          <text:p text:style-name="P60"><text:span text:style-name="T18">Internal transitions, noted </text:span><text:span text:style-name="T19"></text:span><text:span text:style-name="T18"> : those transitions cannot be observed by environment (blackbox)</text:span>.</text:p>
        </text:list-item>
      </text:list>
      <text:p text:style-name="Text_20_body">As presented by Thierry Jéron in “<text:span text:style-name="T18">On-the-fly Test Synthesis with TGV</text:span>”, methods based on Labeled Transition Systems establish conformance relation between Implementation Under Test and Specification, because of no hypothesis about specification, no checking sequences, giving unbias and exhaustiveness to the TGV tool results.</text:p>
      <text:h text:style-name="Heading_20_2" text:outline-level="2">Conformance vs test purposes</text:h>
      <text:p text:style-name="Text_20_body">Testing for conformance goal is to accept/reject a particular implementation, in a formal way.</text:p>
      <text:p text:style-name="Text_20_body">Testing from test purposes aims to observe a definite behavior. This behavior can or not be related to a required behavior or correctness. Test purpose can be called “observation objective”<text:bibliography-mark text:identifier="MAC2005" text:bibliography-type="article" text:author="Patricia D.L. Machado, Daniel A. Silva, Alexandre C. Mota" text:institution="Laboratorio de Métodos Formais, CIn/Universidade Federal de Pernambuco, Brazil" text:organizations="Grupo de Métodos Formais, DSC/Universidade Federal de Campina Grande, Brazil">[1]</text:bibliography-mark>. Positive results with test purposes can give increase confidence about correctness, but no conformance.</text:p>
      <text:section text:style-name="Sect1" text:name="post-liminaires">
        <text:section text:style-name="Sect1" text:name="table_index" text:display="none">
          <text:p text:style-name="P61">Index Lexical</text:p>
          <text:alphabetical-index text:style-name="Sect1" text:protected="true" text:name="Index lexical1">
            <text:alphabetical-index-source text:ignore-case="true" text:combine-entries="false" text:combine-entries-with-pp="false" text:capitalize-entries="true"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left" style:position="0cm" style:leader-char=" "/>
                <text:index-entry-page-number/>
              </text:alphabetical-index-entry-template>
              <text:alphabetical-index-entry-template text:outline-level="2" text:style-name="Index_20_2">
                <text:index-entry-text/>
                <text:index-entry-tab-stop style:type="left" style:position="0cm" style:leader-char=" "/>
                <text:index-entry-page-number/>
              </text:alphabetical-index-entry-template>
              <text:alphabetical-index-entry-template text:outline-level="3" text:style-name="Index_20_3">
                <text:index-entry-text/>
                <text:index-entry-tab-stop style:type="left" style:position="0cm" style:leader-char=" "/>
                <text:index-entry-page-number/>
              </text:alphabetical-index-entry-template>
            </text:alphabetical-index-source>
            <text:index-body>
              <text:index-title text:style-name="Sect1" text:name="Index lexical1_Head">
                <text:p text:style-name="Index_20_Heading">Index lexical</text:p>
              </text:index-title>
            </text:index-body>
          </text:alphabetical-index>
          <text:p text:style-name="Text_20_body"/>
        </text:section>
        <text:section text:style-name="Sect1" text:name="table_illustration" text:display="none">
          <text:p text:style-name="P61">Index des illustrations</text:p>
          <text:illustration-index text:style-name="Sect1"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
                <text:index-entry-page-number/>
              </text:illustration-index-entry-template>
            </text:illustration-index-source>
            <text:index-body>
              <text:index-title text:style-name="Sect1" text:name="Index des illustrations1_Head">
                <text:p text:style-name="Illustration_20_Index_20_Heading">Index des illustrations</text:p>
              </text:index-title>
            </text:index-body>
          </text:illustration-index>
          <text:p text:style-name="Text_20_body"/>
        </text:section>
        <text:section text:style-name="Sect1" text:name="glossaire" text:display="none">
          <text:p text:style-name="P62"/>
        </text:section>
        <text:section text:style-name="Sect1" text:name="bibliographie" text:display="none">
          <text:p text:style-name="P63">Bibliographie</text:p>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ie1_Head">
                <text:p text:style-name="Bibliography_20_Heading">Bibliographie</text:p>
              </text:index-title>
            </text:index-body>
          </text:bibliography>
          <text:p text:style-name="Text_20_body"/>
        </text:section>
      </text:section>
      <text:section text:style-name="Sect1" text:name="annexes">
        <text:p text:style-name="P61">Appendices</text:p>
        <text:p text:style-name="Text_20_body"/>
        <text:p text:style-name="Text_20_body"><text:bookmark text:name="SwXTextPosition5086"/></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OpenSymbol" svg:font-family="Open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Tahoma1" svg:font-family="Tahoma"/>
    <style:font-face style:name="arial" svg:font-family="arial" style:font-adornments="Italique gras"/>
    <style:font-face style:name="Courier New2" svg:font-family="'Courier New'" style:font-family-generic="modern"/>
    <style:font-face style:name="Monospace" svg:font-family="Monospace" style:font-pitch="fixed"/>
    <style:font-face style:name="Courier" svg:font-family="Courier" style:font-family-generic="modern" style:font-pitch="fixed"/>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Luxi Sans" svg:font-family="'Luxi Sans'"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Bitstream Vera Sans3" svg:font-family="'Bitstream Vera Sans'" style:font-family-generic="roman" style:font-pitch="variable"/>
    <style:font-face style:name="Bitstream Vera Serif2" svg:font-family="'Bitstream Vera Serif'"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1" svg:font-family="Arial" style:font-family-generic="swiss" style:font-pitch="variable"/>
  </office:font-face-decls>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marker draw:name="Square_20_45" draw:display-name="Square 45" svg:viewBox="0 0 1131 1131" svg:d="m0 564 564 567 567-567-567-564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Bitstream Vera Serif" fo:font-size="11pt"/>
    </style:style>
    <style:style style:name="Text_20_body" style:display-name="Text body" style:family="paragraph" style:parent-style-name="Standard" style:class="text">
      <style:paragraph-properties fo:margin-top="0cm" fo:margin-bottom="0.212cm" fo:text-align="justify" style:justify-single-word="false"/>
      <style:text-properties fo:language="en" fo:country="US"/>
    </style:style>
    <style:style style:name="Heading" style:family="paragraph" style:parent-style-name="Standard" style:next-style-name="Text_20_body" style:class="text">
      <style:paragraph-properties fo:margin-top="0.423cm" fo:margin-bottom="0.212cm" fo:text-align="center" style:justify-single-word="false" fo:background-color="transparent" fo:keep-with-next="always">
        <style:background-image/>
      </style:paragraph-properties>
      <style:text-properties style:font-name="Bitstream Vera Sans" fo:font-size="24pt" fo:language="en" fo:country="US" fo:font-weight="bold"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fo:padding="0.049cm" fo:border-left="none" fo:border-right="none" fo:border-top="none" fo:border-bottom="0.088cm solid #ff6633"/>
      <style:text-properties style:use-window-font-color="true"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start" style:justify-single-word="false"/>
      <style:text-properties style:use-window-font-color="tru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text-align="start" style:justify-single-word="false"/>
      <style:text-properties style:use-window-font-color="tru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start" style:justify-single-word="false"/>
      <style:text-properties style:use-window-font-color="true"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style:use-window-font-color="tru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Foot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master-page-name="">
      <style:paragraph-properties fo:margin-left="0.3cm" fo:margin-right="0.6cm" fo:hyphenation-ladder-count="no-limit" fo:text-indent="0cm" style:auto-text-indent="true"/>
      <style:text-properties fo:hyphenate="false" fo:hyphenation-remain-char-count="2" fo:hyphenation-push-char-count="2"/>
    </style:style>
    <style:style style:name="Table" style:family="paragraph" style:parent-style-name="Caption" style:next-style-name="Standard"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25.1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24.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24.2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3.7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3.202cm" style:type="right" style:leader-style="dotted" style:leader-text="."/>
        </style:tab-stops>
      </style:paragraph-properties>
    </style:style>
    <style:style style:name="Contents_20_7" style:display-name="Contents 7" style:family="paragraph" style:parent-style-name="Index" style:class="index">
      <style:paragraph-properties fo:margin-left="0cm" fo:margin-right="0cm" fo:text-indent="0cm" style:auto-text-indent="false">
        <style:tab-stops>
          <style:tab-stop style:position="22.703cm" style:type="right" style:leader-style="dotted" style:leader-text="."/>
        </style:tab-stops>
      </style:paragraph-properties>
    </style:style>
    <style:style style:name="Contents_20_8" style:display-name="Contents 8" style:family="paragraph" style:parent-style-name="Index" style:class="index">
      <style:paragraph-properties fo:margin-left="0.49cm" fo:margin-right="0cm" fo:text-indent="0cm" style:auto-text-indent="false">
        <style:tab-stops>
          <style:tab-stop style:position="22.204cm" style:type="right" style:leader-style="dotted" style:leader-text="."/>
        </style:tab-stops>
      </style:paragraph-properties>
    </style:style>
    <style:style style:name="Contents_20_9" style:display-name="Contents 9" style:family="paragraph" style:parent-style-name="Index" style:class="index">
      <style:paragraph-properties fo:margin-left="0cm" fo:margin-right="0cm" fo:text-indent="0cm" style:auto-text-indent="false">
        <style:tab-stops>
          <style:tab-stop style:position="21.705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text-indent="0cm" style:auto-text-indent="false">
        <style:tab-stops>
          <style:tab-stop style:position="21.2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8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text-properties style:font-name="Bitstream Vera Sans1" fo:font-style="italic"/>
    </style:style>
    <style:style style:name="Preformatted_20_Text" style:display-name="Preformatted Text" style:family="paragraph" style:parent-style-name="Standard" style:class="html" style:master-page-name="">
      <style:paragraph-properties fo:margin-top="0.3cm" fo:margin-bottom="0.3cm" fo:line-height="120%" fo:background-color="#e6e6ff" fo:padding="0.199cm" fo:border="0.002cm solid #e6e6ff">
        <style:tab-stops/>
        <style:background-image/>
      </style:paragraph-properties>
      <style:text-properties style:font-name="Courier New" fo:font-size="11pt" fo:language="none" fo:country="none" style:font-name-asian="Cumberland" style:font-size-asian="10pt" style:font-name-complex="Cumberland" style:font-size-complex="10pt"/>
    </style:style>
    <style:style style:name="Appendix_20_Title" style:display-name="Appendix Title" style:family="paragraph" style:parent-style-name="Section_20_Title" style:next-style-name="Text_20_body" style:auto-update="true">
      <style:paragraph-properties fo:text-align="center" style:justify-single-word="false"/>
      <style:text-properties style:font-name="Bitstream Vera Sans" fo:font-size="20pt" fo:font-weight="bold"/>
    </style:style>
    <style:style style:name="Section_20_Title" style:display-name="Section Title" style:family="paragraph" style:parent-style-name="Heading" style:next-style-name="Text_20_body">
      <style:paragraph-properties fo:text-align="center" style:justify-single-word="false" fo:padding="0.049cm" fo:border-left="none" fo:border-right="none" fo:border-top="none" fo:border-bottom="0.088cm solid #ff6633"/>
      <style:text-properties fo:color="#ff6633" fo:font-size="18pt" fo:font-weight="bold"/>
    </style:style>
    <style:style style:name="Bordereau_5f_titre" style:display-name="Bordereau_titre" style:family="paragraph" style:parent-style-name="Bordereau" style:next-style-name="Text_20_body">
      <style:paragraph-properties fo:background-color="#fdb101" fo:padding="0.051cm" fo:border="0.002cm solid #000000">
        <style:background-image/>
      </style:paragraph-properties>
      <style:text-properties fo:font-weight="bold"/>
    </style:style>
    <style:style style:name="bordereau_5f_Para" style:display-name="bordereau_Para" style:family="paragraph" style:parent-style-name="Bordereau" style:master-page-name="">
      <style:paragraph-properties fo:line-height="100%"/>
      <style:text-properties fo:language="en" fo:country="US"/>
    </style:style>
    <style:style style:name="Preface_20_Title" style:display-name="Preface Title" style:family="paragraph" style:parent-style-name="Section_20_Title" style:next-style-name="Text_20_body"/>
    <style:style style:name="Bordereau" style:family="paragraph" style:parent-style-name="Standard">
      <style:paragraph-properties fo:background-color="transparent">
        <style:background-image/>
      </style:paragraph-properties>
    </style:style>
    <style:style style:name="Glossary_20_Term" style:display-name="Glossary Term" style:family="paragraph" style:parent-style-name="Glossaire" style:next-style-name="Glossary_20_Definition">
      <style:paragraph-properties fo:margin-top="0.499cm" fo:margin-bottom="0cm" fo:background-color="#ffcc99">
        <style:background-image/>
      </style:paragraph-properties>
      <style:text-properties fo:font-weight="bold"/>
    </style:style>
    <style:style style:name="Glossary_20_Definition" style:display-name="Glossary Definition" style:family="paragraph" style:parent-style-name="Glossaire" style:next-style-name="Glossary_20_Term">
      <style:paragraph-properties fo:background-color="#ffffcc">
        <style:background-image/>
      </style:paragraph-properties>
    </style:style>
    <style:style style:name="Glossaire" style:family="paragraph" style:parent-style-name="Standard"/>
    <style:style style:name="Glossary_20_Title" style:display-name="Glossary Title" style:family="paragraph" style:parent-style-name="Section_20_Title" style:next-style-name="Text_20_body"/>
    <style:style style:name="Preface_20_Title_20_TOC" style:display-name="Preface Title TOC" style:family="paragraph" style:parent-style-name="Section_20_Title" style:next-style-name="Text_20_body"/>
    <style:style style:name="Champ_20_Titre" style:display-name="Champ Titre" style:family="paragraph" style:parent-style-name="Standard">
      <style:paragraph-properties fo:text-align="center" style:justify-single-word="false"/>
      <style:text-properties fo:font-size="16pt"/>
    </style:style>
    <style:style style:name="Champ_20_Titre_20_Date" style:display-name="Champ Titre Date" style:family="paragraph" style:parent-style-name="Standard">
      <style:paragraph-properties fo:text-align="center" style:justify-single-word="false"/>
      <style:text-properties fo:font-style="italic"/>
    </style:style>
    <style:style style:name="Annexe_20_Titre_20_1" style:display-name="Annexe Titre 1" style:family="paragraph" style:parent-style-name="Heading_20_1" style:next-style-name="Text_20_body" style:list-style-name="Numbering_20_1" style:class="text">
      <style:paragraph-properties text:number-lines="true" text:line-number="1"/>
      <style:text-properties fo:font-size="14pt"/>
    </style:style>
    <style:style style:name="Annexe_20_Titre_20_2" style:display-name="Annexe Titre 2" style:family="paragraph" style:parent-style-name="Heading_20_2" style:next-style-name="Text_20_body" style:list-style-name="Numbering_20_1" style:class="text">
      <style:paragraph-properties text:number-lines="false" text:line-number="0">
        <style:tab-stops/>
      </style:paragraph-properties>
      <style:text-properties fo:font-size="12pt"/>
    </style:style>
    <style:style style:name="Annexe_20_Titre_20_3" style:display-name="Annexe Titre 3" style:family="paragraph" style:parent-style-name="Heading_20_3" style:next-style-name="Text_20_body" style:list-style-name="Numbering_20_1" style:class="text">
      <style:paragraph-properties text:number-lines="true" text:line-number="1"/>
      <style:text-properties fo:font-size="12pt"/>
    </style:style>
    <style:style style:name="Annexe_20_Titre_20_4" style:display-name="Annexe Titre 4" style:family="paragraph" style:parent-style-name="Heading_20_4" style:next-style-name="Text_20_body" style:list-style-name="Numbering_20_1">
      <style:text-properties fo:font-size="12pt"/>
    </style:style>
    <style:style style:name="Annexe_20_Titre_20_5" style:display-name="Annexe Titre 5" style:family="paragraph" style:parent-style-name="Heading_20_5" style:next-style-name="Text_20_body" style:list-style-name="Numbering_20_1">
      <style:text-properties fo:font-size="12pt"/>
    </style:style>
    <style:style style:name="ProgramListing" style:family="paragraph" style:parent-style-name="Preformatted_20_Text" style:next-style-name="Table" style:master-page-name="">
      <style:paragraph-properties fo:margin-top="0cm" fo:margin-bottom="0cm" fo:line-height="100%" fo:text-align="start" style:justify-single-word="false"/>
      <style:text-properties fo:font-size="9pt"/>
    </style:style>
    <style:style style:name="Remarque" style:family="paragraph" style:parent-style-name="Standard">
      <style:paragraph-properties fo:margin-left="1cm" fo:margin-right="0cm" fo:text-indent="0cm" style:auto-text-indent="false"/>
      <style:text-properties fo:font-style="italic"/>
    </style:style>
    <style:style style:name="Pubdate" style:family="paragraph" style:parent-style-name="Standard" style:next-style-name="Standard" style:class="text">
      <style:paragraph-properties fo:text-align="center" style:justify-single-word="false"/>
      <style:text-properties fo:font-style="italic"/>
    </style:style>
    <style:style style:name="Note" style:family="paragraph" style:parent-style-name="Standard" style:next-style-name="Standard" style:master-page-name="">
      <style:paragraph-properties fo:margin-left="2.032cm" fo:margin-right="0.508cm" fo:margin-top="0cm" fo:margin-bottom="0.254cm" fo:text-indent="0cm" style:auto-text-indent="false" fo:background-color="#ccccff" fo:padding="0.254cm" fo:border="0.002cm solid #808080">
        <style:background-image/>
      </style:paragraph-properties>
      <style:text-properties style:use-window-font-color="true" style:font-name="Arial" fo:font-size="10pt" fo:font-weight="bold"/>
    </style:style>
    <style:style style:name="Tip" style:family="paragraph" style:parent-style-name="Note">
      <style:paragraph-properties fo:background-color="#ffff99" fo:padding="0.254cm" fo:border="0.002cm solid #808080">
        <style:background-image/>
      </style:paragraph-properties>
    </style:style>
    <style:style style:name="Caution" style:family="paragraph" style:parent-style-name="Note">
      <style:paragraph-properties fo:background-color="#ff9966" fo:padding="0.254cm" fo:border="0.002cm solid #808080">
        <style:background-image/>
      </style:paragraph-properties>
      <style:text-properties fo:color="#000000" style:font-name="Nimbus Sans L"/>
    </style:style>
    <style:style style:name="Warning" style:family="paragraph" style:parent-style-name="Note">
      <style:paragraph-properties fo:background-color="#800000" fo:padding="0.254cm" fo:border="0.002cm solid #808080">
        <style:background-image/>
      </style:paragraph-properties>
      <style:text-properties fo:color="#ffff00" style:font-name="Nimbus Sans L"/>
    </style:style>
    <style:style style:name="Abstract_20_Title" style:display-name="Abstract Title" style:family="paragraph" style:parent-style-name="Standard" style:next-style-name="Abstract">
      <style:paragraph-properties fo:margin-left="3.048cm" fo:margin-right="3.048cm" fo:margin-top="1.693cm" fo:margin-bottom="0.423cm" fo:text-align="center" style:justify-single-word="false" fo:text-indent="0cm" style:auto-text-indent="false" fo:padding-left="0cm" fo:padding-right="0cm" fo:padding-top="0.106cm" fo:padding-bottom="0.106cm" fo:border-left="none" fo:border-right="none" fo:border-top="0.002cm solid #000080" fo:border-bottom="none"/>
      <style:text-properties fo:color="#000080" style:font-name="Arial1" fo:font-size="15.5pt" fo:font-weight="bold" style:letter-kerning="true" style:font-size-asian="15.5pt" style:font-weight-asian="bold"/>
    </style:style>
    <style:style style:name="Abstract" style:family="paragraph" style:parent-style-name="Standard">
      <style:paragraph-properties fo:margin-left="3.048cm" fo:margin-right="3.048cm" fo:text-align="justify" style:justify-single-word="false" fo:text-indent="0cm" style:auto-text-indent="false" fo:padding="0.051cm" fo:border-left="none" fo:border-right="none" fo:border-top="none" fo:border-bottom="0.002cm solid #000080"/>
      <style:text-properties fo:font-style="normal"/>
    </style:style>
    <style:style style:name="Important" style:family="paragraph" style:parent-style-name="Note">
      <style:paragraph-properties fo:background-color="#ccffff" fo:padding="0.254cm" fo:border="0.002cm solid #808080">
        <style:background-image/>
      </style:paragraph-properties>
      <style:text-properties fo:color="#000000"/>
    </style:style>
    <style:style style:name="packedNormal" style:family="paragraph" style:parent-style-name="Standard">
      <style:paragraph-properties fo:margin-top="0cm" fo:margin-bottom="0cm"/>
    </style:style>
    <style:style style:name="Remark" style:family="paragraph" style:parent-style-name="Note">
      <style:paragraph-properties fo:background-color="#ffffff" fo:padding="0.254cm" fo:border="0.002cm solid #c0c0c0">
        <style:background-image/>
      </style:paragraph-properties>
      <style:text-properties fo:color="#808080"/>
    </style:style>
    <style:style style:name="Figure" style:family="paragraph" style:parent-style-name="Caption" style:list-style-name="figure">
      <style:paragraph-properties fo:text-align="end" style:justify-single-word="false"/>
      <style:text-properties style:font-name="arial" fo:font-weight="bold"/>
    </style:style>
    <style:style style:name="Author" style:family="paragraph" style:parent-style-name="Standard" style:next-style-name="Address">
      <style:paragraph-properties fo:margin-left="1cm" fo:margin-right="0cm" fo:text-indent="0cm" style:auto-text-indent="false"/>
      <style:text-properties style:font-name="Nimbus Sans L" fo:font-weight="bold" style:font-weight-asian="bold"/>
    </style:style>
    <style:style style:name="Address" style:family="paragraph" style:parent-style-name="Standard"/>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style:font-name="Bitstream Vera Sans1" fo:font-style="italic" fo:font-weight="normal" style:font-style-asian="italic" style:font-style-complex="italic"/>
    </style:style>
    <style:style style:name="Citation" style:family="text">
      <style:text-properties style:font-name="Bitstream Vera Sans1" fo:font-style="italic" style:font-style-asian="italic" style:font-style-complex="italic"/>
    </style:style>
    <style:style style:name="Strong_20_Emphasis" style:display-name="Strong Emphasis" style:family="text">
      <style:text-properties style:use-window-font-color="true" style:font-name="Bitstream Vera Serif1"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Definition" style:family="text"/>
    <style:style style:name="WW8Num7z0" style:family="text">
      <style:text-properties style:font-name="Symbol"/>
    </style:style>
    <style:style style:name="WW8Num7z1" style:family="text">
      <style:text-properties style:font-name="Courier New2" style:font-name-complex="Courier New2"/>
    </style:style>
    <style:style style:name="WW8Num7z2" style:family="text">
      <style:text-properties style:font-name="Wingdings"/>
    </style:style>
    <style:style style:name="Firstname" style:family="text"/>
    <style:style style:name="Surname" style:family="text"/>
    <style:style style:name="Literal" style:family="text">
      <style:text-properties style:font-name="Courier New3" fo:font-size="11pt" fo:font-style="normal" style:text-underline-style="dotted" style:text-underline-width="auto" style:text-underline-color="font-color" fo:font-weight="normal" style:font-style-asian="italic" style:font-weight-asian="bold" style:font-weight-complex="bold" style:font-relief="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Photo" style:family="graphic" style:parent-style-name="Graphics" style:auto-update="true">
      <style:graphic-properties fo:background-color="#ff00ff" style:background-transparency="0%">
        <style:background-image/>
      </style:graphic-properties>
    </style:style>
    <style:style style:name="Carte" style:family="graphic" style:parent-style-name="Graphics" style:auto-update="true">
      <style:graphic-properties fo:background-color="#00ff00" style:background-transparency="0%">
        <style:background-image/>
      </style:graphic-properties>
    </style:style>
    <style:style style:name="Plan" style:family="graphic" style:parent-style-name="Graphics" style:auto-update="true">
      <style:graphic-properties fo:background-color="#ffff00" style:background-transparency="0%">
        <style:background-image/>
      </style:graphic-properties>
    </style:style>
    <style:style style:name="Graphique" style:family="graphic" style:parent-style-name="Graphics" style:auto-update="true">
      <style:graphic-properties fo:background-color="#00ffff" style:background-transparency="0%">
        <style:background-image/>
      </style:graphic-properties>
    </style:style>
    <style:style style:name="Illustration" style:family="graphic" style:parent-style-name="Graphics" style:auto-update="true">
      <style:graphic-properties fo:background-color="#ffcc99" style:background-transparency="0%">
        <style:background-image/>
      </style:graphic-properties>
    </style:style>
    <style:style style:name="Transmission_20_Letter" style:display-name="Transmission Letter" style:family="graphic" style:parent-style-name="Graphics"/>
    <text:outline-style>
      <text:outline-level-style text:level="1" style:num-suffix=" " style:num-format="1">
        <style:list-level-properties text:space-before="0.199cm" text:min-label-width="0.45cm" text:min-label-distance="0.3cm"/>
      </text:outline-level-style>
      <text:outline-level-style text:level="2" style:num-suffix=" " style:num-format="1" text:display-levels="2">
        <style:list-level-properties text:space-before="0.398cm" text:min-label-width="0.45cm" text:min-label-distance="0.3cm"/>
      </text:outline-level-style>
      <text:outline-level-style text:level="3" style:num-suffix=" " style:num-format="1" text:display-levels="3">
        <style:list-level-properties text:space-before="0.598cm" text:min-label-width="0.45cm" text:min-label-distance="0.3cm"/>
      </text:outline-level-style>
      <text:outline-level-style text:level="4" style:num-suffix=" " style:num-format="1" text:display-levels="4">
        <style:list-level-properties text:space-before="0.797cm" text:min-label-width="0.45cm" text:min-label-distance="0.3cm"/>
      </text:outline-level-style>
      <text:outline-level-style text:level="5" style:num-suffix=" " style:num-format="1" text:display-levels="5">
        <style:list-level-properties text:space-before="0.996cm" text:min-label-width="0.45cm" text:min-label-distance="0.3cm"/>
      </text:outline-level-style>
      <text:outline-level-style text:level="6" style:num-suffix=" " style:num-format="1" text:display-levels="6">
        <style:list-level-properties text:space-before="1.196cm" text:min-label-width="0.45cm" text:min-label-distance="0.3cm"/>
      </text:outline-level-style>
      <text:outline-level-style text:level="7" style:num-suffix=" " style:num-format="1">
        <style:list-level-properties text:space-before="1.395cm"/>
      </text:outline-level-style>
      <text:outline-level-style text:level="8" style:num-suffix=" " style:num-format="1">
        <style:list-level-properties text:space-before="1.595cm"/>
      </text:outline-level-style>
      <text:outline-level-style text:level="9" style:num-suffix=" " style:num-format="1">
        <style:list-level-properties text:space-before="1.794cm"/>
      </text:outline-level-style>
      <text:outline-level-style text:level="10" style:num-suffix=" " style:num-format="1">
        <style:list-level-properties text:space-before="1.993cm" fo:text-align="center"/>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figure">
      <text:list-level-style-number text:level="1" style:num-prefix="Figure " style:num-suffix="." style:num-format="1">
        <style:list-level-properties text:min-label-width="0.499cm" text:min-label-distance="0.254cm"/>
      </text:list-level-style-number>
      <text:list-level-style-number text:level="2" style:num-prefix="Figure " style:num-suffix="." style:num-format="1">
        <style:list-level-properties text:space-before="0.501cm" text:min-label-width="0.499cm" text:min-label-distance="0.254cm"/>
      </text:list-level-style-number>
      <text:list-level-style-number text:level="3" style:num-prefix="Figure " style:num-suffix="." style:num-format="1">
        <style:list-level-properties text:space-before="1cm" text:min-label-width="0.499cm" text:min-label-distance="0.254cm"/>
      </text:list-level-style-number>
      <text:list-level-style-number text:level="4" style:num-prefix="Figure " style:num-suffix="." style:num-format="1">
        <style:list-level-properties text:space-before="1.501cm" text:min-label-width="0.499cm" text:min-label-distance="0.254cm"/>
      </text:list-level-style-number>
      <text:list-level-style-number text:level="5" style:num-prefix="Figure " style:num-suffix="." style:num-format="1">
        <style:list-level-properties text:space-before="2cm" text:min-label-width="0.499cm" text:min-label-distance="0.254cm"/>
      </text:list-level-style-number>
      <text:list-level-style-number text:level="6" style:num-prefix="Figure " style:num-suffix="." style:num-format="1">
        <style:list-level-properties text:space-before="2.501cm" text:min-label-width="0.499cm" text:min-label-distance="0.254cm"/>
      </text:list-level-style-number>
      <text:list-level-style-number text:level="7" style:num-prefix="Figure " style:num-suffix="." style:num-format="1">
        <style:list-level-properties text:space-before="3.001cm" text:min-label-width="0.499cm" text:min-label-distance="0.254cm"/>
      </text:list-level-style-number>
      <text:list-level-style-number text:level="8" style:num-prefix="Figure " style:num-suffix="." style:num-format="1">
        <style:list-level-properties text:space-before="3.502cm" text:min-label-width="0.499cm" text:min-label-distance="0.254cm"/>
      </text:list-level-style-number>
      <text:list-level-style-number text:level="9" style:num-prefix="Figure " style:num-suffix="." style:num-format="1">
        <style:list-level-properties text:space-before="4.001cm" text:min-label-width="0.499cm" text:min-label-distance="0.254cm"/>
      </text:list-level-style-number>
      <text:list-level-style-number text:level="10" style:num-prefix="Figure " style:num-suffix="." style:num-format="1">
        <style:list-level-properties text:space-before="4.502cm" text:min-label-width="0.499cm" text:min-label-distance="0.254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bibliography-configuration text:prefix="[" text:suffix="]" text:numbered-entries="true" text:sort-algorithm="alphanumeric" fo:language="fr" fo:country="FR"/>
    <text:linenumbering-configuration text:style-name="Line_20_numbering" text:number-lines="false" text:offset="0.499cm" style:num-format="1" text:number-position="left" text:increment="1"/>
  </office:styles>
  <office:automatic-styles>
    <style:page-layout style:name="pm1">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xlink:href="Pictures/1000020100000352000004B2FEE63B66.png" xlink:type="simple" xlink:actuate="onLoad" style:position="center center" style:repeat="no-repeat"/>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fo:background-color="#ffffcc"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fo:background-color="#ffffcc"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next-style-name="Standard"/>
    <style:master-page style:name="Endnote" style:page-layout-name="pm3"/>
    <style:master-page style:name="page_5f_titre" style:display-name="page_titre" style:page-layout-name="pm4"/>
    <style:master-page style:name="page_5f_bordereau" style:display-name="page_bordereau" style:page-layout-name="pm5"/>
    <style:master-page style:name="page_5f_sommaire" style:display-name="page_sommaire" style:page-layout-name="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dc:title>Kermeta language</dc:title>
    <meta:initial-creator>Didier Vojtisek</meta:initial-creator>
    <meta:creation-date>2006-01-29T15:45:18</meta:creation-date>
    <dc:date>2006-07-03T14:58:44</dc:date>
    <meta:print-date>2006-07-03T14:55:52</meta:print-date>
    <meta:keyword>Kermeta</meta:keyword>
    <meta:keyword>metamodeling</meta:keyword>
    <meta:keyword>language</meta:keyword>
    <dc:language>en-US</dc:language>
    <meta:editing-cycles>284</meta:editing-cycles>
    <meta:editing-duration>P23DT15H7M11S</meta:editing-duration>
    <meta:user-defined meta:name="Authors">Franck Fleurey, Zoé Drey, Didier Vojtisek</meta:user-defined>
    <meta:user-defined meta:name="Corporate 1">INRIA</meta:user-defined>
    <meta:user-defined meta:name="Info 3"/>
    <meta:user-defined meta:name="Info 4"/>
    <meta:document-statistic meta:table-count="8" meta:image-count="9" meta:object-count="0" meta:page-count="26" meta:paragraph-count="446" meta:word-count="4308" meta:character-count="27024"/>
  </office:meta>
</office:document-meta>
</file>